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Tahoma" svg:font-family="Tahom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5pt"/>
    </style:style>
    <style:style style:name="co2" style:family="table-column">
      <style:table-column-properties fo:break-before="auto" style:column-width="167.41pt"/>
    </style:style>
    <style:style style:name="co3" style:family="table-column">
      <style:table-column-properties fo:break-before="auto" style:column-width="38.21pt"/>
    </style:style>
    <style:style style:name="co4" style:family="table-column">
      <style:table-column-properties fo:break-before="auto" style:column-width="48.61pt"/>
    </style:style>
    <style:style style:name="co5" style:family="table-column">
      <style:table-column-properties fo:break-before="auto" style:column-width="42.41pt"/>
    </style:style>
    <style:style style:name="co6" style:family="table-column">
      <style:table-column-properties fo:break-before="auto" style:column-width="261.84pt"/>
    </style:style>
    <style:style style:name="co7" style:family="table-column">
      <style:table-column-properties fo:break-before="auto" style:column-width="252.11pt"/>
    </style:style>
    <style:style style:name="co8" style:family="table-column">
      <style:table-column-properties fo:break-before="auto" style:column-width="232.64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267.39pt"/>
    </style:style>
    <style:style style:name="co11" style:family="table-column">
      <style:table-column-properties fo:break-before="auto" style:column-width="214.61pt"/>
    </style:style>
    <style:style style:name="co12" style:family="table-column">
      <style:table-column-properties fo:break-before="auto" style:column-width="75pt"/>
    </style:style>
    <style:style style:name="co13" style:family="table-column">
      <style:table-column-properties fo:break-before="auto" style:column-width="249.36pt"/>
    </style:style>
    <style:style style:name="co14" style:family="table-column">
      <style:table-column-properties fo:break-before="auto" style:column-width="99.35pt"/>
    </style:style>
    <style:style style:name="co15" style:family="table-column">
      <style:table-column-properties fo:break-before="auto" style:column-width="77.1pt"/>
    </style:style>
    <style:style style:name="co16" style:family="table-column">
      <style:table-column-properties fo:break-before="auto" style:column-width="241.71pt"/>
    </style:style>
    <style:style style:name="co17" style:family="table-column">
      <style:table-column-properties fo:break-before="auto" style:column-width="123.59pt"/>
    </style:style>
    <style:style style:name="co18" style:family="table-column">
      <style:table-column-properties fo:break-before="auto" style:column-width="105.56pt"/>
    </style:style>
    <style:style style:name="co19" style:family="table-column">
      <style:table-column-properties fo:break-before="auto" style:column-width="63.89pt"/>
    </style:style>
    <style:style style:name="co20" style:family="table-column">
      <style:table-column-properties fo:break-before="auto" style:column-width="72.2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23__23__23__23_">
      <style:table-properties table:display="true" style:writing-mode="lr-tb"/>
    </style:style>
    <style:style style:name="ta2" style:family="table" style:master-page-name="PageStyle_5f_105_20_Z.S">
      <style:table-properties table:display="true" style:writing-mode="lr-tb"/>
    </style:style>
    <style:style style:name="ta3" style:family="table" style:master-page-name="PageStyle_5f_103_20_Z.S">
      <style:table-properties table:display="true" style:writing-mode="lr-tb"/>
    </style:style>
    <style:style style:name="ta4" style:family="table" style:master-page-name="PageStyle_5f_98_20_Z.S">
      <style:table-properties table:display="true" style:writing-mode="lr-tb"/>
    </style:style>
    <style:style style:name="ta5" style:family="table" style:master-page-name="PageStyle_5f_78_20_Z.S_20_">
      <style:table-properties table:display="true" style:writing-mode="lr-tb"/>
    </style:style>
    <style:style style:name="ta6" style:family="table" style:master-page-name="PageStyle_5f_15_20_Z.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b7b7b7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275&quot;;&quot;189&quot;;&quot;208&quot;;&quot;15&quot;;&quot;98&quot;;&quot;137&quot;;&quot;234&quot;;&quot;103&quot;;&quot;105&quot;;&quot;78&quot;;&quot;271&quot;;&quot;24&quot;)" table:allow-empty-cell="true" table:display-list="unsorted" table:base-cell-address="'####'.C2">
          <table:help-message table:display="true">
            <text:p>Haz clic e introduce un valor de la lista de elementos</text:p>
          </table:help-message>
          <table:error-message table:message-type="stop" table:display="true"/>
        </table:content-validation>
        <table:content-validation table:name="val2" table:condition="of:cell-content-is-in-list(&quot;MAT&quot;;&quot;VESP&quot;)" table:allow-empty-cell="true" table:display-list="unsorted" table:base-cell-address="'####'.D2">
          <table:help-message table:display="true">
            <text:p>SELECCIONA UN TURNO VALIDO</text:p>
          </table:help-message>
          <table:error-message table:message-type="stop" table:display="true"/>
        </table:content-validation>
        <table:content-validation table:name="val3" table:condition="of:cell-content-is-in-list(&quot;A&quot;;&quot;B&quot;;&quot;C&quot;;&quot;D&quot;;&quot;E&quot;;&quot;F&quot;;&quot;G&quot;;&quot;H&quot;;&quot;I&quot;;&quot;J&quot;;&quot;K&quot;;&quot;L&quot;;&quot;M&quot;;&quot;N&quot;;&quot;O&quot;;&quot;P&quot;;&quot;Q&quot;;&quot;R&quot;)" table:allow-empty-cell="true" table:display-list="unsorted" table:base-cell-address="'####'.E2">
          <table:help-message table:display="true">
            <text:p>solamente los grupos de la lista debe seleccionar</text:p>
          </table:help-message>
          <table:error-message table:message-type="stop" table:display="true"/>
        </table:content-validation>
        <table:content-validation table:name="val4" table:condition="of:cell-content-is-in-list(&quot;Administración de Recursos Humanos&quot;;&quot;Ciencia de Datos e Información&quot;;&quot;Construcción&quot;;&quot;Contabilidad&quot;;&quot;Electricidad&quot;;&quot;Electrónica&quot;;&quot;Enfermería General&quot;;&quot;Laboratorista Clínico&quot;;&quot;Laboratorista Químico&quot;;&quot;Logística&quot;;&quot;Mantenimiento Automotriz&quot;;&quot;Mantenimiento Industrial&quot;;&quot;Mecánica Industrial&quot;;&quot;Mecatrónica&quot;;&quot;Medios de Comunicación&quot;;&quot;Preparación de Alimentos Y Bebidas&quot;;&quot;Programación&quot;;&quot;Secretariado Ejecutivo Bilingüe&quot;;&quot;Servicios de Hospedaje&quot;;&quot;Soporte y Mantenimiento de Equipos de Cómputo&quot;;&quot;Transformación de Plásticos&quot;;&quot;Trabajo Social&quot;;&quot;Puericultura&quot;)" table:allow-empty-cell="true" table:display-list="unsorted" table:base-cell-address="'####'.G2">
          <table:help-message table:display="true">
            <text:p>Haz clic e introduce un valor de la lista de elementos</text:p>
          </table:help-message>
          <table:error-message table:message-type="stop" table:display="true"/>
        </table:content-validation>
        <table:content-validation table:name="val5" table:condition="of:cell-content-is-in-list(&quot;275&quot;;&quot;189&quot;;&quot;208&quot;;&quot;15&quot;;&quot;98&quot;;&quot;137&quot;;&quot;234&quot;;&quot;103&quot;;&quot;105&quot;;&quot;78&quot;;&quot;271&quot;;&quot;24&quot;)" table:allow-empty-cell="true" table:display-list="unsorted" table:base-cell-address="'105 Z.S'.C2">
          <table:help-message table:display="true">
            <text:p>Haz clic e introduce un valor de la lista de elementos</text:p>
          </table:help-message>
          <table:error-message table:message-type="stop" table:display="true"/>
        </table:content-validation>
        <table:content-validation table:name="val6" table:condition="of:cell-content-is-in-list(&quot;MAT&quot;;&quot;VESP&quot;)" table:allow-empty-cell="true" table:display-list="unsorted" table:base-cell-address="'105 Z.S'.D2">
          <table:help-message table:display="true">
            <text:p>SELECCIONA UN TURNO VALIDO</text:p>
          </table:help-message>
          <table:error-message table:message-type="stop" table:display="true"/>
        </table:content-validation>
        <table:content-validation table:name="val7" table:condition="of:cell-content-is-in-list(&quot;A&quot;;&quot;B&quot;;&quot;C&quot;;&quot;D&quot;;&quot;E&quot;;&quot;F&quot;;&quot;G&quot;;&quot;H&quot;;&quot;I&quot;;&quot;J&quot;;&quot;K&quot;;&quot;L&quot;;&quot;M&quot;;&quot;N&quot;;&quot;O&quot;;&quot;P&quot;;&quot;Q&quot;;&quot;R&quot;)" table:allow-empty-cell="true" table:display-list="unsorted" table:base-cell-address="'105 Z.S'.E2">
          <table:help-message table:display="true">
            <text:p>solamente los grupos de la lista debe seleccionar</text:p>
          </table:help-message>
          <table:error-message table:message-type="stop" table:display="true"/>
        </table:content-validation>
        <table:content-validation table:name="val8" table:condition="of:cell-content-is-in-list(&quot;Administración de Recursos Humanos&quot;;&quot;Ciencia de Datos e Información&quot;;&quot;Construcción&quot;;&quot;Contabilidad&quot;;&quot;Electricidad&quot;;&quot;Electrónica&quot;;&quot;Enfermería General&quot;;&quot;Laboratorista Clínico&quot;;&quot;Laboratorista Químico&quot;;&quot;Logística&quot;;&quot;Mantenimiento Automotriz&quot;;&quot;Mantenimiento Industrial&quot;;&quot;Mecánica Industrial&quot;;&quot;Mecatrónica&quot;;&quot;Medios de Comunicación&quot;;&quot;Preparación de Alimentos Y Bebidas&quot;;&quot;Programación&quot;;&quot;Secretariado Ejecutivo Bilingüe&quot;;&quot;Servicios de Hospedaje&quot;;&quot;Soporte y Mantenimiento de Equipos de Cómputo&quot;;&quot;Transformación de Plásticos&quot;;&quot;Trabajo Social&quot;;&quot;Puericultura&quot;)" table:allow-empty-cell="true" table:display-list="unsorted" table:base-cell-address="'105 Z.S'.G2">
          <table:help-message table:display="true">
            <text:p>Haz clic e introduce un valor de la lista de elementos</text:p>
          </table:help-message>
          <table:error-message table:message-type="stop" table:display="true"/>
        </table:content-validation>
        <table:content-validation table:name="val9" table:condition="of:cell-content-is-in-list(&quot;275&quot;;&quot;189&quot;;&quot;208&quot;;&quot;15&quot;;&quot;98&quot;;&quot;137&quot;;&quot;234&quot;;&quot;103&quot;;&quot;105&quot;;&quot;78&quot;;&quot;271&quot;;&quot;24&quot;)" table:allow-empty-cell="true" table:display-list="unsorted" table:base-cell-address="'103 Z.S'.C2">
          <table:help-message table:display="true">
            <text:p>Haz clic e introduce un valor de la lista de elementos</text:p>
          </table:help-message>
          <table:error-message table:message-type="stop" table:display="true"/>
        </table:content-validation>
        <table:content-validation table:name="val10" table:condition="of:cell-content-is-in-list(&quot;MAT&quot;;&quot;VESP&quot;)" table:allow-empty-cell="true" table:display-list="unsorted" table:base-cell-address="'103 Z.S'.D2">
          <table:help-message table:display="true">
            <text:p>SELECCIONA UN TURNO VALIDO</text:p>
          </table:help-message>
          <table:error-message table:message-type="stop" table:display="true"/>
        </table:content-validation>
        <table:content-validation table:name="val11" table:condition="of:cell-content-is-in-list(&quot;A&quot;;&quot;B&quot;;&quot;C&quot;;&quot;D&quot;;&quot;E&quot;;&quot;F&quot;;&quot;G&quot;;&quot;H&quot;;&quot;I&quot;;&quot;J&quot;;&quot;K&quot;;&quot;L&quot;;&quot;M&quot;;&quot;N&quot;;&quot;O&quot;;&quot;P&quot;;&quot;Q&quot;;&quot;R&quot;)" table:allow-empty-cell="true" table:display-list="unsorted" table:base-cell-address="'103 Z.S'.E2">
          <table:help-message table:display="true">
            <text:p>solamente los grupos de la lista debe seleccionar</text:p>
          </table:help-message>
          <table:error-message table:message-type="stop" table:display="true"/>
        </table:content-validation>
        <table:content-validation table:name="val12" table:condition="of:cell-content-is-in-list(&quot;Administración de Recursos Humanos&quot;;&quot;Ciencia de Datos e Información&quot;;&quot;Construcción&quot;;&quot;Contabilidad&quot;;&quot;Electricidad&quot;;&quot;Electrónica&quot;;&quot;Enfermería General&quot;;&quot;Laboratorista Clínico&quot;;&quot;Laboratorista Químico&quot;;&quot;Logística&quot;;&quot;Mantenimiento Automotriz&quot;;&quot;Mantenimiento Industrial&quot;;&quot;Mecánica Industrial&quot;;&quot;Mecatrónica&quot;;&quot;Medios de Comunicación&quot;;&quot;Preparación de Alimentos Y Bebidas&quot;;&quot;Programación&quot;;&quot;Secretariado Ejecutivo Bilingüe&quot;;&quot;Servicios de Hospedaje&quot;;&quot;Soporte y Mantenimiento de Equipos de Cómputo&quot;;&quot;Transformación de Plásticos&quot;;&quot;Trabajo Social&quot;;&quot;Puericultura&quot;)" table:allow-empty-cell="true" table:display-list="unsorted" table:base-cell-address="'103 Z.S'.G2">
          <table:help-message table:display="true">
            <text:p>Haz clic e introduce un valor de la lista de elementos</text:p>
          </table:help-message>
          <table:error-message table:message-type="stop" table:display="true"/>
        </table:content-validation>
        <table:content-validation table:name="val13" table:condition="of:cell-content-is-in-list(&quot;275&quot;;&quot;189&quot;;&quot;208&quot;;&quot;15&quot;;&quot;98&quot;;&quot;137&quot;;&quot;234&quot;;&quot;103&quot;;&quot;105&quot;;&quot;78&quot;;&quot;271&quot;;&quot;24&quot;)" table:allow-empty-cell="true" table:display-list="unsorted" table:base-cell-address="'98 Z.S'.C2">
          <table:help-message table:display="true">
            <text:p>Haz clic e introduce un valor de la lista de elementos</text:p>
          </table:help-message>
          <table:error-message table:message-type="stop" table:display="true"/>
        </table:content-validation>
        <table:content-validation table:name="val14" table:condition="of:cell-content-is-in-list(&quot;MAT&quot;;&quot;VESP&quot;)" table:allow-empty-cell="true" table:display-list="unsorted" table:base-cell-address="'98 Z.S'.D2">
          <table:help-message table:display="true">
            <text:p>SELECCIONA UN TURNO VALIDO</text:p>
          </table:help-message>
          <table:error-message table:message-type="stop" table:display="true"/>
        </table:content-validation>
        <table:content-validation table:name="val15" table:condition="of:cell-content-is-in-list(&quot;A&quot;;&quot;B&quot;;&quot;C&quot;;&quot;D&quot;;&quot;E&quot;;&quot;F&quot;;&quot;G&quot;;&quot;H&quot;;&quot;I&quot;;&quot;J&quot;;&quot;K&quot;;&quot;L&quot;;&quot;M&quot;;&quot;N&quot;;&quot;O&quot;;&quot;P&quot;;&quot;Q&quot;;&quot;R&quot;)" table:allow-empty-cell="true" table:display-list="unsorted" table:base-cell-address="'98 Z.S'.E2">
          <table:help-message table:display="true">
            <text:p>solamente los grupos de la lista debe seleccionar</text:p>
          </table:help-message>
          <table:error-message table:message-type="stop" table:display="true"/>
        </table:content-validation>
        <table:content-validation table:name="val16" table:condition="of:cell-content-is-in-list(&quot;Administración de Recursos Humanos&quot;;&quot;Ciencia de Datos e Información&quot;;&quot;Construcción&quot;;&quot;Contabilidad&quot;;&quot;Electricidad&quot;;&quot;Electrónica&quot;;&quot;Enfermería General&quot;;&quot;Laboratorista Clínico&quot;;&quot;Laboratorista Químico&quot;;&quot;Logística&quot;;&quot;Mantenimiento Automotriz&quot;;&quot;Mantenimiento Industrial&quot;;&quot;Mecánica Industrial&quot;;&quot;Mecatrónica&quot;;&quot;Medios de Comunicación&quot;;&quot;Preparación de Alimentos Y Bebidas&quot;;&quot;Programación&quot;;&quot;Secretariado Ejecutivo Bilingüe&quot;;&quot;Servicios de Hospedaje&quot;;&quot;Soporte y Mantenimiento de Equipos de Cómputo&quot;;&quot;Transformación de Plásticos&quot;;&quot;Trabajo Social&quot;;&quot;Puericultura&quot;)" table:allow-empty-cell="true" table:display-list="unsorted" table:base-cell-address="'98 Z.S'.G2">
          <table:help-message table:display="true">
            <text:p>Haz clic e introduce un valor de la lista de elementos</text:p>
          </table:help-message>
          <table:error-message table:message-type="stop" table:display="true"/>
        </table:content-validation>
        <table:content-validation table:name="val17" table:condition="of:cell-content-is-in-list(&quot;275&quot;;&quot;189&quot;;&quot;208&quot;;&quot;15&quot;;&quot;98&quot;;&quot;137&quot;;&quot;234&quot;;&quot;103&quot;;&quot;105&quot;;&quot;78&quot;;&quot;271&quot;;&quot;24&quot;)" table:allow-empty-cell="true" table:display-list="unsorted" table:base-cell-address="'78 Z.S '.C2">
          <table:help-message table:display="true">
            <text:p>Haz clic e introduce un valor de la lista de elementos</text:p>
          </table:help-message>
          <table:error-message table:message-type="stop" table:display="true"/>
        </table:content-validation>
        <table:content-validation table:name="val18" table:condition="of:cell-content-is-in-list(&quot;MAT&quot;;&quot;VESP&quot;)" table:allow-empty-cell="true" table:display-list="unsorted" table:base-cell-address="'78 Z.S '.D2">
          <table:help-message table:display="true">
            <text:p>SELECCIONA UN TURNO VALIDO</text:p>
          </table:help-message>
          <table:error-message table:message-type="stop" table:display="true"/>
        </table:content-validation>
        <table:content-validation table:name="val19" table:condition="of:cell-content-is-in-list(&quot;A&quot;;&quot;B&quot;;&quot;C&quot;;&quot;D&quot;;&quot;E&quot;;&quot;F&quot;;&quot;G&quot;;&quot;H&quot;;&quot;I&quot;;&quot;J&quot;;&quot;K&quot;;&quot;L&quot;;&quot;M&quot;;&quot;N&quot;;&quot;O&quot;;&quot;P&quot;;&quot;Q&quot;;&quot;R&quot;)" table:allow-empty-cell="true" table:display-list="unsorted" table:base-cell-address="'78 Z.S '.E2">
          <table:help-message table:display="true">
            <text:p>solamente los grupos de la lista debe seleccionar</text:p>
          </table:help-message>
          <table:error-message table:message-type="stop" table:display="true"/>
        </table:content-validation>
        <table:content-validation table:name="val20" table:condition="of:cell-content-is-in-list(&quot;Administración de Recursos Humanos&quot;;&quot;Ciencia de Datos e Información&quot;;&quot;Construcción&quot;;&quot;Contabilidad&quot;;&quot;Electricidad&quot;;&quot;Electrónica&quot;;&quot;Enfermería General&quot;;&quot;Laboratorista Clínico&quot;;&quot;Laboratorista Químico&quot;;&quot;Logística&quot;;&quot;Mantenimiento Automotriz&quot;;&quot;Mantenimiento Industrial&quot;;&quot;Mecánica Industrial&quot;;&quot;Mecatrónica&quot;;&quot;Medios de Comunicación&quot;;&quot;Preparación de Alimentos Y Bebidas&quot;;&quot;Programación&quot;;&quot;Secretariado Ejecutivo Bilingüe&quot;;&quot;Servicios de Hospedaje&quot;;&quot;Soporte y Mantenimiento de Equipos de Cómputo&quot;;&quot;Transformación de Plásticos&quot;;&quot;Trabajo Social&quot;;&quot;Puericultura&quot;)" table:allow-empty-cell="true" table:display-list="unsorted" table:base-cell-address="'78 Z.S '.G2">
          <table:help-message table:display="true">
            <text:p>Haz clic e introduce un valor de la lista de elementos</text:p>
          </table:help-message>
          <table:error-message table:message-type="stop" table:display="true"/>
        </table:content-validation>
        <table:content-validation table:name="val21" table:condition="of:cell-content-is-in-list(&quot;Administración de Recursos Humanos&quot;;&quot;Ciencia de Datos e Información&quot;;&quot;Construcción&quot;;&quot;Contabilidad&quot;;&quot;Electricidad&quot;;&quot;Electrónica&quot;;&quot;Enfermería General&quot;;&quot;Laboratorista Clínico&quot;;&quot;Laboratorista Químico&quot;;&quot;Logística&quot;;&quot;Mantenimiento Automotriz&quot;;&quot;Mantenimiento Industrial&quot;;&quot;Mecánica Industrial&quot;;&quot;Mecatrónica&quot;;&quot;Medios de Comunicación&quot;;&quot;Preparación de Alimentos Y Bebidas&quot;;&quot;Programación&quot;;&quot;Secretariado Ejecutivo Bilingüe&quot;;&quot;Servicios de Hospedaje&quot;;&quot;Soporte y Mantenimiento de Equipos de Cómputo&quot;;&quot;Transformación de Plásticos&quot;;&quot;Trabajo Social&quot;;&quot;Puericultura&quot;;&quot;Soldadura Industrial&quot;)" table:allow-empty-cell="true" table:display-list="unsorted" table:base-cell-address="'78 Z.S '.G10">
          <table:help-message table:display="true">
            <text:p>Haz clic e introduce un valor de la lista de elementos</text:p>
          </table:help-message>
          <table:error-message table:message-type="stop" table:display="true"/>
        </table:content-validation>
        <table:content-validation table:name="val22" table:condition="of:cell-content-is-in-list(&quot;275&quot;;&quot;189&quot;;&quot;208&quot;;&quot;15&quot;;&quot;98&quot;;&quot;137&quot;;&quot;234&quot;;&quot;103&quot;;&quot;105&quot;;&quot;78&quot;;&quot;271&quot;;&quot;24&quot;)" table:allow-empty-cell="true" table:display-list="unsorted" table:base-cell-address="'15 Z.S'.C2">
          <table:help-message table:display="true">
            <text:p>Haz clic e introduce un valor de la lista de elementos</text:p>
          </table:help-message>
          <table:error-message table:message-type="stop" table:display="true"/>
        </table:content-validation>
        <table:content-validation table:name="val23" table:condition="of:cell-content-is-in-list(&quot;MAT&quot;;&quot;VESP&quot;)" table:allow-empty-cell="true" table:display-list="unsorted" table:base-cell-address="'15 Z.S'.D2">
          <table:help-message table:display="true">
            <text:p>SELECCIONA UN TURNO VALIDO</text:p>
          </table:help-message>
          <table:error-message table:message-type="stop" table:display="true"/>
        </table:content-validation>
        <table:content-validation table:name="val24" table:condition="of:cell-content-is-in-list(&quot;A&quot;;&quot;B&quot;;&quot;C&quot;;&quot;D&quot;;&quot;E&quot;;&quot;F&quot;;&quot;G&quot;;&quot;H&quot;;&quot;I&quot;;&quot;J&quot;;&quot;K&quot;;&quot;L&quot;;&quot;M&quot;;&quot;N&quot;;&quot;O&quot;;&quot;P&quot;;&quot;Q&quot;;&quot;R&quot;)" table:allow-empty-cell="true" table:display-list="unsorted" table:base-cell-address="'15 Z.S'.E2">
          <table:help-message table:display="true">
            <text:p>solamente los grupos de la lista debe seleccionar</text:p>
          </table:help-message>
          <table:error-message table:message-type="stop" table:display="true"/>
        </table:content-validation>
        <table:content-validation table:name="val25" table:condition="of:cell-content-is-in-list(&quot;Administración de Recursos Humanos&quot;;&quot;Ciencia de Datos e Información&quot;;&quot;Construcción&quot;;&quot;Contabilidad&quot;;&quot;Electricidad&quot;;&quot;Electrónica&quot;;&quot;Enfermería General&quot;;&quot;Laboratorista Clínico&quot;;&quot;Laboratorista Químico&quot;;&quot;Logística&quot;;&quot;Mantenimiento Automotriz&quot;;&quot;Mantenimiento Industrial&quot;;&quot;Mecánica Industrial&quot;;&quot;Mecatrónica&quot;;&quot;Medios de Comunicación&quot;;&quot;Preparación de Alimentos Y Bebidas&quot;;&quot;Programación&quot;;&quot;Secretariado Ejecutivo Bilingüe&quot;;&quot;Servicios de Hospedaje&quot;;&quot;Soporte y Mantenimiento de Equipos de Cómputo&quot;;&quot;Transformación de Plásticos&quot;;&quot;Trabajo Social&quot;;&quot;Puericultura&quot;)" table:allow-empty-cell="true" table:display-list="unsorted" table:base-cell-address="'15 Z.S'.G2">
          <table:help-message table:display="true">
            <text:p>Haz clic e introduce un valor de la lista de elementos</text:p>
          </table:help-message>
          <table:error-message table:message-type="stop" table:display="true"/>
        </table:content-validation>
      </table:content-validations>
      <table:table table:name="####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5" table:default-cell-style-name="Default"/>
        <table:table-column table:style-name="co11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OTOGRAFIAS</text:p>
          </table:table-cell>
          <table:table-cell table:style-name="ce5" office:value-type="string" calcext:value-type="string">
            <text:p>ESC</text:p>
          </table:table-cell>
          <table:table-cell table:style-name="ce5" office:value-type="string" calcext:value-type="string">
            <text:p>TN</text:p>
          </table:table-cell>
          <table:table-cell table:style-name="ce5" office:value-type="string" calcext:value-type="string">
            <text:p>GP</text:p>
          </table:table-cell>
          <table:table-cell table:style-name="ce1" office:value-type="string" calcext:value-type="string">
            <text:p>ab <text:s/>NO SE ESCRIBE NADA EN ESTE CAMPO</text:p>
          </table:table-cell>
          <table:table-cell table:style-name="ce1" office:value-type="string" calcext:value-type="string">
            <text:p>TECNICOS EN:</text:p>
          </table:table-cell>
          <table:table-cell table:style-name="ce1" office:value-type="string" calcext:value-type="string">
            <text:p>OBSERVACIONES</text:p>
          </table:table-cell>
          <table:table-cell/>
          <table:table-cell table:formula="of:=[.B1]&amp;&quot;_&quot;&amp;[.C1]&amp;&quot;_&quot;&amp;[.D1]&amp;&quot;_&quot;&amp;[.E1]&amp;&quot;_&quot;&amp;[.F1]&amp;&quot;_8x24&quot;" office:value-type="string" office:string-value="FOTOGRAFIAS_ESC_TN_GP_ab  NO SE ESCRIBE NADA EN ESTE CAMPO_8x24" calcext:value-type="string">
            <text:p>FOTOGRAFIAS_ESC_TN_GP_ab <text:s/>NO SE ESCRIBE NADA EN ESTE CAMPO_8x24</text:p>
          </table:table-cell>
          <table:table-cell table:number-columns-repeated="13"/>
          <table:table-cell table:style-name="ce11"/>
          <table:table-cell/>
          <table:table-cell table:style-name="ce12" office:value-type="string" calcext:value-type="string">
            <text:p>Administración de Recursos Humanos</text:p>
          </table:table-cell>
          <table:table-cell table:style-name="ce2" office:value-type="string" calcext:value-type="string">
            <text:p>RH</text:p>
          </table:table-cell>
          <table:table-cell table:number-columns-repeated="99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/>
          <table:table-cell table:content-validation-name="val1"/>
          <table:table-cell table:content-validation-name="val2"/>
          <table:table-cell table:content-validation-name="val3"/>
          <table:table-cell table:style-name="ce7" table:formula="of:=IF(ISNA(VLOOKUP([.G2];[.$Z$1:.$AA$22];2;0));&quot;&quot;;VLOOKUP([.G2];[.$Z$1:.$AA$22];2;0))">
            <text:p/>
          </table:table-cell>
          <table:table-cell table:style-name="ce8" table:content-validation-name="val4"/>
          <table:table-cell table:number-columns-repeated="16"/>
          <table:table-cell table:style-name="ce11"/>
          <table:table-cell/>
          <table:table-cell table:style-name="ce12" office:value-type="string" calcext:value-type="string">
            <text:p>Construcción</text:p>
          </table:table-cell>
          <table:table-cell table:style-name="ce2" office:value-type="string" calcext:value-type="string">
            <text:p>CONST</text:p>
          </table:table-cell>
          <table:table-cell table:number-columns-repeated="99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/>
          <table:table-cell table:content-validation-name="val1"/>
          <table:table-cell table:content-validation-name="val2"/>
          <table:table-cell table:content-validation-name="val3"/>
          <table:table-cell table:style-name="ce7" table:formula="of:=IF(ISNA(VLOOKUP([.G3];[.$Z$1:.$AA$22];2;0));&quot;&quot;;VLOOKUP([.G3];[.$Z$1:.$AA$22];2;0))">
            <text:p/>
          </table:table-cell>
          <table:table-cell table:style-name="ce8" table:content-validation-name="val4"/>
          <table:table-cell table:number-columns-repeated="16"/>
          <table:table-cell table:style-name="ce11"/>
          <table:table-cell/>
          <table:table-cell table:style-name="ce12" office:value-type="string" calcext:value-type="string">
            <text:p>Contabilidad</text:p>
          </table:table-cell>
          <table:table-cell table:style-name="ce2" office:value-type="string" calcext:value-type="string">
            <text:p>CONTA</text:p>
          </table:table-cell>
          <table:table-cell table:number-columns-repeated="99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/>
          <table:table-cell table:content-validation-name="val1"/>
          <table:table-cell table:content-validation-name="val2"/>
          <table:table-cell table:content-validation-name="val3"/>
          <table:table-cell table:style-name="ce7" table:formula="of:=IF(ISNA(VLOOKUP([.G4];[.$Z$1:.$AA$22];2;0));&quot;&quot;;VLOOKUP([.G4];[.$Z$1:.$AA$22];2;0))">
            <text:p/>
          </table:table-cell>
          <table:table-cell table:style-name="ce8" table:content-validation-name="val4"/>
          <table:table-cell table:number-columns-repeated="16"/>
          <table:table-cell table:style-name="ce11"/>
          <table:table-cell/>
          <table:table-cell table:style-name="ce12" office:value-type="string" calcext:value-type="string">
            <text:p>Electricidad</text:p>
          </table:table-cell>
          <table:table-cell table:style-name="ce2" office:value-type="string" calcext:value-type="string">
            <text:p>ELEC</text:p>
          </table:table-cell>
          <table:table-cell table:number-columns-repeated="99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/>
          <table:table-cell table:content-validation-name="val1"/>
          <table:table-cell table:content-validation-name="val2"/>
          <table:table-cell table:content-validation-name="val3"/>
          <table:table-cell table:style-name="ce7" table:formula="of:=IF(ISNA(VLOOKUP([.G5];[.$Z$1:.$AA$22];2;0));&quot;&quot;;VLOOKUP([.G5];[.$Z$1:.$AA$22];2;0))">
            <text:p/>
          </table:table-cell>
          <table:table-cell table:style-name="ce8" table:content-validation-name="val4"/>
          <table:table-cell table:number-columns-repeated="16"/>
          <table:table-cell table:style-name="ce11"/>
          <table:table-cell/>
          <table:table-cell table:style-name="ce12" office:value-type="string" calcext:value-type="string">
            <text:p>Electrónica</text:p>
          </table:table-cell>
          <table:table-cell table:style-name="ce2" office:value-type="string" calcext:value-type="string">
            <text:p>ELECTRO</text:p>
          </table:table-cell>
          <table:table-cell table:number-columns-repeated="99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/>
          <table:table-cell table:content-validation-name="val1"/>
          <table:table-cell table:content-validation-name="val2"/>
          <table:table-cell table:content-validation-name="val3"/>
          <table:table-cell table:style-name="ce7" table:formula="of:=IF(ISNA(VLOOKUP([.G6];[.$Z$1:.$AA$22];2;0));&quot;&quot;;VLOOKUP([.G6];[.$Z$1:.$AA$22];2;0))">
            <text:p/>
          </table:table-cell>
          <table:table-cell table:style-name="ce8" table:content-validation-name="val4"/>
          <table:table-cell table:number-columns-repeated="16"/>
          <table:table-cell table:style-name="ce11"/>
          <table:table-cell/>
          <table:table-cell table:style-name="ce12" office:value-type="string" calcext:value-type="string">
            <text:p>Enfermería General</text:p>
          </table:table-cell>
          <table:table-cell table:style-name="ce2" office:value-type="string" calcext:value-type="string">
            <text:p>ENFE</text:p>
          </table:table-cell>
          <table:table-cell table:number-columns-repeated="99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/>
          <table:table-cell table:content-validation-name="val1"/>
          <table:table-cell table:content-validation-name="val2"/>
          <table:table-cell table:content-validation-name="val3"/>
          <table:table-cell table:style-name="ce7" table:formula="of:=IF(ISNA(VLOOKUP([.G7];[.$Z$1:.$AA$22];2;0));&quot;&quot;;VLOOKUP([.G7];[.$Z$1:.$AA$22];2;0))">
            <text:p/>
          </table:table-cell>
          <table:table-cell table:style-name="ce8" table:content-validation-name="val4"/>
          <table:table-cell table:number-columns-repeated="16"/>
          <table:table-cell table:style-name="ce11"/>
          <table:table-cell/>
          <table:table-cell table:style-name="ce12" office:value-type="string" calcext:value-type="string">
            <text:p>Laboratorista Clínico</text:p>
          </table:table-cell>
          <table:table-cell table:style-name="ce2" office:value-type="string" calcext:value-type="string">
            <text:p>LAB</text:p>
          </table:table-cell>
          <table:table-cell table:number-columns-repeated="99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/>
          <table:table-cell table:content-validation-name="val1"/>
          <table:table-cell table:content-validation-name="val2"/>
          <table:table-cell table:content-validation-name="val3"/>
          <table:table-cell table:style-name="ce7" table:formula="of:=IF(ISNA(VLOOKUP([.G8];[.$Z$1:.$AA$22];2;0));&quot;&quot;;VLOOKUP([.G8];[.$Z$1:.$AA$22];2;0))">
            <text:p/>
          </table:table-cell>
          <table:table-cell table:style-name="ce8" table:content-validation-name="val4"/>
          <table:table-cell table:number-columns-repeated="16"/>
          <table:table-cell table:style-name="ce11"/>
          <table:table-cell/>
          <table:table-cell table:style-name="ce12" office:value-type="string" calcext:value-type="string">
            <text:p>Laboratorista Químico</text:p>
          </table:table-cell>
          <table:table-cell table:style-name="ce2" office:value-type="string" calcext:value-type="string">
            <text:p>QUIM</text:p>
          </table:table-cell>
          <table:table-cell table:number-columns-repeated="99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/>
          <table:table-cell table:content-validation-name="val1"/>
          <table:table-cell table:content-validation-name="val2"/>
          <table:table-cell table:content-validation-name="val3"/>
          <table:table-cell table:style-name="ce7" table:formula="of:=IF(ISNA(VLOOKUP([.G9];[.$Z$1:.$AA$22];2;0));&quot;&quot;;VLOOKUP([.G9];[.$Z$1:.$AA$22];2;0))">
            <text:p/>
          </table:table-cell>
          <table:table-cell table:style-name="ce8" table:content-validation-name="val4"/>
          <table:table-cell table:number-columns-repeated="16"/>
          <table:table-cell table:style-name="ce11"/>
          <table:table-cell/>
          <table:table-cell table:style-name="ce12" office:value-type="string" calcext:value-type="string">
            <text:p>Logística</text:p>
          </table:table-cell>
          <table:table-cell table:style-name="ce2" office:value-type="string" calcext:value-type="string">
            <text:p>LOG</text:p>
          </table:table-cell>
          <table:table-cell table:number-columns-repeated="99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/>
          <table:table-cell table:content-validation-name="val1"/>
          <table:table-cell table:style-name="ce2" table:content-validation-name="val2"/>
          <table:table-cell table:content-validation-name="val3"/>
          <table:table-cell table:style-name="ce7" table:formula="of:=IF(ISNA(VLOOKUP([.G10];[.$Z$1:.$AA$22];2;0));&quot;&quot;;VLOOKUP([.G10];[.$Z$1:.$AA$22];2;0))">
            <text:p/>
          </table:table-cell>
          <table:table-cell table:style-name="ce8" table:content-validation-name="val4"/>
          <table:table-cell table:number-columns-repeated="16"/>
          <table:table-cell table:style-name="ce11"/>
          <table:table-cell/>
          <table:table-cell table:style-name="ce12" office:value-type="string" calcext:value-type="string">
            <text:p>Mantenimiento Automotriz</text:p>
          </table:table-cell>
          <table:table-cell table:style-name="ce2" office:value-type="string" calcext:value-type="string">
            <text:p>MANT</text:p>
          </table:table-cell>
          <table:table-cell table:number-columns-repeated="99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/>
          <table:table-cell table:content-validation-name="val1"/>
          <table:table-cell table:style-name="ce2" table:content-validation-name="val2"/>
          <table:table-cell table:content-validation-name="val3"/>
          <table:table-cell table:style-name="ce7" table:formula="of:=IF(ISNA(VLOOKUP([.G11];[.$Z$1:.$AA$22];2;0));&quot;&quot;;VLOOKUP([.G11];[.$Z$1:.$AA$22];2;0))">
            <text:p/>
          </table:table-cell>
          <table:table-cell table:style-name="ce8" table:content-validation-name="val4"/>
          <table:table-cell table:number-columns-repeated="16"/>
          <table:table-cell table:style-name="ce11"/>
          <table:table-cell/>
          <table:table-cell table:style-name="ce12" office:value-type="string" calcext:value-type="string">
            <text:p>Mantenimiento Industrial</text:p>
          </table:table-cell>
          <table:table-cell table:style-name="ce2" office:value-type="string" calcext:value-type="string">
            <text:p>MANTIND</text:p>
          </table:table-cell>
          <table:table-cell table:number-columns-repeated="99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/>
          <table:table-cell table:content-validation-name="val1"/>
          <table:table-cell table:style-name="ce2" table:content-validation-name="val2"/>
          <table:table-cell table:content-validation-name="val3"/>
          <table:table-cell table:style-name="ce7" table:formula="of:=IF(ISNA(VLOOKUP([.G12];[.$Z$1:.$AA$22];2;0));&quot;&quot;;VLOOKUP([.G12];[.$Z$1:.$AA$22];2;0))">
            <text:p/>
          </table:table-cell>
          <table:table-cell table:style-name="ce8" table:content-validation-name="val4"/>
          <table:table-cell table:number-columns-repeated="16"/>
          <table:table-cell table:style-name="ce11"/>
          <table:table-cell/>
          <table:table-cell table:style-name="ce12" office:value-type="string" calcext:value-type="string">
            <text:p>Mecánica Industrial</text:p>
          </table:table-cell>
          <table:table-cell table:style-name="ce2" office:value-type="string" calcext:value-type="string">
            <text:p>MECIND</text:p>
          </table:table-cell>
          <table:table-cell table:number-columns-repeated="99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/>
          <table:table-cell table:content-validation-name="val1"/>
          <table:table-cell table:style-name="ce2" table:content-validation-name="val2"/>
          <table:table-cell table:content-validation-name="val3"/>
          <table:table-cell table:style-name="ce7" table:formula="of:=IF(ISNA(VLOOKUP([.G13];[.$Z$1:.$AA$22];2;0));&quot;&quot;;VLOOKUP([.G13];[.$Z$1:.$AA$22];2;0))">
            <text:p/>
          </table:table-cell>
          <table:table-cell table:style-name="ce8" table:content-validation-name="val4"/>
          <table:table-cell table:number-columns-repeated="16"/>
          <table:table-cell table:style-name="ce11"/>
          <table:table-cell/>
          <table:table-cell table:style-name="ce12" office:value-type="string" calcext:value-type="string">
            <text:p>Mecatrónica</text:p>
          </table:table-cell>
          <table:table-cell table:style-name="ce2" office:value-type="string" calcext:value-type="string">
            <text:p>MECA</text:p>
          </table:table-cell>
          <table:table-cell table:number-columns-repeated="99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/>
          <table:table-cell table:content-validation-name="val1"/>
          <table:table-cell table:style-name="ce2" table:content-validation-name="val2"/>
          <table:table-cell table:content-validation-name="val3"/>
          <table:table-cell table:style-name="ce7" table:formula="of:=IF(ISNA(VLOOKUP([.G14];[.$Z$1:.$AA$22];2;0));&quot;&quot;;VLOOKUP([.G14];[.$Z$1:.$AA$22];2;0))">
            <text:p/>
          </table:table-cell>
          <table:table-cell table:style-name="ce8" table:content-validation-name="val4"/>
          <table:table-cell table:number-columns-repeated="16"/>
          <table:table-cell table:style-name="ce11"/>
          <table:table-cell/>
          <table:table-cell table:style-name="ce12" office:value-type="string" calcext:value-type="string">
            <text:p>Medios de Comunicación</text:p>
          </table:table-cell>
          <table:table-cell table:style-name="ce2" office:value-type="string" calcext:value-type="string">
            <text:p>MC</text:p>
          </table:table-cell>
          <table:table-cell table:number-columns-repeated="99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/>
          <table:table-cell table:content-validation-name="val1"/>
          <table:table-cell table:style-name="ce2" table:content-validation-name="val2"/>
          <table:table-cell table:content-validation-name="val3"/>
          <table:table-cell table:style-name="ce7" table:formula="of:=IF(ISNA(VLOOKUP([.G15];[.$Z$1:.$AA$22];2;0));&quot;&quot;;VLOOKUP([.G15];[.$Z$1:.$AA$22];2;0))">
            <text:p/>
          </table:table-cell>
          <table:table-cell table:style-name="ce8" table:content-validation-name="val4"/>
          <table:table-cell table:number-columns-repeated="16"/>
          <table:table-cell table:style-name="ce11"/>
          <table:table-cell/>
          <table:table-cell table:style-name="ce12" office:value-type="string" calcext:value-type="string">
            <text:p>Preparación De Alimentos Y Bebidas</text:p>
          </table:table-cell>
          <table:table-cell table:style-name="ce2" office:value-type="string" calcext:value-type="string">
            <text:p>PAYB</text:p>
          </table:table-cell>
          <table:table-cell table:number-columns-repeated="99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/>
          <table:table-cell table:content-validation-name="val1"/>
          <table:table-cell table:style-name="ce2" table:content-validation-name="val2"/>
          <table:table-cell table:content-validation-name="val3"/>
          <table:table-cell table:style-name="ce7" table:formula="of:=IF(ISNA(VLOOKUP([.G16];[.$Z$1:.$AA$22];2;0));&quot;&quot;;VLOOKUP([.G16];[.$Z$1:.$AA$22];2;0))">
            <text:p/>
          </table:table-cell>
          <table:table-cell table:style-name="ce8" table:content-validation-name="val4"/>
          <table:table-cell table:number-columns-repeated="16"/>
          <table:table-cell table:style-name="ce11"/>
          <table:table-cell/>
          <table:table-cell table:style-name="ce12" office:value-type="string" calcext:value-type="string">
            <text:p>Programación</text:p>
          </table:table-cell>
          <table:table-cell table:style-name="ce2" office:value-type="string" calcext:value-type="string">
            <text:p>PROG</text:p>
          </table:table-cell>
          <table:table-cell table:number-columns-repeated="99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/>
          <table:table-cell table:content-validation-name="val1"/>
          <table:table-cell table:style-name="ce2" table:content-validation-name="val2"/>
          <table:table-cell table:content-validation-name="val3"/>
          <table:table-cell table:style-name="ce7" table:formula="of:=IF(ISNA(VLOOKUP([.G17];[.$Z$1:.$AA$22];2;0));&quot;&quot;;VLOOKUP([.G17];[.$Z$1:.$AA$22];2;0))">
            <text:p/>
          </table:table-cell>
          <table:table-cell table:style-name="ce8" table:content-validation-name="val4"/>
          <table:table-cell table:number-columns-repeated="16"/>
          <table:table-cell table:style-name="ce11"/>
          <table:table-cell/>
          <table:table-cell table:style-name="ce12" office:value-type="string" calcext:value-type="string">
            <text:p>Secretariado Ejecutivo Bilingüe</text:p>
          </table:table-cell>
          <table:table-cell table:style-name="ce2" office:value-type="string" calcext:value-type="string">
            <text:p>EJEC</text:p>
          </table:table-cell>
          <table:table-cell table:number-columns-repeated="99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/>
          <table:table-cell table:content-validation-name="val1"/>
          <table:table-cell table:style-name="ce2" table:content-validation-name="val2"/>
          <table:table-cell table:content-validation-name="val3"/>
          <table:table-cell table:style-name="ce7" table:formula="of:=IF(ISNA(VLOOKUP([.G18];[.$Z$1:.$AA$22];2;0));&quot;&quot;;VLOOKUP([.G18];[.$Z$1:.$AA$22];2;0))">
            <text:p/>
          </table:table-cell>
          <table:table-cell table:style-name="ce8" table:content-validation-name="val4"/>
          <table:table-cell table:number-columns-repeated="16"/>
          <table:table-cell table:style-name="ce11"/>
          <table:table-cell/>
          <table:table-cell table:style-name="ce12" office:value-type="string" calcext:value-type="string">
            <text:p>Servicios de Hospedaje</text:p>
          </table:table-cell>
          <table:table-cell table:style-name="ce2" office:value-type="string" calcext:value-type="string">
            <text:p>SDH</text:p>
          </table:table-cell>
          <table:table-cell table:number-columns-repeated="99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/>
          <table:table-cell table:content-validation-name="val1"/>
          <table:table-cell table:style-name="ce2" table:content-validation-name="val2"/>
          <table:table-cell table:content-validation-name="val3"/>
          <table:table-cell table:style-name="ce7" table:formula="of:=IF(ISNA(VLOOKUP([.G19];[.$Z$1:.$AA$22];2;0));&quot;&quot;;VLOOKUP([.G19];[.$Z$1:.$AA$22];2;0))">
            <text:p/>
          </table:table-cell>
          <table:table-cell table:style-name="ce8" table:content-validation-name="val4"/>
          <table:table-cell table:number-columns-repeated="16"/>
          <table:table-cell table:style-name="ce11"/>
          <table:table-cell/>
          <table:table-cell table:style-name="ce12" office:value-type="string" calcext:value-type="string">
            <text:p>Soporte y Mantenimiento de Equipos de Cómputo</text:p>
          </table:table-cell>
          <table:table-cell table:style-name="ce2" office:value-type="string" calcext:value-type="string">
            <text:p>SYMEC</text:p>
          </table:table-cell>
          <table:table-cell table:number-columns-repeated="99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/>
          <table:table-cell table:content-validation-name="val1"/>
          <table:table-cell table:style-name="ce2" table:content-validation-name="val2"/>
          <table:table-cell table:content-validation-name="val3"/>
          <table:table-cell table:style-name="ce7" table:formula="of:=IF(ISNA(VLOOKUP([.G20];[.$Z$1:.$AA$22];2;0));&quot;&quot;;VLOOKUP([.G20];[.$Z$1:.$AA$22];2;0))">
            <text:p/>
          </table:table-cell>
          <table:table-cell table:style-name="ce8" table:content-validation-name="val4"/>
          <table:table-cell table:number-columns-repeated="18"/>
          <table:table-cell table:style-name="ce2" office:value-type="string" calcext:value-type="string">
            <text:p>Transformación de Plásticos</text:p>
          </table:table-cell>
          <table:table-cell table:style-name="ce2" office:value-type="string" calcext:value-type="string">
            <text:p>TP</text:p>
          </table:table-cell>
          <table:table-cell table:number-columns-repeated="99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/>
          <table:table-cell table:content-validation-name="val1"/>
          <table:table-cell table:style-name="ce2" table:content-validation-name="val2"/>
          <table:table-cell table:content-validation-name="val3"/>
          <table:table-cell table:style-name="ce7" table:formula="of:=IF(ISNA(VLOOKUP([.G21];[.$Z$1:.$AA$22];2;0));&quot;&quot;;VLOOKUP([.G21];[.$Z$1:.$AA$22];2;0))">
            <text:p/>
          </table:table-cell>
          <table:table-cell table:style-name="ce8" table:content-validation-name="val4"/>
          <table:table-cell table:number-columns-repeated="18"/>
          <table:table-cell table:style-name="ce2" office:value-type="string" calcext:value-type="string">
            <text:p>Trabajo Social</text:p>
          </table:table-cell>
          <table:table-cell table:style-name="ce2" office:value-type="string" calcext:value-type="string">
            <text:p>TS</text:p>
          </table:table-cell>
          <table:table-cell table:number-columns-repeated="997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3"/>
          <table:table-cell table:content-validation-name="val1"/>
          <table:table-cell table:style-name="ce2" table:content-validation-name="val2"/>
          <table:table-cell table:content-validation-name="val3"/>
          <table:table-cell table:style-name="ce7" table:formula="of:=IF(ISNA(VLOOKUP([.G22];[.$Z$1:.$AA$22];2;0));&quot;&quot;;VLOOKUP([.G22];[.$Z$1:.$AA$22];2;0))">
            <text:p/>
          </table:table-cell>
          <table:table-cell table:style-name="ce8" table:content-validation-name="val4"/>
          <table:table-cell table:number-columns-repeated="18"/>
          <table:table-cell table:style-name="ce2" office:value-type="string" calcext:value-type="string">
            <text:p>Ciencia de Datos e Información</text:p>
          </table:table-cell>
          <table:table-cell table:style-name="ce2" office:value-type="string" calcext:value-type="string">
            <text:p>CDI</text:p>
          </table:table-cell>
          <table:table-cell table:number-columns-repeated="997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"/>
          <table:table-cell table:content-validation-name="val1"/>
          <table:table-cell table:style-name="ce2" table:content-validation-name="val2"/>
          <table:table-cell table:content-validation-name="val3"/>
          <table:table-cell table:style-name="ce7" table:formula="of:=IF(ISNA(VLOOKUP([.G23];[.$Z$1:.$AA$22];2;0));&quot;&quot;;VLOOKUP([.G23];[.$Z$1:.$AA$22];2;0))">
            <text:p/>
          </table:table-cell>
          <table:table-cell table:style-name="ce8" table:content-validation-name="val4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/>
          <table:table-cell table:style-name="ce6"/>
          <table:table-cell/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/>
          <table:table-cell table:style-name="ce6"/>
          <table:table-cell/>
          <table:table-cell table:style-name="ce10"/>
          <table:table-cell table:number-columns-repeated="1017"/>
        </table:table-row>
        <table:table-row table:style-name="ro1" table:number-rows-repeated="17">
          <table:table-cell table:number-columns-repeated="2"/>
          <table:table-cell table:style-name="ce6"/>
          <table:table-cell/>
          <table:table-cell table:style-name="ce6"/>
          <table:table-cell table:number-columns-repeated="1019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####'.$A$1" table:cell-range-address="$'####'.$A$1:.$H$23"/>
        </table:named-expressions>
      </table:table>
      <table:table table:name="105 Z.S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5" table:default-cell-style-name="Default"/>
        <table:table-column table:style-name="co11" table:default-cell-style-name="Default"/>
        <table:table-column table:style-name="co9" table:number-columns-repeated="99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OTOGRAFIAS</text:p>
          </table:table-cell>
          <table:table-cell table:style-name="ce5" office:value-type="string" calcext:value-type="string">
            <text:p>ESC</text:p>
          </table:table-cell>
          <table:table-cell table:style-name="ce5" office:value-type="string" calcext:value-type="string">
            <text:p>TN</text:p>
          </table:table-cell>
          <table:table-cell table:style-name="ce5" office:value-type="string" calcext:value-type="string">
            <text:p>GP</text:p>
          </table:table-cell>
          <table:table-cell table:style-name="ce1" office:value-type="string" calcext:value-type="string">
            <text:p>ab <text:s/>NO SE ESCRIBE NADA EN ESTE CAMPO</text:p>
          </table:table-cell>
          <table:table-cell table:style-name="ce1" office:value-type="string" calcext:value-type="string">
            <text:p>TECNICOS EN: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OBSERVACIONES</text:p>
          </table:table-cell>
          <table:table-cell/>
          <table:table-cell table:formula="of:=[.B1]&amp;&quot;_&quot;&amp;[.C1]&amp;&quot;_&quot;&amp;[.D1]&amp;&quot;_&quot;&amp;[.E1]&amp;&quot;_&quot;&amp;[.F1]&amp;&quot;_8x24&quot;" office:value-type="string" office:string-value="FOTOGRAFIAS_ESC_TN_GP_ab  NO SE ESCRIBE NADA EN ESTE CAMPO_8x24" calcext:value-type="string">
            <text:p>FOTOGRAFIAS_ESC_TN_GP_ab <text:s/>NO SE ESCRIBE NADA EN ESTE CAMPO_8x24</text:p>
          </table:table-cell>
          <table:table-cell table:number-columns-repeated="13"/>
          <table:table-cell table:style-name="ce11"/>
          <table:table-cell/>
          <table:table-cell table:style-name="ce12" office:value-type="string" calcext:value-type="string">
            <text:p>Administración de Recursos Humanos</text:p>
          </table:table-cell>
          <table:table-cell table:style-name="ce2" office:value-type="string" calcext:value-type="string">
            <text:p>RH</text:p>
          </table:table-cell>
          <table:table-cell table:number-columns-repeated="99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float" office:value="173017091737" calcext:value-type="float">
            <text:p>1730-1709-1737</text:p>
          </table:table-cell>
          <table:table-cell table:style-name="ce2" table:content-validation-name="val5" office:value-type="float" office:value="105" calcext:value-type="float">
            <text:p>105</text:p>
          </table:table-cell>
          <table:table-cell table:style-name="ce2" table:content-validation-name="val6" office:value-type="string" calcext:value-type="string">
            <text:p>MAT</text:p>
          </table:table-cell>
          <table:table-cell table:style-name="ce2" table:content-validation-name="val7" office:value-type="string" calcext:value-type="string">
            <text:p>A</text:p>
          </table:table-cell>
          <table:table-cell table:style-name="ce7" table:formula="of:=IF(ISNA(VLOOKUP([.G2];[.$AA$1:.$AB$22];2;0));&quot;&quot;;VLOOKUP([.G2];[.$AA$1:.$AB$22];2;0))" office:value-type="string" office:string-value="CONTA" calcext:value-type="string">
            <text:p>CONTA</text:p>
          </table:table-cell>
          <table:table-cell table:style-name="ce8" table:content-validation-name="val8" office:value-type="string" calcext:value-type="string">
            <text:p>Contabilidad</text:p>
          </table:table-cell>
          <table:table-cell table:style-name="ce2" office:value-type="string" calcext:value-type="string">
            <text:p>PLATEADO</text:p>
          </table:table-cell>
          <table:table-cell table:number-columns-repeated="16"/>
          <table:table-cell table:style-name="ce11"/>
          <table:table-cell/>
          <table:table-cell table:style-name="ce12" office:value-type="string" calcext:value-type="string">
            <text:p>Construcción</text:p>
          </table:table-cell>
          <table:table-cell table:style-name="ce2" office:value-type="string" calcext:value-type="string">
            <text:p>CONST</text:p>
          </table:table-cell>
          <table:table-cell table:number-columns-repeated="99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float" office:value="176917621791" calcext:value-type="float">
            <text:p>1769-1762-1791</text:p>
          </table:table-cell>
          <table:table-cell table:style-name="ce2" table:content-validation-name="val5" office:value-type="float" office:value="105" calcext:value-type="float">
            <text:p>105</text:p>
          </table:table-cell>
          <table:table-cell table:style-name="ce2" table:content-validation-name="val6" office:value-type="string" calcext:value-type="string">
            <text:p>MAT</text:p>
          </table:table-cell>
          <table:table-cell table:style-name="ce2" table:content-validation-name="val7" office:value-type="string" calcext:value-type="string">
            <text:p>B</text:p>
          </table:table-cell>
          <table:table-cell table:style-name="ce7" table:formula="of:=IF(ISNA(VLOOKUP([.G3];[.$AA$1:.$AB$22];2;0));&quot;&quot;;VLOOKUP([.G3];[.$AA$1:.$AB$22];2;0))" office:value-type="string" office:string-value="CONST" calcext:value-type="string">
            <text:p>CONST</text:p>
          </table:table-cell>
          <table:table-cell table:style-name="ce8" table:content-validation-name="val8" office:value-type="string" calcext:value-type="string">
            <text:p>Construcción</text:p>
          </table:table-cell>
          <table:table-cell table:style-name="ce2" office:value-type="string" calcext:value-type="string">
            <text:p>MARRON</text:p>
          </table:table-cell>
          <table:table-cell table:style-name="ce2" office:value-type="string" calcext:value-type="string">
            <text:p>1791:montaje</text:p>
          </table:table-cell>
          <table:table-cell table:number-columns-repeated="15"/>
          <table:table-cell table:style-name="ce11"/>
          <table:table-cell/>
          <table:table-cell table:style-name="ce12" office:value-type="string" calcext:value-type="string">
            <text:p>Contabilidad</text:p>
          </table:table-cell>
          <table:table-cell table:style-name="ce2" office:value-type="string" calcext:value-type="string">
            <text:p>CONTA</text:p>
          </table:table-cell>
          <table:table-cell table:number-columns-repeated="99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float" office:value="182518181834" calcext:value-type="float">
            <text:p>1825-1818-1834</text:p>
          </table:table-cell>
          <table:table-cell table:style-name="ce2" table:content-validation-name="val5" office:value-type="float" office:value="105" calcext:value-type="float">
            <text:p>105</text:p>
          </table:table-cell>
          <table:table-cell table:style-name="ce2" table:content-validation-name="val6" office:value-type="string" calcext:value-type="string">
            <text:p>MAT</text:p>
          </table:table-cell>
          <table:table-cell table:style-name="ce2" table:content-validation-name="val7" office:value-type="string" calcext:value-type="string">
            <text:p>C</text:p>
          </table:table-cell>
          <table:table-cell table:style-name="ce7" table:formula="of:=IF(ISNA(VLOOKUP([.G4];[.$AA$1:.$AB$22];2;0));&quot;&quot;;VLOOKUP([.G4];[.$AA$1:.$AB$22];2;0))" office:value-type="string" office:string-value="ELECTRO" calcext:value-type="string">
            <text:p>ELECTRO</text:p>
          </table:table-cell>
          <table:table-cell table:style-name="ce8" table:content-validation-name="val8" office:value-type="string" calcext:value-type="string">
            <text:p>Electrónica</text:p>
          </table:table-cell>
          <table:table-cell table:style-name="ce2" office:value-type="string" calcext:value-type="string">
            <text:p>DORADO</text:p>
          </table:table-cell>
          <table:table-cell table:number-columns-repeated="16"/>
          <table:table-cell table:style-name="ce11"/>
          <table:table-cell/>
          <table:table-cell table:style-name="ce12" office:value-type="string" calcext:value-type="string">
            <text:p>Electricidad</text:p>
          </table:table-cell>
          <table:table-cell table:style-name="ce2" office:value-type="string" calcext:value-type="string">
            <text:p>ELEC</text:p>
          </table:table-cell>
          <table:table-cell table:number-columns-repeated="99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float" office:value="187018601884" calcext:value-type="float">
            <text:p>1870-1860-1884</text:p>
          </table:table-cell>
          <table:table-cell table:style-name="ce2" table:content-validation-name="val5" office:value-type="float" office:value="105" calcext:value-type="float">
            <text:p>105</text:p>
          </table:table-cell>
          <table:table-cell table:style-name="ce2" table:content-validation-name="val6" office:value-type="string" calcext:value-type="string">
            <text:p>VESP</text:p>
          </table:table-cell>
          <table:table-cell table:style-name="ce2" table:content-validation-name="val7" office:value-type="string" calcext:value-type="string">
            <text:p>G</text:p>
          </table:table-cell>
          <table:table-cell table:style-name="ce7" table:formula="of:=IF(ISNA(VLOOKUP([.G5];[.$AA$1:.$AB$22];2;0));&quot;&quot;;VLOOKUP([.G5];[.$AA$1:.$AB$22];2;0))" office:value-type="string" office:string-value="CONTA" calcext:value-type="string">
            <text:p>CONTA</text:p>
          </table:table-cell>
          <table:table-cell table:style-name="ce8" table:content-validation-name="val8" office:value-type="string" calcext:value-type="string">
            <text:p>Contabilidad</text:p>
          </table:table-cell>
          <table:table-cell table:style-name="ce2" office:value-type="string" calcext:value-type="string">
            <text:p>PLATEADO</text:p>
          </table:table-cell>
          <table:table-cell table:number-columns-repeated="16"/>
          <table:table-cell table:style-name="ce11"/>
          <table:table-cell/>
          <table:table-cell table:style-name="ce12" office:value-type="string" calcext:value-type="string">
            <text:p>Electrónica</text:p>
          </table:table-cell>
          <table:table-cell table:style-name="ce2" office:value-type="string" calcext:value-type="string">
            <text:p>ELECTRO</text:p>
          </table:table-cell>
          <table:table-cell table:number-columns-repeated="99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float" office:value="191219071930" calcext:value-type="float">
            <text:p>1912-1907-1930</text:p>
          </table:table-cell>
          <table:table-cell table:style-name="ce2" table:content-validation-name="val5" office:value-type="float" office:value="105" calcext:value-type="float">
            <text:p>105</text:p>
          </table:table-cell>
          <table:table-cell table:style-name="ce2" table:content-validation-name="val6" office:value-type="string" calcext:value-type="string">
            <text:p>VESP</text:p>
          </table:table-cell>
          <table:table-cell table:style-name="ce2" table:content-validation-name="val7" office:value-type="string" calcext:value-type="string">
            <text:p>H</text:p>
          </table:table-cell>
          <table:table-cell table:style-name="ce7" table:formula="of:=IF(ISNA(VLOOKUP([.G6];[.$AA$1:.$AB$22];2;0));&quot;&quot;;VLOOKUP([.G6];[.$AA$1:.$AB$22];2;0))" office:value-type="string" office:string-value="CDI" calcext:value-type="string">
            <text:p>CDI</text:p>
          </table:table-cell>
          <table:table-cell table:style-name="ce8" table:content-validation-name="val8" office:value-type="string" calcext:value-type="string">
            <text:p>Ciencia de Datos e Información</text:p>
          </table:table-cell>
          <table:table-cell table:style-name="ce2" office:value-type="string" calcext:value-type="string">
            <text:p>NEGRO</text:p>
          </table:table-cell>
          <table:table-cell table:style-name="ce2" office:value-type="string" calcext:value-type="string">
            <text:p>1912:ACOMODAR ESTOLA 2DA MUJER 2DA FILA</text:p>
          </table:table-cell>
          <table:table-cell table:number-columns-repeated="15"/>
          <table:table-cell table:style-name="ce11"/>
          <table:table-cell/>
          <table:table-cell table:style-name="ce12" office:value-type="string" calcext:value-type="string">
            <text:p>Enfermería General</text:p>
          </table:table-cell>
          <table:table-cell table:style-name="ce2" office:value-type="string" calcext:value-type="string">
            <text:p>ENFE</text:p>
          </table:table-cell>
          <table:table-cell table:number-columns-repeated="99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float" office:value="198119731989" calcext:value-type="float">
            <text:p>1981-1973-1989</text:p>
          </table:table-cell>
          <table:table-cell table:style-name="ce2" table:content-validation-name="val5" office:value-type="float" office:value="105" calcext:value-type="float">
            <text:p>105</text:p>
          </table:table-cell>
          <table:table-cell table:style-name="ce2" table:content-validation-name="val6" office:value-type="string" calcext:value-type="string">
            <text:p>VESP</text:p>
          </table:table-cell>
          <table:table-cell table:style-name="ce2" table:content-validation-name="val7" office:value-type="string" calcext:value-type="string">
            <text:p>I</text:p>
          </table:table-cell>
          <table:table-cell table:style-name="ce7" table:formula="of:=IF(ISNA(VLOOKUP([.G7];[.$AA$1:.$AB$22];2;0));&quot;&quot;;VLOOKUP([.G7];[.$AA$1:.$AB$22];2;0))" office:value-type="string" office:string-value="PROG" calcext:value-type="string">
            <text:p>PROG</text:p>
          </table:table-cell>
          <table:table-cell table:style-name="ce8" table:content-validation-name="val8" office:value-type="string" calcext:value-type="string">
            <text:p>Programación</text:p>
          </table:table-cell>
          <table:table-cell table:style-name="ce2" office:value-type="string" calcext:value-type="string">
            <text:p>GUINDA</text:p>
          </table:table-cell>
          <table:table-cell table:number-columns-repeated="16"/>
          <table:table-cell table:style-name="ce11"/>
          <table:table-cell/>
          <table:table-cell table:style-name="ce12" office:value-type="string" calcext:value-type="string">
            <text:p>Laboratorista Clínico</text:p>
          </table:table-cell>
          <table:table-cell table:style-name="ce2" office:value-type="string" calcext:value-type="string">
            <text:p>LAB</text:p>
          </table:table-cell>
          <table:table-cell table:number-columns-repeated="99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float" office:value="202820242049" calcext:value-type="float">
            <text:p>2028-2024-2049</text:p>
          </table:table-cell>
          <table:table-cell table:style-name="ce2" table:content-validation-name="val5" office:value-type="float" office:value="105" calcext:value-type="float">
            <text:p>105</text:p>
          </table:table-cell>
          <table:table-cell table:style-name="ce2" table:content-validation-name="val6" office:value-type="string" calcext:value-type="string">
            <text:p>MAT</text:p>
          </table:table-cell>
          <table:table-cell table:style-name="ce2" table:content-validation-name="val7" office:value-type="string" calcext:value-type="string">
            <text:p>D</text:p>
          </table:table-cell>
          <table:table-cell table:style-name="ce7" table:formula="of:=IF(ISNA(VLOOKUP([.G8];[.$AA$1:.$AB$22];2;0));&quot;&quot;;VLOOKUP([.G8];[.$AA$1:.$AB$22];2;0))" office:value-type="string" office:string-value="PROG" calcext:value-type="string">
            <text:p>PROG</text:p>
          </table:table-cell>
          <table:table-cell table:style-name="ce8" table:content-validation-name="val8" office:value-type="string" calcext:value-type="string">
            <text:p>Programación</text:p>
          </table:table-cell>
          <table:table-cell table:style-name="ce2" office:value-type="string" calcext:value-type="string">
            <text:p>GUINDA</text:p>
          </table:table-cell>
          <table:table-cell table:number-columns-repeated="16"/>
          <table:table-cell table:style-name="ce11"/>
          <table:table-cell/>
          <table:table-cell table:style-name="ce12" office:value-type="string" calcext:value-type="string">
            <text:p>Laboratorista Químico</text:p>
          </table:table-cell>
          <table:table-cell table:style-name="ce2" office:value-type="string" calcext:value-type="string">
            <text:p>QUIM</text:p>
          </table:table-cell>
          <table:table-cell table:number-columns-repeated="99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float" office:value="207621062101" calcext:value-type="float">
            <text:p>2076-2106-2101</text:p>
          </table:table-cell>
          <table:table-cell table:style-name="ce2" table:content-validation-name="val5" office:value-type="float" office:value="105" calcext:value-type="float">
            <text:p>105</text:p>
          </table:table-cell>
          <table:table-cell table:style-name="ce2" table:content-validation-name="val6" office:value-type="string" calcext:value-type="string">
            <text:p>MAT</text:p>
          </table:table-cell>
          <table:table-cell table:style-name="ce2" table:content-validation-name="val7" office:value-type="string" calcext:value-type="string">
            <text:p>E</text:p>
          </table:table-cell>
          <table:table-cell table:style-name="ce7" table:formula="of:=IF(ISNA(VLOOKUP([.G9];[.$AA$1:.$AB$22];2;0));&quot;&quot;;VLOOKUP([.G9];[.$AA$1:.$AB$22];2;0))" office:value-type="string" office:string-value="MECIND" calcext:value-type="string">
            <text:p>MECIND</text:p>
          </table:table-cell>
          <table:table-cell table:style-name="ce8" table:content-validation-name="val8" office:value-type="string" calcext:value-type="string">
            <text:p>Mecánica Industrial</text:p>
          </table:table-cell>
          <table:table-cell table:style-name="ce2" office:value-type="string" calcext:value-type="string">
            <text:p>AZUL</text:p>
          </table:table-cell>
          <table:table-cell table:number-columns-repeated="16"/>
          <table:table-cell table:style-name="ce11"/>
          <table:table-cell/>
          <table:table-cell table:style-name="ce12" office:value-type="string" calcext:value-type="string">
            <text:p>Logística</text:p>
          </table:table-cell>
          <table:table-cell table:style-name="ce2" office:value-type="string" calcext:value-type="string">
            <text:p>LOG</text:p>
          </table:table-cell>
          <table:table-cell table:number-columns-repeated="99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float" office:value="213321272147" calcext:value-type="float">
            <text:p>2133-2127-2147</text:p>
          </table:table-cell>
          <table:table-cell table:style-name="ce2" table:content-validation-name="val5" office:value-type="float" office:value="105" calcext:value-type="float">
            <text:p>105</text:p>
          </table:table-cell>
          <table:table-cell table:style-name="ce2" table:content-validation-name="val6" office:value-type="string" calcext:value-type="string">
            <text:p>MAT</text:p>
          </table:table-cell>
          <table:table-cell table:style-name="ce2" table:content-validation-name="val7" office:value-type="string" calcext:value-type="string">
            <text:p>F</text:p>
          </table:table-cell>
          <table:table-cell table:style-name="ce7" table:formula="of:=IF(ISNA(VLOOKUP([.G10];[.$AA$1:.$AB$22];2;0));&quot;&quot;;VLOOKUP([.G10];[.$AA$1:.$AB$22];2;0))" office:value-type="string" office:string-value="QUIM" calcext:value-type="string">
            <text:p>QUIM</text:p>
          </table:table-cell>
          <table:table-cell table:style-name="ce8" table:content-validation-name="val8" office:value-type="string" calcext:value-type="string">
            <text:p>Laboratorista Químico</text:p>
          </table:table-cell>
          <table:table-cell table:style-name="ce2" office:value-type="string" calcext:value-type="string">
            <text:p>BLANCO</text:p>
          </table:table-cell>
          <table:table-cell table:number-columns-repeated="16"/>
          <table:table-cell table:style-name="ce11"/>
          <table:table-cell/>
          <table:table-cell table:style-name="ce12" office:value-type="string" calcext:value-type="string">
            <text:p>Mantenimiento Automotriz</text:p>
          </table:table-cell>
          <table:table-cell table:style-name="ce2" office:value-type="string" calcext:value-type="string">
            <text:p>MANT</text:p>
          </table:table-cell>
          <table:table-cell table:number-columns-repeated="99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float" office:value="218221682192" calcext:value-type="float">
            <text:p>2182-2168-2192</text:p>
          </table:table-cell>
          <table:table-cell table:style-name="ce2" table:content-validation-name="val5" office:value-type="float" office:value="105" calcext:value-type="float">
            <text:p>105</text:p>
          </table:table-cell>
          <table:table-cell table:style-name="ce2" table:content-validation-name="val6" office:value-type="string" calcext:value-type="string">
            <text:p>VESP</text:p>
          </table:table-cell>
          <table:table-cell table:style-name="ce2" table:content-validation-name="val7" office:value-type="string" calcext:value-type="string">
            <text:p>J</text:p>
          </table:table-cell>
          <table:table-cell table:style-name="ce7" table:formula="of:=IF(ISNA(VLOOKUP([.G11];[.$AA$1:.$AB$22];2;0));&quot;&quot;;VLOOKUP([.G11];[.$AA$1:.$AB$22];2;0))" office:value-type="string" office:string-value="PROG" calcext:value-type="string">
            <text:p>PROG</text:p>
          </table:table-cell>
          <table:table-cell table:style-name="ce8" table:content-validation-name="val8" office:value-type="string" calcext:value-type="string">
            <text:p>Programación</text:p>
          </table:table-cell>
          <table:table-cell table:style-name="ce2" office:value-type="string" calcext:value-type="string">
            <text:p>GUINDA</text:p>
          </table:table-cell>
          <table:table-cell table:number-columns-repeated="16"/>
          <table:table-cell table:style-name="ce11"/>
          <table:table-cell/>
          <table:table-cell table:style-name="ce12" office:value-type="string" calcext:value-type="string">
            <text:p>Mantenimiento Industrial</text:p>
          </table:table-cell>
          <table:table-cell table:style-name="ce2" office:value-type="string" calcext:value-type="string">
            <text:p>MANTIND</text:p>
          </table:table-cell>
          <table:table-cell table:number-columns-repeated="99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float" office:value="222622162232" calcext:value-type="float">
            <text:p>2226-2216-2232</text:p>
          </table:table-cell>
          <table:table-cell table:style-name="ce2" table:content-validation-name="val5" office:value-type="float" office:value="105" calcext:value-type="float">
            <text:p>105</text:p>
          </table:table-cell>
          <table:table-cell table:style-name="ce2" table:content-validation-name="val6" office:value-type="string" calcext:value-type="string">
            <text:p>VESP</text:p>
          </table:table-cell>
          <table:table-cell table:style-name="ce2" table:content-validation-name="val7" office:value-type="string" calcext:value-type="string">
            <text:p>K</text:p>
          </table:table-cell>
          <table:table-cell table:style-name="ce7" table:formula="of:=IF(ISNA(VLOOKUP([.G12];[.$AA$1:.$AB$22];2;0));&quot;&quot;;VLOOKUP([.G12];[.$AA$1:.$AB$22];2;0))" office:value-type="string" office:string-value="MECIND" calcext:value-type="string">
            <text:p>MECIND</text:p>
          </table:table-cell>
          <table:table-cell table:style-name="ce8" table:content-validation-name="val8" office:value-type="string" calcext:value-type="string">
            <text:p>Mecánica Industrial</text:p>
          </table:table-cell>
          <table:table-cell table:style-name="ce2" office:value-type="string" calcext:value-type="string">
            <text:p>AZUL</text:p>
          </table:table-cell>
          <table:table-cell table:number-columns-repeated="16"/>
          <table:table-cell table:style-name="ce11"/>
          <table:table-cell/>
          <table:table-cell table:style-name="ce12" office:value-type="string" calcext:value-type="string">
            <text:p>Mecánica Industrial</text:p>
          </table:table-cell>
          <table:table-cell table:style-name="ce2" office:value-type="string" calcext:value-type="string">
            <text:p>MECIND</text:p>
          </table:table-cell>
          <table:table-cell table:number-columns-repeated="99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float" office:value="226522532278" calcext:value-type="float">
            <text:p>2265-2253-2278</text:p>
          </table:table-cell>
          <table:table-cell table:style-name="ce2" table:content-validation-name="val5" office:value-type="float" office:value="105" calcext:value-type="float">
            <text:p>105</text:p>
          </table:table-cell>
          <table:table-cell table:style-name="ce2" table:content-validation-name="val6" office:value-type="string" calcext:value-type="string">
            <text:p>VESP</text:p>
          </table:table-cell>
          <table:table-cell table:style-name="ce2" table:content-validation-name="val7" office:value-type="string" calcext:value-type="string">
            <text:p>L</text:p>
          </table:table-cell>
          <table:table-cell table:style-name="ce7" table:formula="of:=IF(ISNA(VLOOKUP([.G13];[.$AA$1:.$AB$22];2;0));&quot;&quot;;VLOOKUP([.G13];[.$AA$1:.$AB$22];2;0))" office:value-type="string" office:string-value="QUIM" calcext:value-type="string">
            <text:p>QUIM</text:p>
          </table:table-cell>
          <table:table-cell table:style-name="ce8" table:content-validation-name="val8" office:value-type="string" calcext:value-type="string">
            <text:p>Laboratorista Químico</text:p>
          </table:table-cell>
          <table:table-cell table:style-name="ce2" office:value-type="string" calcext:value-type="string">
            <text:p>BLANCO</text:p>
          </table:table-cell>
          <table:table-cell table:number-columns-repeated="16"/>
          <table:table-cell table:style-name="ce11"/>
          <table:table-cell/>
          <table:table-cell table:style-name="ce12" office:value-type="string" calcext:value-type="string">
            <text:p>Mecatrónica</text:p>
          </table:table-cell>
          <table:table-cell table:style-name="ce2" office:value-type="string" calcext:value-type="string">
            <text:p>MECA</text:p>
          </table:table-cell>
          <table:table-cell table:number-columns-repeated="99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/>
          <table:table-cell table:content-validation-name="val5"/>
          <table:table-cell table:style-name="ce2" table:content-validation-name="val6"/>
          <table:table-cell table:content-validation-name="val7"/>
          <table:table-cell table:style-name="ce7" table:formula="of:=IF(ISNA(VLOOKUP([.G14];[.$AA$1:.$AB$22];2;0));&quot;&quot;;VLOOKUP([.G14];[.$AA$1:.$AB$22];2;0))">
            <text:p/>
          </table:table-cell>
          <table:table-cell table:style-name="ce8" table:content-validation-name="val8"/>
          <table:table-cell table:number-columns-repeated="17"/>
          <table:table-cell table:style-name="ce11"/>
          <table:table-cell/>
          <table:table-cell table:style-name="ce12" office:value-type="string" calcext:value-type="string">
            <text:p>Medios de Comunicación</text:p>
          </table:table-cell>
          <table:table-cell table:style-name="ce2" office:value-type="string" calcext:value-type="string">
            <text:p>MC</text:p>
          </table:table-cell>
          <table:table-cell table:number-columns-repeated="99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/>
          <table:table-cell table:content-validation-name="val5"/>
          <table:table-cell table:style-name="ce2" table:content-validation-name="val6"/>
          <table:table-cell table:content-validation-name="val7"/>
          <table:table-cell table:style-name="ce7" table:formula="of:=IF(ISNA(VLOOKUP([.G15];[.$AA$1:.$AB$22];2;0));&quot;&quot;;VLOOKUP([.G15];[.$AA$1:.$AB$22];2;0))">
            <text:p/>
          </table:table-cell>
          <table:table-cell table:style-name="ce8" table:content-validation-name="val8"/>
          <table:table-cell table:number-columns-repeated="17"/>
          <table:table-cell table:style-name="ce11"/>
          <table:table-cell/>
          <table:table-cell table:style-name="ce12" office:value-type="string" calcext:value-type="string">
            <text:p>Preparación De Alimentos Y Bebidas</text:p>
          </table:table-cell>
          <table:table-cell table:style-name="ce2" office:value-type="string" calcext:value-type="string">
            <text:p>PAYB</text:p>
          </table:table-cell>
          <table:table-cell table:number-columns-repeated="99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/>
          <table:table-cell table:content-validation-name="val5"/>
          <table:table-cell table:style-name="ce2" table:content-validation-name="val6"/>
          <table:table-cell table:content-validation-name="val7"/>
          <table:table-cell table:style-name="ce7" table:formula="of:=IF(ISNA(VLOOKUP([.G16];[.$AA$1:.$AB$22];2;0));&quot;&quot;;VLOOKUP([.G16];[.$AA$1:.$AB$22];2;0))">
            <text:p/>
          </table:table-cell>
          <table:table-cell table:style-name="ce8" table:content-validation-name="val8"/>
          <table:table-cell table:number-columns-repeated="17"/>
          <table:table-cell table:style-name="ce11"/>
          <table:table-cell/>
          <table:table-cell table:style-name="ce12" office:value-type="string" calcext:value-type="string">
            <text:p>Programación</text:p>
          </table:table-cell>
          <table:table-cell table:style-name="ce2" office:value-type="string" calcext:value-type="string">
            <text:p>PROG</text:p>
          </table:table-cell>
          <table:table-cell table:number-columns-repeated="99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/>
          <table:table-cell table:content-validation-name="val5"/>
          <table:table-cell table:style-name="ce2" table:content-validation-name="val6"/>
          <table:table-cell table:content-validation-name="val7"/>
          <table:table-cell table:style-name="ce7" table:formula="of:=IF(ISNA(VLOOKUP([.G17];[.$AA$1:.$AB$22];2;0));&quot;&quot;;VLOOKUP([.G17];[.$AA$1:.$AB$22];2;0))">
            <text:p/>
          </table:table-cell>
          <table:table-cell table:style-name="ce8" table:content-validation-name="val8"/>
          <table:table-cell table:number-columns-repeated="17"/>
          <table:table-cell table:style-name="ce11"/>
          <table:table-cell/>
          <table:table-cell table:style-name="ce12" office:value-type="string" calcext:value-type="string">
            <text:p>Secretariado Ejecutivo Bilingüe</text:p>
          </table:table-cell>
          <table:table-cell table:style-name="ce2" office:value-type="string" calcext:value-type="string">
            <text:p>EJEC</text:p>
          </table:table-cell>
          <table:table-cell table:number-columns-repeated="99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/>
          <table:table-cell table:content-validation-name="val5"/>
          <table:table-cell table:style-name="ce2" table:content-validation-name="val6"/>
          <table:table-cell table:content-validation-name="val7"/>
          <table:table-cell table:style-name="ce7" table:formula="of:=IF(ISNA(VLOOKUP([.G18];[.$AA$1:.$AB$22];2;0));&quot;&quot;;VLOOKUP([.G18];[.$AA$1:.$AB$22];2;0))">
            <text:p/>
          </table:table-cell>
          <table:table-cell table:style-name="ce8" table:content-validation-name="val8"/>
          <table:table-cell table:number-columns-repeated="17"/>
          <table:table-cell table:style-name="ce11"/>
          <table:table-cell/>
          <table:table-cell table:style-name="ce12" office:value-type="string" calcext:value-type="string">
            <text:p>Servicios de Hospedaje</text:p>
          </table:table-cell>
          <table:table-cell table:style-name="ce2" office:value-type="string" calcext:value-type="string">
            <text:p>SDH</text:p>
          </table:table-cell>
          <table:table-cell table:number-columns-repeated="99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/>
          <table:table-cell table:content-validation-name="val5"/>
          <table:table-cell table:style-name="ce2" table:content-validation-name="val6"/>
          <table:table-cell table:content-validation-name="val7"/>
          <table:table-cell table:style-name="ce7" table:formula="of:=IF(ISNA(VLOOKUP([.G19];[.$AA$1:.$AB$22];2;0));&quot;&quot;;VLOOKUP([.G19];[.$AA$1:.$AB$22];2;0))">
            <text:p/>
          </table:table-cell>
          <table:table-cell table:style-name="ce8" table:content-validation-name="val8"/>
          <table:table-cell table:number-columns-repeated="17"/>
          <table:table-cell table:style-name="ce11"/>
          <table:table-cell/>
          <table:table-cell table:style-name="ce12" office:value-type="string" calcext:value-type="string">
            <text:p>Soporte y Mantenimiento de Equipos de Cómputo</text:p>
          </table:table-cell>
          <table:table-cell table:style-name="ce2" office:value-type="string" calcext:value-type="string">
            <text:p>SYMEC</text:p>
          </table:table-cell>
          <table:table-cell table:number-columns-repeated="99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/>
          <table:table-cell table:content-validation-name="val5"/>
          <table:table-cell table:style-name="ce2" table:content-validation-name="val6"/>
          <table:table-cell table:content-validation-name="val7"/>
          <table:table-cell table:style-name="ce7" table:formula="of:=IF(ISNA(VLOOKUP([.G20];[.$AA$1:.$AB$22];2;0));&quot;&quot;;VLOOKUP([.G20];[.$AA$1:.$AB$22];2;0))">
            <text:p/>
          </table:table-cell>
          <table:table-cell table:style-name="ce8" table:content-validation-name="val8"/>
          <table:table-cell table:number-columns-repeated="19"/>
          <table:table-cell table:style-name="ce2" office:value-type="string" calcext:value-type="string">
            <text:p>Transformación de Plásticos</text:p>
          </table:table-cell>
          <table:table-cell table:style-name="ce2" office:value-type="string" calcext:value-type="string">
            <text:p>TP</text:p>
          </table:table-cell>
          <table:table-cell table:number-columns-repeated="99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/>
          <table:table-cell table:content-validation-name="val5"/>
          <table:table-cell table:style-name="ce2" table:content-validation-name="val6"/>
          <table:table-cell table:content-validation-name="val7"/>
          <table:table-cell table:style-name="ce7" table:formula="of:=IF(ISNA(VLOOKUP([.G21];[.$AA$1:.$AB$22];2;0));&quot;&quot;;VLOOKUP([.G21];[.$AA$1:.$AB$22];2;0))">
            <text:p/>
          </table:table-cell>
          <table:table-cell table:style-name="ce8" table:content-validation-name="val8"/>
          <table:table-cell table:number-columns-repeated="19"/>
          <table:table-cell table:style-name="ce2" office:value-type="string" calcext:value-type="string">
            <text:p>Trabajo Social</text:p>
          </table:table-cell>
          <table:table-cell table:style-name="ce2" office:value-type="string" calcext:value-type="string">
            <text:p>TS</text:p>
          </table:table-cell>
          <table:table-cell table:number-columns-repeated="99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3"/>
          <table:table-cell table:content-validation-name="val5"/>
          <table:table-cell table:style-name="ce2" table:content-validation-name="val6"/>
          <table:table-cell table:content-validation-name="val7"/>
          <table:table-cell table:style-name="ce7" table:formula="of:=IF(ISNA(VLOOKUP([.G22];[.$AA$1:.$AB$22];2;0));&quot;&quot;;VLOOKUP([.G22];[.$AA$1:.$AB$22];2;0))">
            <text:p/>
          </table:table-cell>
          <table:table-cell table:style-name="ce8" table:content-validation-name="val8"/>
          <table:table-cell table:number-columns-repeated="19"/>
          <table:table-cell table:style-name="ce2" office:value-type="string" calcext:value-type="string">
            <text:p>Ciencia de Datos e Información</text:p>
          </table:table-cell>
          <table:table-cell table:style-name="ce2" office:value-type="string" calcext:value-type="string">
            <text:p>CDI</text:p>
          </table:table-cell>
          <table:table-cell table:number-columns-repeated="99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"/>
          <table:table-cell table:content-validation-name="val5"/>
          <table:table-cell table:style-name="ce2" table:content-validation-name="val6"/>
          <table:table-cell table:content-validation-name="val7"/>
          <table:table-cell table:style-name="ce7" table:formula="of:=IF(ISNA(VLOOKUP([.G23];[.$AA$1:.$AB$22];2;0));&quot;&quot;;VLOOKUP([.G23];[.$AA$1:.$AB$22];2;0))">
            <text:p/>
          </table:table-cell>
          <table:table-cell table:style-name="ce8" table:content-validation-name="val8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/>
          <table:table-cell table:style-name="ce6"/>
          <table:table-cell/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/>
          <table:table-cell table:style-name="ce6"/>
          <table:table-cell/>
          <table:table-cell table:style-name="ce10"/>
          <table:table-cell table:number-columns-repeated="1017"/>
        </table:table-row>
        <table:table-row table:style-name="ro1" table:number-rows-repeated="17">
          <table:table-cell table:number-columns-repeated="2"/>
          <table:table-cell table:style-name="ce6"/>
          <table:table-cell/>
          <table:table-cell table:style-name="ce6"/>
          <table:table-cell table:number-columns-repeated="1019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####'.$A$1" table:cell-range-address="$'105 Z.S'.$A$1:.$I$23"/>
        </table:named-expressions>
      </table:table>
      <table:table table:name="103 Z.S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5" table:default-cell-style-name="Default"/>
        <table:table-column table:style-name="co11" table:default-cell-style-name="Default"/>
        <table:table-column table:style-name="co9" table:number-columns-repeated="99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OTOGRAFIAS</text:p>
          </table:table-cell>
          <table:table-cell table:style-name="ce5" office:value-type="string" calcext:value-type="string">
            <text:p>ESC</text:p>
          </table:table-cell>
          <table:table-cell table:style-name="ce5" office:value-type="string" calcext:value-type="string">
            <text:p>TN</text:p>
          </table:table-cell>
          <table:table-cell table:style-name="ce5" office:value-type="string" calcext:value-type="string">
            <text:p>GP</text:p>
          </table:table-cell>
          <table:table-cell table:style-name="ce1" office:value-type="string" calcext:value-type="string">
            <text:p>ab <text:s/>NO SE ESCRIBE NADA EN ESTE CAMPO</text:p>
          </table:table-cell>
          <table:table-cell table:style-name="ce1" office:value-type="string" calcext:value-type="string">
            <text:p>TECNICOS EN: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OBSERVACIONES</text:p>
          </table:table-cell>
          <table:table-cell/>
          <table:table-cell table:formula="of:=[.B1]&amp;&quot;_&quot;&amp;[.C1]&amp;&quot;_&quot;&amp;[.D1]&amp;&quot;_&quot;&amp;[.E1]&amp;&quot;_&quot;&amp;[.F1]&amp;&quot;_8x24&quot;" office:value-type="string" office:string-value="FOTOGRAFIAS_ESC_TN_GP_ab  NO SE ESCRIBE NADA EN ESTE CAMPO_8x24" calcext:value-type="string">
            <text:p>FOTOGRAFIAS_ESC_TN_GP_ab <text:s/>NO SE ESCRIBE NADA EN ESTE CAMPO_8x24</text:p>
          </table:table-cell>
          <table:table-cell table:number-columns-repeated="13"/>
          <table:table-cell table:style-name="ce11"/>
          <table:table-cell/>
          <table:table-cell table:style-name="ce12" office:value-type="string" calcext:value-type="string">
            <text:p>Administración de Recursos Humanos</text:p>
          </table:table-cell>
          <table:table-cell table:style-name="ce2" office:value-type="string" calcext:value-type="string">
            <text:p>RH</text:p>
          </table:table-cell>
          <table:table-cell table:number-columns-repeated="99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float" office:value="111411071127" calcext:value-type="float">
            <text:p>1114-1107-1127</text:p>
          </table:table-cell>
          <table:table-cell table:style-name="ce2" table:content-validation-name="val9" office:value-type="float" office:value="103" calcext:value-type="float">
            <text:p>103</text:p>
          </table:table-cell>
          <table:table-cell table:style-name="ce2" table:content-validation-name="val10" office:value-type="string" calcext:value-type="string">
            <text:p>MAT</text:p>
          </table:table-cell>
          <table:table-cell table:style-name="ce2" table:content-validation-name="val11" office:value-type="string" calcext:value-type="string">
            <text:p>B</text:p>
          </table:table-cell>
          <table:table-cell table:style-name="ce7" table:formula="of:=IF(ISNA(VLOOKUP([.G2];[.$AA$1:.$AB$22];2;0));&quot;&quot;;VLOOKUP([.G2];[.$AA$1:.$AB$22];2;0))" office:value-type="string" office:string-value="RH" calcext:value-type="string">
            <text:p>RH</text:p>
          </table:table-cell>
          <table:table-cell table:style-name="ce8" table:content-validation-name="val12" office:value-type="string" calcext:value-type="string">
            <text:p>Administración de Recursos Humanos</text:p>
          </table:table-cell>
          <table:table-cell table:style-name="ce2" office:value-type="string" calcext:value-type="string">
            <text:p>DORADO</text:p>
          </table:table-cell>
          <table:table-cell table:number-columns-repeated="16"/>
          <table:table-cell table:style-name="ce11"/>
          <table:table-cell/>
          <table:table-cell table:style-name="ce12" office:value-type="string" calcext:value-type="string">
            <text:p>Construcción</text:p>
          </table:table-cell>
          <table:table-cell table:style-name="ce2" office:value-type="string" calcext:value-type="string">
            <text:p>CONST</text:p>
          </table:table-cell>
          <table:table-cell table:number-columns-repeated="99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float" office:value="116111401155" calcext:value-type="float">
            <text:p>1161-1140-1155</text:p>
          </table:table-cell>
          <table:table-cell table:style-name="ce2" table:content-validation-name="val9" office:value-type="float" office:value="103" calcext:value-type="float">
            <text:p>103</text:p>
          </table:table-cell>
          <table:table-cell table:style-name="ce2" table:content-validation-name="val10" office:value-type="string" calcext:value-type="string">
            <text:p>MAT</text:p>
          </table:table-cell>
          <table:table-cell table:style-name="ce2" table:content-validation-name="val11" office:value-type="string" calcext:value-type="string">
            <text:p>A</text:p>
          </table:table-cell>
          <table:table-cell table:style-name="ce7" table:formula="of:=IF(ISNA(VLOOKUP([.G3];[.$AA$1:.$AB$22];2;0));&quot;&quot;;VLOOKUP([.G3];[.$AA$1:.$AB$22];2;0))" office:value-type="string" office:string-value="QUIM" calcext:value-type="string">
            <text:p>QUIM</text:p>
          </table:table-cell>
          <table:table-cell table:style-name="ce8" table:content-validation-name="val12" office:value-type="string" calcext:value-type="string">
            <text:p>Laboratorista Químico</text:p>
          </table:table-cell>
          <table:table-cell table:style-name="ce2" office:value-type="string" calcext:value-type="string">
            <text:p>CELESTE</text:p>
          </table:table-cell>
          <table:table-cell table:number-columns-repeated="16"/>
          <table:table-cell table:style-name="ce11"/>
          <table:table-cell/>
          <table:table-cell table:style-name="ce12" office:value-type="string" calcext:value-type="string">
            <text:p>Contabilidad</text:p>
          </table:table-cell>
          <table:table-cell table:style-name="ce2" office:value-type="string" calcext:value-type="string">
            <text:p>CONTA</text:p>
          </table:table-cell>
          <table:table-cell table:number-columns-repeated="99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/>
          <table:table-cell table:content-validation-name="val9"/>
          <table:table-cell table:content-validation-name="val10"/>
          <table:table-cell table:content-validation-name="val11"/>
          <table:table-cell table:style-name="ce7" table:formula="of:=IF(ISNA(VLOOKUP([.G4];[.$AA$1:.$AB$22];2;0));&quot;&quot;;VLOOKUP([.G4];[.$AA$1:.$AB$22];2;0))">
            <text:p/>
          </table:table-cell>
          <table:table-cell table:style-name="ce8" table:content-validation-name="val12"/>
          <table:table-cell table:number-columns-repeated="17"/>
          <table:table-cell table:style-name="ce11"/>
          <table:table-cell/>
          <table:table-cell table:style-name="ce12" office:value-type="string" calcext:value-type="string">
            <text:p>Electricidad</text:p>
          </table:table-cell>
          <table:table-cell table:style-name="ce2" office:value-type="string" calcext:value-type="string">
            <text:p>ELEC</text:p>
          </table:table-cell>
          <table:table-cell table:number-columns-repeated="99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/>
          <table:table-cell table:content-validation-name="val9"/>
          <table:table-cell table:content-validation-name="val10"/>
          <table:table-cell table:content-validation-name="val11"/>
          <table:table-cell table:style-name="ce7" table:formula="of:=IF(ISNA(VLOOKUP([.G5];[.$AA$1:.$AB$22];2;0));&quot;&quot;;VLOOKUP([.G5];[.$AA$1:.$AB$22];2;0))">
            <text:p/>
          </table:table-cell>
          <table:table-cell table:style-name="ce8" table:content-validation-name="val12"/>
          <table:table-cell table:number-columns-repeated="17"/>
          <table:table-cell table:style-name="ce11"/>
          <table:table-cell/>
          <table:table-cell table:style-name="ce12" office:value-type="string" calcext:value-type="string">
            <text:p>Electrónica</text:p>
          </table:table-cell>
          <table:table-cell table:style-name="ce2" office:value-type="string" calcext:value-type="string">
            <text:p>ELECTRO</text:p>
          </table:table-cell>
          <table:table-cell table:number-columns-repeated="99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/>
          <table:table-cell table:content-validation-name="val9"/>
          <table:table-cell table:content-validation-name="val10"/>
          <table:table-cell table:content-validation-name="val11"/>
          <table:table-cell table:style-name="ce7" table:formula="of:=IF(ISNA(VLOOKUP([.G6];[.$AA$1:.$AB$22];2;0));&quot;&quot;;VLOOKUP([.G6];[.$AA$1:.$AB$22];2;0))">
            <text:p/>
          </table:table-cell>
          <table:table-cell table:style-name="ce8" table:content-validation-name="val12"/>
          <table:table-cell table:number-columns-repeated="17"/>
          <table:table-cell table:style-name="ce11"/>
          <table:table-cell/>
          <table:table-cell table:style-name="ce12" office:value-type="string" calcext:value-type="string">
            <text:p>Enfermería General</text:p>
          </table:table-cell>
          <table:table-cell table:style-name="ce2" office:value-type="string" calcext:value-type="string">
            <text:p>ENFE</text:p>
          </table:table-cell>
          <table:table-cell table:number-columns-repeated="99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/>
          <table:table-cell table:content-validation-name="val9"/>
          <table:table-cell table:content-validation-name="val10"/>
          <table:table-cell table:content-validation-name="val11"/>
          <table:table-cell table:style-name="ce7" table:formula="of:=IF(ISNA(VLOOKUP([.G7];[.$AA$1:.$AB$22];2;0));&quot;&quot;;VLOOKUP([.G7];[.$AA$1:.$AB$22];2;0))">
            <text:p/>
          </table:table-cell>
          <table:table-cell table:style-name="ce8" table:content-validation-name="val12"/>
          <table:table-cell table:number-columns-repeated="17"/>
          <table:table-cell table:style-name="ce11"/>
          <table:table-cell/>
          <table:table-cell table:style-name="ce12" office:value-type="string" calcext:value-type="string">
            <text:p>Laboratorista Clínico</text:p>
          </table:table-cell>
          <table:table-cell table:style-name="ce2" office:value-type="string" calcext:value-type="string">
            <text:p>LAB</text:p>
          </table:table-cell>
          <table:table-cell table:number-columns-repeated="99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/>
          <table:table-cell table:content-validation-name="val9"/>
          <table:table-cell table:content-validation-name="val10"/>
          <table:table-cell table:content-validation-name="val11"/>
          <table:table-cell table:style-name="ce7" table:formula="of:=IF(ISNA(VLOOKUP([.G8];[.$AA$1:.$AB$22];2;0));&quot;&quot;;VLOOKUP([.G8];[.$AA$1:.$AB$22];2;0))">
            <text:p/>
          </table:table-cell>
          <table:table-cell table:style-name="ce8" table:content-validation-name="val12"/>
          <table:table-cell table:number-columns-repeated="17"/>
          <table:table-cell table:style-name="ce11"/>
          <table:table-cell/>
          <table:table-cell table:style-name="ce12" office:value-type="string" calcext:value-type="string">
            <text:p>Laboratorista Químico</text:p>
          </table:table-cell>
          <table:table-cell table:style-name="ce2" office:value-type="string" calcext:value-type="string">
            <text:p>QUIM</text:p>
          </table:table-cell>
          <table:table-cell table:number-columns-repeated="99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/>
          <table:table-cell table:content-validation-name="val9"/>
          <table:table-cell table:content-validation-name="val10"/>
          <table:table-cell table:content-validation-name="val11"/>
          <table:table-cell table:style-name="ce7" table:formula="of:=IF(ISNA(VLOOKUP([.G9];[.$AA$1:.$AB$22];2;0));&quot;&quot;;VLOOKUP([.G9];[.$AA$1:.$AB$22];2;0))">
            <text:p/>
          </table:table-cell>
          <table:table-cell table:style-name="ce8" table:content-validation-name="val12"/>
          <table:table-cell table:number-columns-repeated="17"/>
          <table:table-cell table:style-name="ce11"/>
          <table:table-cell/>
          <table:table-cell table:style-name="ce12" office:value-type="string" calcext:value-type="string">
            <text:p>Logística</text:p>
          </table:table-cell>
          <table:table-cell table:style-name="ce2" office:value-type="string" calcext:value-type="string">
            <text:p>LOG</text:p>
          </table:table-cell>
          <table:table-cell table:number-columns-repeated="99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/>
          <table:table-cell table:content-validation-name="val9"/>
          <table:table-cell table:style-name="ce2" table:content-validation-name="val10"/>
          <table:table-cell table:content-validation-name="val11"/>
          <table:table-cell table:style-name="ce7" table:formula="of:=IF(ISNA(VLOOKUP([.G10];[.$AA$1:.$AB$22];2;0));&quot;&quot;;VLOOKUP([.G10];[.$AA$1:.$AB$22];2;0))">
            <text:p/>
          </table:table-cell>
          <table:table-cell table:style-name="ce8" table:content-validation-name="val12"/>
          <table:table-cell table:number-columns-repeated="17"/>
          <table:table-cell table:style-name="ce11"/>
          <table:table-cell/>
          <table:table-cell table:style-name="ce12" office:value-type="string" calcext:value-type="string">
            <text:p>Mantenimiento Automotriz</text:p>
          </table:table-cell>
          <table:table-cell table:style-name="ce2" office:value-type="string" calcext:value-type="string">
            <text:p>MANT</text:p>
          </table:table-cell>
          <table:table-cell table:number-columns-repeated="99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/>
          <table:table-cell table:content-validation-name="val9"/>
          <table:table-cell table:style-name="ce2" table:content-validation-name="val10"/>
          <table:table-cell table:content-validation-name="val11"/>
          <table:table-cell table:style-name="ce7" table:formula="of:=IF(ISNA(VLOOKUP([.G11];[.$AA$1:.$AB$22];2;0));&quot;&quot;;VLOOKUP([.G11];[.$AA$1:.$AB$22];2;0))">
            <text:p/>
          </table:table-cell>
          <table:table-cell table:style-name="ce8" table:content-validation-name="val12"/>
          <table:table-cell table:number-columns-repeated="17"/>
          <table:table-cell table:style-name="ce11"/>
          <table:table-cell/>
          <table:table-cell table:style-name="ce12" office:value-type="string" calcext:value-type="string">
            <text:p>Mantenimiento Industrial</text:p>
          </table:table-cell>
          <table:table-cell table:style-name="ce2" office:value-type="string" calcext:value-type="string">
            <text:p>MANTIND</text:p>
          </table:table-cell>
          <table:table-cell table:number-columns-repeated="99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/>
          <table:table-cell table:content-validation-name="val9"/>
          <table:table-cell table:style-name="ce2" table:content-validation-name="val10"/>
          <table:table-cell table:content-validation-name="val11"/>
          <table:table-cell table:style-name="ce7" table:formula="of:=IF(ISNA(VLOOKUP([.G12];[.$AA$1:.$AB$22];2;0));&quot;&quot;;VLOOKUP([.G12];[.$AA$1:.$AB$22];2;0))">
            <text:p/>
          </table:table-cell>
          <table:table-cell table:style-name="ce8" table:content-validation-name="val12"/>
          <table:table-cell table:number-columns-repeated="17"/>
          <table:table-cell table:style-name="ce11"/>
          <table:table-cell/>
          <table:table-cell table:style-name="ce12" office:value-type="string" calcext:value-type="string">
            <text:p>Mecánica Industrial</text:p>
          </table:table-cell>
          <table:table-cell table:style-name="ce2" office:value-type="string" calcext:value-type="string">
            <text:p>MECIND</text:p>
          </table:table-cell>
          <table:table-cell table:number-columns-repeated="99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/>
          <table:table-cell table:content-validation-name="val9"/>
          <table:table-cell table:style-name="ce2" table:content-validation-name="val10"/>
          <table:table-cell table:content-validation-name="val11"/>
          <table:table-cell table:style-name="ce7" table:formula="of:=IF(ISNA(VLOOKUP([.G13];[.$AA$1:.$AB$22];2;0));&quot;&quot;;VLOOKUP([.G13];[.$AA$1:.$AB$22];2;0))">
            <text:p/>
          </table:table-cell>
          <table:table-cell table:style-name="ce8" table:content-validation-name="val12"/>
          <table:table-cell table:number-columns-repeated="17"/>
          <table:table-cell table:style-name="ce11"/>
          <table:table-cell/>
          <table:table-cell table:style-name="ce12" office:value-type="string" calcext:value-type="string">
            <text:p>Mecatrónica</text:p>
          </table:table-cell>
          <table:table-cell table:style-name="ce2" office:value-type="string" calcext:value-type="string">
            <text:p>MECA</text:p>
          </table:table-cell>
          <table:table-cell table:number-columns-repeated="99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/>
          <table:table-cell table:content-validation-name="val9"/>
          <table:table-cell table:style-name="ce2" table:content-validation-name="val10"/>
          <table:table-cell table:content-validation-name="val11"/>
          <table:table-cell table:style-name="ce7" table:formula="of:=IF(ISNA(VLOOKUP([.G14];[.$AA$1:.$AB$22];2;0));&quot;&quot;;VLOOKUP([.G14];[.$AA$1:.$AB$22];2;0))">
            <text:p/>
          </table:table-cell>
          <table:table-cell table:style-name="ce8" table:content-validation-name="val12"/>
          <table:table-cell table:number-columns-repeated="17"/>
          <table:table-cell table:style-name="ce11"/>
          <table:table-cell/>
          <table:table-cell table:style-name="ce12" office:value-type="string" calcext:value-type="string">
            <text:p>Medios de Comunicación</text:p>
          </table:table-cell>
          <table:table-cell table:style-name="ce2" office:value-type="string" calcext:value-type="string">
            <text:p>MC</text:p>
          </table:table-cell>
          <table:table-cell table:number-columns-repeated="99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/>
          <table:table-cell table:content-validation-name="val9"/>
          <table:table-cell table:style-name="ce2" table:content-validation-name="val10"/>
          <table:table-cell table:content-validation-name="val11"/>
          <table:table-cell table:style-name="ce7" table:formula="of:=IF(ISNA(VLOOKUP([.G15];[.$AA$1:.$AB$22];2;0));&quot;&quot;;VLOOKUP([.G15];[.$AA$1:.$AB$22];2;0))">
            <text:p/>
          </table:table-cell>
          <table:table-cell table:style-name="ce8" table:content-validation-name="val12"/>
          <table:table-cell table:number-columns-repeated="17"/>
          <table:table-cell table:style-name="ce11"/>
          <table:table-cell/>
          <table:table-cell table:style-name="ce12" office:value-type="string" calcext:value-type="string">
            <text:p>Preparación De Alimentos Y Bebidas</text:p>
          </table:table-cell>
          <table:table-cell table:style-name="ce2" office:value-type="string" calcext:value-type="string">
            <text:p>PAYB</text:p>
          </table:table-cell>
          <table:table-cell table:number-columns-repeated="99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/>
          <table:table-cell table:content-validation-name="val9"/>
          <table:table-cell table:style-name="ce2" table:content-validation-name="val10"/>
          <table:table-cell table:content-validation-name="val11"/>
          <table:table-cell table:style-name="ce7" table:formula="of:=IF(ISNA(VLOOKUP([.G16];[.$AA$1:.$AB$22];2;0));&quot;&quot;;VLOOKUP([.G16];[.$AA$1:.$AB$22];2;0))">
            <text:p/>
          </table:table-cell>
          <table:table-cell table:style-name="ce8" table:content-validation-name="val12"/>
          <table:table-cell table:number-columns-repeated="17"/>
          <table:table-cell table:style-name="ce11"/>
          <table:table-cell/>
          <table:table-cell table:style-name="ce12" office:value-type="string" calcext:value-type="string">
            <text:p>Programación</text:p>
          </table:table-cell>
          <table:table-cell table:style-name="ce2" office:value-type="string" calcext:value-type="string">
            <text:p>PROG</text:p>
          </table:table-cell>
          <table:table-cell table:number-columns-repeated="99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/>
          <table:table-cell table:content-validation-name="val9"/>
          <table:table-cell table:style-name="ce2" table:content-validation-name="val10"/>
          <table:table-cell table:content-validation-name="val11"/>
          <table:table-cell table:style-name="ce7" table:formula="of:=IF(ISNA(VLOOKUP([.G17];[.$AA$1:.$AB$22];2;0));&quot;&quot;;VLOOKUP([.G17];[.$AA$1:.$AB$22];2;0))">
            <text:p/>
          </table:table-cell>
          <table:table-cell table:style-name="ce8" table:content-validation-name="val12"/>
          <table:table-cell table:number-columns-repeated="17"/>
          <table:table-cell table:style-name="ce11"/>
          <table:table-cell/>
          <table:table-cell table:style-name="ce12" office:value-type="string" calcext:value-type="string">
            <text:p>Secretariado Ejecutivo Bilingüe</text:p>
          </table:table-cell>
          <table:table-cell table:style-name="ce2" office:value-type="string" calcext:value-type="string">
            <text:p>EJEC</text:p>
          </table:table-cell>
          <table:table-cell table:number-columns-repeated="99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/>
          <table:table-cell table:content-validation-name="val9"/>
          <table:table-cell table:style-name="ce2" table:content-validation-name="val10"/>
          <table:table-cell table:content-validation-name="val11"/>
          <table:table-cell table:style-name="ce7" table:formula="of:=IF(ISNA(VLOOKUP([.G18];[.$AA$1:.$AB$22];2;0));&quot;&quot;;VLOOKUP([.G18];[.$AA$1:.$AB$22];2;0))">
            <text:p/>
          </table:table-cell>
          <table:table-cell table:style-name="ce8" table:content-validation-name="val12"/>
          <table:table-cell table:number-columns-repeated="17"/>
          <table:table-cell table:style-name="ce11"/>
          <table:table-cell/>
          <table:table-cell table:style-name="ce12" office:value-type="string" calcext:value-type="string">
            <text:p>Servicios de Hospedaje</text:p>
          </table:table-cell>
          <table:table-cell table:style-name="ce2" office:value-type="string" calcext:value-type="string">
            <text:p>SDH</text:p>
          </table:table-cell>
          <table:table-cell table:number-columns-repeated="99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/>
          <table:table-cell table:content-validation-name="val9"/>
          <table:table-cell table:style-name="ce2" table:content-validation-name="val10"/>
          <table:table-cell table:content-validation-name="val11"/>
          <table:table-cell table:style-name="ce7" table:formula="of:=IF(ISNA(VLOOKUP([.G19];[.$AA$1:.$AB$22];2;0));&quot;&quot;;VLOOKUP([.G19];[.$AA$1:.$AB$22];2;0))">
            <text:p/>
          </table:table-cell>
          <table:table-cell table:style-name="ce8" table:content-validation-name="val12"/>
          <table:table-cell table:number-columns-repeated="17"/>
          <table:table-cell table:style-name="ce11"/>
          <table:table-cell/>
          <table:table-cell table:style-name="ce12" office:value-type="string" calcext:value-type="string">
            <text:p>Soporte y Mantenimiento de Equipos de Cómputo</text:p>
          </table:table-cell>
          <table:table-cell table:style-name="ce2" office:value-type="string" calcext:value-type="string">
            <text:p>SYMEC</text:p>
          </table:table-cell>
          <table:table-cell table:number-columns-repeated="99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/>
          <table:table-cell table:content-validation-name="val9"/>
          <table:table-cell table:style-name="ce2" table:content-validation-name="val10"/>
          <table:table-cell table:content-validation-name="val11"/>
          <table:table-cell table:style-name="ce7" table:formula="of:=IF(ISNA(VLOOKUP([.G20];[.$AA$1:.$AB$22];2;0));&quot;&quot;;VLOOKUP([.G20];[.$AA$1:.$AB$22];2;0))">
            <text:p/>
          </table:table-cell>
          <table:table-cell table:style-name="ce8" table:content-validation-name="val12"/>
          <table:table-cell table:number-columns-repeated="19"/>
          <table:table-cell table:style-name="ce2" office:value-type="string" calcext:value-type="string">
            <text:p>Transformación de Plásticos</text:p>
          </table:table-cell>
          <table:table-cell table:style-name="ce2" office:value-type="string" calcext:value-type="string">
            <text:p>TP</text:p>
          </table:table-cell>
          <table:table-cell table:number-columns-repeated="99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/>
          <table:table-cell table:content-validation-name="val9"/>
          <table:table-cell table:style-name="ce2" table:content-validation-name="val10"/>
          <table:table-cell table:content-validation-name="val11"/>
          <table:table-cell table:style-name="ce7" table:formula="of:=IF(ISNA(VLOOKUP([.G21];[.$AA$1:.$AB$22];2;0));&quot;&quot;;VLOOKUP([.G21];[.$AA$1:.$AB$22];2;0))">
            <text:p/>
          </table:table-cell>
          <table:table-cell table:style-name="ce8" table:content-validation-name="val12"/>
          <table:table-cell table:number-columns-repeated="19"/>
          <table:table-cell table:style-name="ce2" office:value-type="string" calcext:value-type="string">
            <text:p>Trabajo Social</text:p>
          </table:table-cell>
          <table:table-cell table:style-name="ce2" office:value-type="string" calcext:value-type="string">
            <text:p>TS</text:p>
          </table:table-cell>
          <table:table-cell table:number-columns-repeated="99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3"/>
          <table:table-cell table:content-validation-name="val9"/>
          <table:table-cell table:style-name="ce2" table:content-validation-name="val10"/>
          <table:table-cell table:content-validation-name="val11"/>
          <table:table-cell table:style-name="ce7" table:formula="of:=IF(ISNA(VLOOKUP([.G22];[.$AA$1:.$AB$22];2;0));&quot;&quot;;VLOOKUP([.G22];[.$AA$1:.$AB$22];2;0))">
            <text:p/>
          </table:table-cell>
          <table:table-cell table:style-name="ce8" table:content-validation-name="val12"/>
          <table:table-cell table:number-columns-repeated="19"/>
          <table:table-cell table:style-name="ce2" office:value-type="string" calcext:value-type="string">
            <text:p>Ciencia de Datos e Información</text:p>
          </table:table-cell>
          <table:table-cell table:style-name="ce2" office:value-type="string" calcext:value-type="string">
            <text:p>CDI</text:p>
          </table:table-cell>
          <table:table-cell table:number-columns-repeated="99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"/>
          <table:table-cell table:content-validation-name="val9"/>
          <table:table-cell table:style-name="ce2" table:content-validation-name="val10"/>
          <table:table-cell table:content-validation-name="val11"/>
          <table:table-cell table:style-name="ce7" table:formula="of:=IF(ISNA(VLOOKUP([.G23];[.$AA$1:.$AB$22];2;0));&quot;&quot;;VLOOKUP([.G23];[.$AA$1:.$AB$22];2;0))">
            <text:p/>
          </table:table-cell>
          <table:table-cell table:style-name="ce8" table:content-validation-name="val1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/>
          <table:table-cell table:style-name="ce6"/>
          <table:table-cell/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/>
          <table:table-cell table:style-name="ce6"/>
          <table:table-cell/>
          <table:table-cell table:style-name="ce10"/>
          <table:table-cell table:number-columns-repeated="1017"/>
        </table:table-row>
        <table:table-row table:style-name="ro1" table:number-rows-repeated="17">
          <table:table-cell table:number-columns-repeated="2"/>
          <table:table-cell table:style-name="ce6"/>
          <table:table-cell/>
          <table:table-cell table:style-name="ce6"/>
          <table:table-cell table:number-columns-repeated="1019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####'.$A$1" table:cell-range-address="$'103 Z.S'.$A$1:.$I$23"/>
        </table:named-expressions>
      </table:table>
      <table:table table:name="98 Z.S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5" table:default-cell-style-name="Default"/>
        <table:table-column table:style-name="co11" table:default-cell-style-name="Default"/>
        <table:table-column table:style-name="co9" table:number-columns-repeated="99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OTOGRAFIAS</text:p>
          </table:table-cell>
          <table:table-cell table:style-name="ce5" office:value-type="string" calcext:value-type="string">
            <text:p>ESC</text:p>
          </table:table-cell>
          <table:table-cell table:style-name="ce5" office:value-type="string" calcext:value-type="string">
            <text:p>TN</text:p>
          </table:table-cell>
          <table:table-cell table:style-name="ce5" office:value-type="string" calcext:value-type="string">
            <text:p>GP</text:p>
          </table:table-cell>
          <table:table-cell table:style-name="ce1" office:value-type="string" calcext:value-type="string">
            <text:p>ab <text:s/>NO SE ESCRIBE NADA EN ESTE CAMPO</text:p>
          </table:table-cell>
          <table:table-cell table:style-name="ce1" office:value-type="string" calcext:value-type="string">
            <text:p>TECNICOS EN: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OBSERVACIONES</text:p>
          </table:table-cell>
          <table:table-cell/>
          <table:table-cell table:formula="of:=[.B1]&amp;&quot;_&quot;&amp;[.C1]&amp;&quot;_&quot;&amp;[.D1]&amp;&quot;_&quot;&amp;[.E1]&amp;&quot;_&quot;&amp;[.F1]&amp;&quot;_8x24&quot;" office:value-type="string" office:string-value="FOTOGRAFIAS_ESC_TN_GP_ab  NO SE ESCRIBE NADA EN ESTE CAMPO_8x24" calcext:value-type="string">
            <text:p>FOTOGRAFIAS_ESC_TN_GP_ab <text:s/>NO SE ESCRIBE NADA EN ESTE CAMPO_8x24</text:p>
          </table:table-cell>
          <table:table-cell table:number-columns-repeated="13"/>
          <table:table-cell table:style-name="ce11"/>
          <table:table-cell/>
          <table:table-cell table:style-name="ce12" office:value-type="string" calcext:value-type="string">
            <text:p>Administración de Recursos Humanos</text:p>
          </table:table-cell>
          <table:table-cell table:style-name="ce2" office:value-type="string" calcext:value-type="string">
            <text:p>RH</text:p>
          </table:table-cell>
          <table:table-cell table:number-columns-repeated="99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float" office:value="336833573396" calcext:value-type="float">
            <text:p>3368-3357-3396</text:p>
          </table:table-cell>
          <table:table-cell table:style-name="ce2" table:content-validation-name="val13" office:value-type="float" office:value="98" calcext:value-type="float">
            <text:p>98</text:p>
          </table:table-cell>
          <table:table-cell table:style-name="ce2" table:content-validation-name="val14" office:value-type="string" calcext:value-type="string">
            <text:p>MAT</text:p>
          </table:table-cell>
          <table:table-cell table:style-name="ce2" table:content-validation-name="val15" office:value-type="string" calcext:value-type="string">
            <text:p>A</text:p>
          </table:table-cell>
          <table:table-cell table:style-name="ce7" table:formula="of:=IF(ISNA(VLOOKUP([.G2];[.$AA$1:.$AB$22];2;0));&quot;&quot;;VLOOKUP([.G2];[.$AA$1:.$AB$22];2;0))" office:value-type="string" office:string-value="CONTA" calcext:value-type="string">
            <text:p>CONTA</text:p>
          </table:table-cell>
          <table:table-cell table:style-name="ce8" table:content-validation-name="val16" office:value-type="string" calcext:value-type="string">
            <text:p>Contabilidad</text:p>
          </table:table-cell>
          <table:table-cell table:style-name="ce2" office:value-type="string" calcext:value-type="string">
            <text:p>PLATEADO</text:p>
          </table:table-cell>
          <table:table-cell table:number-columns-repeated="16"/>
          <table:table-cell table:style-name="ce11"/>
          <table:table-cell/>
          <table:table-cell table:style-name="ce12" office:value-type="string" calcext:value-type="string">
            <text:p>Construcción</text:p>
          </table:table-cell>
          <table:table-cell table:style-name="ce2" office:value-type="string" calcext:value-type="string">
            <text:p>CONST</text:p>
          </table:table-cell>
          <table:table-cell table:number-columns-repeated="99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float" office:value="343034193451" calcext:value-type="float">
            <text:p>3430-3419-3451</text:p>
          </table:table-cell>
          <table:table-cell table:style-name="ce2" table:content-validation-name="val13" office:value-type="float" office:value="98" calcext:value-type="float">
            <text:p>98</text:p>
          </table:table-cell>
          <table:table-cell table:style-name="ce2" table:content-validation-name="val14" office:value-type="string" calcext:value-type="string">
            <text:p>MAT</text:p>
          </table:table-cell>
          <table:table-cell table:style-name="ce2" table:content-validation-name="val15" office:value-type="string" calcext:value-type="string">
            <text:p>B</text:p>
          </table:table-cell>
          <table:table-cell table:style-name="ce7" table:formula="of:=IF(ISNA(VLOOKUP([.G3];[.$AA$1:.$AB$22];2;0));&quot;&quot;;VLOOKUP([.G3];[.$AA$1:.$AB$22];2;0))" office:value-type="string" office:string-value="ELEC" calcext:value-type="string">
            <text:p>ELEC</text:p>
          </table:table-cell>
          <table:table-cell table:style-name="ce8" table:content-validation-name="val16" office:value-type="string" calcext:value-type="string">
            <text:p>Electricidad</text:p>
          </table:table-cell>
          <table:table-cell table:style-name="ce2" office:value-type="string" calcext:value-type="string">
            <text:p>DORADO</text:p>
          </table:table-cell>
          <table:table-cell table:number-columns-repeated="16"/>
          <table:table-cell table:style-name="ce11"/>
          <table:table-cell/>
          <table:table-cell table:style-name="ce12" office:value-type="string" calcext:value-type="string">
            <text:p>Contabilidad</text:p>
          </table:table-cell>
          <table:table-cell table:style-name="ce2" office:value-type="string" calcext:value-type="string">
            <text:p>CONTA</text:p>
          </table:table-cell>
          <table:table-cell table:number-columns-repeated="99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float" office:value="348034753499" calcext:value-type="float">
            <text:p>3480-3475-3499</text:p>
          </table:table-cell>
          <table:table-cell table:style-name="ce2" table:content-validation-name="val13" office:value-type="float" office:value="98" calcext:value-type="float">
            <text:p>98</text:p>
          </table:table-cell>
          <table:table-cell table:style-name="ce2" table:content-validation-name="val14" office:value-type="string" calcext:value-type="string">
            <text:p>MAT</text:p>
          </table:table-cell>
          <table:table-cell table:style-name="ce2" table:content-validation-name="val15" office:value-type="string" calcext:value-type="string">
            <text:p>C</text:p>
          </table:table-cell>
          <table:table-cell table:style-name="ce7" table:formula="of:=IF(ISNA(VLOOKUP([.G4];[.$AA$1:.$AB$22];2;0));&quot;&quot;;VLOOKUP([.G4];[.$AA$1:.$AB$22];2;0))" office:value-type="string" office:string-value="ENFE" calcext:value-type="string">
            <text:p>ENFE</text:p>
          </table:table-cell>
          <table:table-cell table:style-name="ce8" table:content-validation-name="val16" office:value-type="string" calcext:value-type="string">
            <text:p>Enfermería General</text:p>
          </table:table-cell>
          <table:table-cell table:style-name="ce2" office:value-type="string" calcext:value-type="string">
            <text:p>BLANCO</text:p>
          </table:table-cell>
          <table:table-cell table:style-name="ce2" office:value-type="string" calcext:value-type="string">
            <text:p>REVISAR QUEMADA</text:p>
          </table:table-cell>
          <table:table-cell table:number-columns-repeated="15"/>
          <table:table-cell table:style-name="ce11"/>
          <table:table-cell/>
          <table:table-cell table:style-name="ce12" office:value-type="string" calcext:value-type="string">
            <text:p>Electricidad</text:p>
          </table:table-cell>
          <table:table-cell table:style-name="ce2" office:value-type="string" calcext:value-type="string">
            <text:p>ELEC</text:p>
          </table:table-cell>
          <table:table-cell table:number-columns-repeated="99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float" office:value="353235193550" calcext:value-type="float">
            <text:p>3532-3519-3550</text:p>
          </table:table-cell>
          <table:table-cell table:style-name="ce2" table:content-validation-name="val13" office:value-type="float" office:value="98" calcext:value-type="float">
            <text:p>98</text:p>
          </table:table-cell>
          <table:table-cell table:style-name="ce2" table:content-validation-name="val14" office:value-type="string" calcext:value-type="string">
            <text:p>MAT</text:p>
          </table:table-cell>
          <table:table-cell table:style-name="ce2" table:content-validation-name="val15" office:value-type="string" calcext:value-type="string">
            <text:p>D</text:p>
          </table:table-cell>
          <table:table-cell table:style-name="ce7" table:formula="of:=IF(ISNA(VLOOKUP([.G5];[.$AA$1:.$AB$22];2;0));&quot;&quot;;VLOOKUP([.G5];[.$AA$1:.$AB$22];2;0))" office:value-type="string" office:string-value="ENFE" calcext:value-type="string">
            <text:p>ENFE</text:p>
          </table:table-cell>
          <table:table-cell table:style-name="ce8" table:content-validation-name="val16" office:value-type="string" calcext:value-type="string">
            <text:p>Enfermería General</text:p>
          </table:table-cell>
          <table:table-cell table:style-name="ce2" office:value-type="string" calcext:value-type="string">
            <text:p>BLANCO</text:p>
          </table:table-cell>
          <table:table-cell table:number-columns-repeated="16"/>
          <table:table-cell table:style-name="ce11"/>
          <table:table-cell/>
          <table:table-cell table:style-name="ce12" office:value-type="string" calcext:value-type="string">
            <text:p>Electrónica</text:p>
          </table:table-cell>
          <table:table-cell table:style-name="ce2" office:value-type="string" calcext:value-type="string">
            <text:p>ELECTRO</text:p>
          </table:table-cell>
          <table:table-cell table:number-columns-repeated="99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float" office:value="360135723610" calcext:value-type="float">
            <text:p>3601-3572-3610</text:p>
          </table:table-cell>
          <table:table-cell table:style-name="ce2" table:content-validation-name="val13" office:value-type="float" office:value="98" calcext:value-type="float">
            <text:p>98</text:p>
          </table:table-cell>
          <table:table-cell table:style-name="ce2" table:content-validation-name="val14" office:value-type="string" calcext:value-type="string">
            <text:p>MAT</text:p>
          </table:table-cell>
          <table:table-cell table:style-name="ce2" table:content-validation-name="val15" office:value-type="string" calcext:value-type="string">
            <text:p>E</text:p>
          </table:table-cell>
          <table:table-cell table:style-name="ce7" table:formula="of:=IF(ISNA(VLOOKUP([.G6];[.$AA$1:.$AB$22];2;0));&quot;&quot;;VLOOKUP([.G6];[.$AA$1:.$AB$22];2;0))" office:value-type="string" office:string-value="PROG" calcext:value-type="string">
            <text:p>PROG</text:p>
          </table:table-cell>
          <table:table-cell table:style-name="ce8" table:content-validation-name="val16" office:value-type="string" calcext:value-type="string">
            <text:p>Programación</text:p>
          </table:table-cell>
          <table:table-cell table:style-name="ce2" office:value-type="string" calcext:value-type="string">
            <text:p>GUINDA</text:p>
          </table:table-cell>
          <table:table-cell table:number-columns-repeated="16"/>
          <table:table-cell table:style-name="ce11"/>
          <table:table-cell/>
          <table:table-cell table:style-name="ce12" office:value-type="string" calcext:value-type="string">
            <text:p>Enfermería General</text:p>
          </table:table-cell>
          <table:table-cell table:style-name="ce2" office:value-type="string" calcext:value-type="string">
            <text:p>ENFE</text:p>
          </table:table-cell>
          <table:table-cell table:number-columns-repeated="99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float" office:value="364036283654" calcext:value-type="float">
            <text:p>3640-3628-3654</text:p>
          </table:table-cell>
          <table:table-cell table:style-name="ce2" table:content-validation-name="val13" office:value-type="float" office:value="98" calcext:value-type="float">
            <text:p>98</text:p>
          </table:table-cell>
          <table:table-cell table:style-name="ce2" table:content-validation-name="val14" office:value-type="string" calcext:value-type="string">
            <text:p>MAT</text:p>
          </table:table-cell>
          <table:table-cell table:style-name="ce2" table:content-validation-name="val15" office:value-type="string" calcext:value-type="string">
            <text:p>F</text:p>
          </table:table-cell>
          <table:table-cell table:style-name="ce7" table:formula="of:=IF(ISNA(VLOOKUP([.G7];[.$AA$1:.$AB$22];2;0));&quot;&quot;;VLOOKUP([.G7];[.$AA$1:.$AB$22];2;0))" office:value-type="string" office:string-value="PROG" calcext:value-type="string">
            <text:p>PROG</text:p>
          </table:table-cell>
          <table:table-cell table:style-name="ce8" table:content-validation-name="val16" office:value-type="string" calcext:value-type="string">
            <text:p>Programación</text:p>
          </table:table-cell>
          <table:table-cell table:style-name="ce2" office:value-type="string" calcext:value-type="string">
            <text:p>GUINDA</text:p>
          </table:table-cell>
          <table:table-cell table:number-columns-repeated="16"/>
          <table:table-cell table:style-name="ce11"/>
          <table:table-cell/>
          <table:table-cell table:style-name="ce12" office:value-type="string" calcext:value-type="string">
            <text:p>Laboratorista Clínico</text:p>
          </table:table-cell>
          <table:table-cell table:style-name="ce2" office:value-type="string" calcext:value-type="string">
            <text:p>LAB</text:p>
          </table:table-cell>
          <table:table-cell table:number-columns-repeated="99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float" office:value="369636783713" calcext:value-type="float">
            <text:p>3696-3678-3713</text:p>
          </table:table-cell>
          <table:table-cell table:style-name="ce2" table:content-validation-name="val13" office:value-type="float" office:value="98" calcext:value-type="float">
            <text:p>98</text:p>
          </table:table-cell>
          <table:table-cell table:style-name="ce2" table:content-validation-name="val14" office:value-type="string" calcext:value-type="string">
            <text:p>MAT</text:p>
          </table:table-cell>
          <table:table-cell table:style-name="ce2" table:content-validation-name="val15" office:value-type="string" calcext:value-type="string">
            <text:p>G</text:p>
          </table:table-cell>
          <table:table-cell table:style-name="ce7" table:formula="of:=IF(ISNA(VLOOKUP([.G8];[.$AA$1:.$AB$22];2;0));&quot;&quot;;VLOOKUP([.G8];[.$AA$1:.$AB$22];2;0))" office:value-type="string" office:string-value="MECA" calcext:value-type="string">
            <text:p>MECA</text:p>
          </table:table-cell>
          <table:table-cell table:style-name="ce8" table:content-validation-name="val16" office:value-type="string" calcext:value-type="string">
            <text:p>Mecatrónica</text:p>
          </table:table-cell>
          <table:table-cell table:style-name="ce2" office:value-type="string" calcext:value-type="string">
            <text:p>AZUL</text:p>
          </table:table-cell>
          <table:table-cell table:number-columns-repeated="16"/>
          <table:table-cell table:style-name="ce11"/>
          <table:table-cell/>
          <table:table-cell table:style-name="ce12" office:value-type="string" calcext:value-type="string">
            <text:p>Laboratorista Químico</text:p>
          </table:table-cell>
          <table:table-cell table:style-name="ce2" office:value-type="string" calcext:value-type="string">
            <text:p>QUIM</text:p>
          </table:table-cell>
          <table:table-cell table:number-columns-repeated="99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/>
          <table:table-cell table:content-validation-name="val13"/>
          <table:table-cell table:content-validation-name="val14"/>
          <table:table-cell table:content-validation-name="val15"/>
          <table:table-cell table:style-name="ce7" table:formula="of:=IF(ISNA(VLOOKUP([.G9];[.$AA$1:.$AB$22];2;0));&quot;&quot;;VLOOKUP([.G9];[.$AA$1:.$AB$22];2;0))">
            <text:p/>
          </table:table-cell>
          <table:table-cell table:style-name="ce8" table:content-validation-name="val16"/>
          <table:table-cell table:number-columns-repeated="17"/>
          <table:table-cell table:style-name="ce11"/>
          <table:table-cell/>
          <table:table-cell table:style-name="ce12" office:value-type="string" calcext:value-type="string">
            <text:p>Logística</text:p>
          </table:table-cell>
          <table:table-cell table:style-name="ce2" office:value-type="string" calcext:value-type="string">
            <text:p>LOG</text:p>
          </table:table-cell>
          <table:table-cell table:number-columns-repeated="99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/>
          <table:table-cell table:content-validation-name="val13"/>
          <table:table-cell table:style-name="ce2" table:content-validation-name="val14"/>
          <table:table-cell table:content-validation-name="val15"/>
          <table:table-cell table:style-name="ce7" table:formula="of:=IF(ISNA(VLOOKUP([.G10];[.$AA$1:.$AB$22];2;0));&quot;&quot;;VLOOKUP([.G10];[.$AA$1:.$AB$22];2;0))">
            <text:p/>
          </table:table-cell>
          <table:table-cell table:style-name="ce8" table:content-validation-name="val16"/>
          <table:table-cell table:number-columns-repeated="17"/>
          <table:table-cell table:style-name="ce11"/>
          <table:table-cell/>
          <table:table-cell table:style-name="ce12" office:value-type="string" calcext:value-type="string">
            <text:p>Mantenimiento Automotriz</text:p>
          </table:table-cell>
          <table:table-cell table:style-name="ce2" office:value-type="string" calcext:value-type="string">
            <text:p>MANT</text:p>
          </table:table-cell>
          <table:table-cell table:number-columns-repeated="99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/>
          <table:table-cell table:content-validation-name="val13"/>
          <table:table-cell table:style-name="ce2" table:content-validation-name="val14"/>
          <table:table-cell table:content-validation-name="val15"/>
          <table:table-cell table:style-name="ce7" table:formula="of:=IF(ISNA(VLOOKUP([.G11];[.$AA$1:.$AB$22];2;0));&quot;&quot;;VLOOKUP([.G11];[.$AA$1:.$AB$22];2;0))">
            <text:p/>
          </table:table-cell>
          <table:table-cell table:style-name="ce8" table:content-validation-name="val16"/>
          <table:table-cell table:number-columns-repeated="17"/>
          <table:table-cell table:style-name="ce11"/>
          <table:table-cell/>
          <table:table-cell table:style-name="ce12" office:value-type="string" calcext:value-type="string">
            <text:p>Mantenimiento Industrial</text:p>
          </table:table-cell>
          <table:table-cell table:style-name="ce2" office:value-type="string" calcext:value-type="string">
            <text:p>MANTIND</text:p>
          </table:table-cell>
          <table:table-cell table:number-columns-repeated="99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/>
          <table:table-cell table:content-validation-name="val13"/>
          <table:table-cell table:style-name="ce2" table:content-validation-name="val14"/>
          <table:table-cell table:content-validation-name="val15"/>
          <table:table-cell table:style-name="ce7" table:formula="of:=IF(ISNA(VLOOKUP([.G12];[.$AA$1:.$AB$22];2;0));&quot;&quot;;VLOOKUP([.G12];[.$AA$1:.$AB$22];2;0))">
            <text:p/>
          </table:table-cell>
          <table:table-cell table:style-name="ce8" table:content-validation-name="val16"/>
          <table:table-cell table:number-columns-repeated="17"/>
          <table:table-cell table:style-name="ce11"/>
          <table:table-cell/>
          <table:table-cell table:style-name="ce12" office:value-type="string" calcext:value-type="string">
            <text:p>Mecánica Industrial</text:p>
          </table:table-cell>
          <table:table-cell table:style-name="ce2" office:value-type="string" calcext:value-type="string">
            <text:p>MECIND</text:p>
          </table:table-cell>
          <table:table-cell table:number-columns-repeated="99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/>
          <table:table-cell table:content-validation-name="val13"/>
          <table:table-cell table:style-name="ce2" table:content-validation-name="val14"/>
          <table:table-cell table:content-validation-name="val15"/>
          <table:table-cell table:style-name="ce7" table:formula="of:=IF(ISNA(VLOOKUP([.G13];[.$AA$1:.$AB$22];2;0));&quot;&quot;;VLOOKUP([.G13];[.$AA$1:.$AB$22];2;0))">
            <text:p/>
          </table:table-cell>
          <table:table-cell table:style-name="ce8" table:content-validation-name="val16"/>
          <table:table-cell table:number-columns-repeated="17"/>
          <table:table-cell table:style-name="ce11"/>
          <table:table-cell/>
          <table:table-cell table:style-name="ce12" office:value-type="string" calcext:value-type="string">
            <text:p>Mecatrónica</text:p>
          </table:table-cell>
          <table:table-cell table:style-name="ce2" office:value-type="string" calcext:value-type="string">
            <text:p>MECA</text:p>
          </table:table-cell>
          <table:table-cell table:number-columns-repeated="99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/>
          <table:table-cell table:content-validation-name="val13"/>
          <table:table-cell table:style-name="ce2" table:content-validation-name="val14"/>
          <table:table-cell table:content-validation-name="val15"/>
          <table:table-cell table:style-name="ce7" table:formula="of:=IF(ISNA(VLOOKUP([.G14];[.$AA$1:.$AB$22];2;0));&quot;&quot;;VLOOKUP([.G14];[.$AA$1:.$AB$22];2;0))">
            <text:p/>
          </table:table-cell>
          <table:table-cell table:style-name="ce8" table:content-validation-name="val16"/>
          <table:table-cell table:number-columns-repeated="17"/>
          <table:table-cell table:style-name="ce11"/>
          <table:table-cell/>
          <table:table-cell table:style-name="ce12" office:value-type="string" calcext:value-type="string">
            <text:p>Medios de Comunicación</text:p>
          </table:table-cell>
          <table:table-cell table:style-name="ce2" office:value-type="string" calcext:value-type="string">
            <text:p>MC</text:p>
          </table:table-cell>
          <table:table-cell table:number-columns-repeated="99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/>
          <table:table-cell table:content-validation-name="val13"/>
          <table:table-cell table:style-name="ce2" table:content-validation-name="val14"/>
          <table:table-cell table:content-validation-name="val15"/>
          <table:table-cell table:style-name="ce7" table:formula="of:=IF(ISNA(VLOOKUP([.G15];[.$AA$1:.$AB$22];2;0));&quot;&quot;;VLOOKUP([.G15];[.$AA$1:.$AB$22];2;0))">
            <text:p/>
          </table:table-cell>
          <table:table-cell table:style-name="ce8" table:content-validation-name="val16"/>
          <table:table-cell table:number-columns-repeated="17"/>
          <table:table-cell table:style-name="ce11"/>
          <table:table-cell/>
          <table:table-cell table:style-name="ce12" office:value-type="string" calcext:value-type="string">
            <text:p>Preparación De Alimentos Y Bebidas</text:p>
          </table:table-cell>
          <table:table-cell table:style-name="ce2" office:value-type="string" calcext:value-type="string">
            <text:p>PAYB</text:p>
          </table:table-cell>
          <table:table-cell table:number-columns-repeated="99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/>
          <table:table-cell table:content-validation-name="val13"/>
          <table:table-cell table:style-name="ce2" table:content-validation-name="val14"/>
          <table:table-cell table:content-validation-name="val15"/>
          <table:table-cell table:style-name="ce7" table:formula="of:=IF(ISNA(VLOOKUP([.G16];[.$AA$1:.$AB$22];2;0));&quot;&quot;;VLOOKUP([.G16];[.$AA$1:.$AB$22];2;0))">
            <text:p/>
          </table:table-cell>
          <table:table-cell table:style-name="ce8" table:content-validation-name="val16"/>
          <table:table-cell table:number-columns-repeated="17"/>
          <table:table-cell table:style-name="ce11"/>
          <table:table-cell/>
          <table:table-cell table:style-name="ce12" office:value-type="string" calcext:value-type="string">
            <text:p>Programación</text:p>
          </table:table-cell>
          <table:table-cell table:style-name="ce2" office:value-type="string" calcext:value-type="string">
            <text:p>PROG</text:p>
          </table:table-cell>
          <table:table-cell table:number-columns-repeated="99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/>
          <table:table-cell table:content-validation-name="val13"/>
          <table:table-cell table:style-name="ce2" table:content-validation-name="val14"/>
          <table:table-cell table:content-validation-name="val15"/>
          <table:table-cell table:style-name="ce7" table:formula="of:=IF(ISNA(VLOOKUP([.G17];[.$AA$1:.$AB$22];2;0));&quot;&quot;;VLOOKUP([.G17];[.$AA$1:.$AB$22];2;0))">
            <text:p/>
          </table:table-cell>
          <table:table-cell table:style-name="ce8" table:content-validation-name="val16"/>
          <table:table-cell table:number-columns-repeated="17"/>
          <table:table-cell table:style-name="ce11"/>
          <table:table-cell/>
          <table:table-cell table:style-name="ce12" office:value-type="string" calcext:value-type="string">
            <text:p>Secretariado Ejecutivo Bilingüe</text:p>
          </table:table-cell>
          <table:table-cell table:style-name="ce2" office:value-type="string" calcext:value-type="string">
            <text:p>EJEC</text:p>
          </table:table-cell>
          <table:table-cell table:number-columns-repeated="99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/>
          <table:table-cell table:content-validation-name="val13"/>
          <table:table-cell table:style-name="ce2" table:content-validation-name="val14"/>
          <table:table-cell table:content-validation-name="val15"/>
          <table:table-cell table:style-name="ce7" table:formula="of:=IF(ISNA(VLOOKUP([.G18];[.$AA$1:.$AB$22];2;0));&quot;&quot;;VLOOKUP([.G18];[.$AA$1:.$AB$22];2;0))">
            <text:p/>
          </table:table-cell>
          <table:table-cell table:style-name="ce8" table:content-validation-name="val16"/>
          <table:table-cell table:number-columns-repeated="17"/>
          <table:table-cell table:style-name="ce11"/>
          <table:table-cell/>
          <table:table-cell table:style-name="ce12" office:value-type="string" calcext:value-type="string">
            <text:p>Servicios de Hospedaje</text:p>
          </table:table-cell>
          <table:table-cell table:style-name="ce2" office:value-type="string" calcext:value-type="string">
            <text:p>SDH</text:p>
          </table:table-cell>
          <table:table-cell table:number-columns-repeated="99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/>
          <table:table-cell table:content-validation-name="val13"/>
          <table:table-cell table:style-name="ce2" table:content-validation-name="val14"/>
          <table:table-cell table:content-validation-name="val15"/>
          <table:table-cell table:style-name="ce7" table:formula="of:=IF(ISNA(VLOOKUP([.G19];[.$AA$1:.$AB$22];2;0));&quot;&quot;;VLOOKUP([.G19];[.$AA$1:.$AB$22];2;0))">
            <text:p/>
          </table:table-cell>
          <table:table-cell table:style-name="ce8" table:content-validation-name="val16"/>
          <table:table-cell table:number-columns-repeated="17"/>
          <table:table-cell table:style-name="ce11"/>
          <table:table-cell/>
          <table:table-cell table:style-name="ce12" office:value-type="string" calcext:value-type="string">
            <text:p>Soporte y Mantenimiento de Equipos de Cómputo</text:p>
          </table:table-cell>
          <table:table-cell table:style-name="ce2" office:value-type="string" calcext:value-type="string">
            <text:p>SYMEC</text:p>
          </table:table-cell>
          <table:table-cell table:number-columns-repeated="99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/>
          <table:table-cell table:content-validation-name="val13"/>
          <table:table-cell table:style-name="ce2" table:content-validation-name="val14"/>
          <table:table-cell table:content-validation-name="val15"/>
          <table:table-cell table:style-name="ce7" table:formula="of:=IF(ISNA(VLOOKUP([.G20];[.$AA$1:.$AB$22];2;0));&quot;&quot;;VLOOKUP([.G20];[.$AA$1:.$AB$22];2;0))">
            <text:p/>
          </table:table-cell>
          <table:table-cell table:style-name="ce8" table:content-validation-name="val16"/>
          <table:table-cell table:number-columns-repeated="19"/>
          <table:table-cell table:style-name="ce2" office:value-type="string" calcext:value-type="string">
            <text:p>Transformación de Plásticos</text:p>
          </table:table-cell>
          <table:table-cell table:style-name="ce2" office:value-type="string" calcext:value-type="string">
            <text:p>TP</text:p>
          </table:table-cell>
          <table:table-cell table:number-columns-repeated="99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/>
          <table:table-cell table:content-validation-name="val13"/>
          <table:table-cell table:style-name="ce2" table:content-validation-name="val14"/>
          <table:table-cell table:content-validation-name="val15"/>
          <table:table-cell table:style-name="ce7" table:formula="of:=IF(ISNA(VLOOKUP([.G21];[.$AA$1:.$AB$22];2;0));&quot;&quot;;VLOOKUP([.G21];[.$AA$1:.$AB$22];2;0))">
            <text:p/>
          </table:table-cell>
          <table:table-cell table:style-name="ce8" table:content-validation-name="val16"/>
          <table:table-cell table:number-columns-repeated="19"/>
          <table:table-cell table:style-name="ce2" office:value-type="string" calcext:value-type="string">
            <text:p>Trabajo Social</text:p>
          </table:table-cell>
          <table:table-cell table:style-name="ce2" office:value-type="string" calcext:value-type="string">
            <text:p>TS</text:p>
          </table:table-cell>
          <table:table-cell table:number-columns-repeated="99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3"/>
          <table:table-cell table:content-validation-name="val13"/>
          <table:table-cell table:style-name="ce2" table:content-validation-name="val14"/>
          <table:table-cell table:content-validation-name="val15"/>
          <table:table-cell table:style-name="ce7" table:formula="of:=IF(ISNA(VLOOKUP([.G22];[.$AA$1:.$AB$22];2;0));&quot;&quot;;VLOOKUP([.G22];[.$AA$1:.$AB$22];2;0))">
            <text:p/>
          </table:table-cell>
          <table:table-cell table:style-name="ce8" table:content-validation-name="val16"/>
          <table:table-cell table:number-columns-repeated="19"/>
          <table:table-cell table:style-name="ce2" office:value-type="string" calcext:value-type="string">
            <text:p>Ciencia de Datos e Información</text:p>
          </table:table-cell>
          <table:table-cell table:style-name="ce2" office:value-type="string" calcext:value-type="string">
            <text:p>CDI</text:p>
          </table:table-cell>
          <table:table-cell table:number-columns-repeated="99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"/>
          <table:table-cell table:content-validation-name="val13"/>
          <table:table-cell table:style-name="ce2" table:content-validation-name="val14"/>
          <table:table-cell table:content-validation-name="val15"/>
          <table:table-cell table:style-name="ce7" table:formula="of:=IF(ISNA(VLOOKUP([.G23];[.$AA$1:.$AB$22];2;0));&quot;&quot;;VLOOKUP([.G23];[.$AA$1:.$AB$22];2;0))">
            <text:p/>
          </table:table-cell>
          <table:table-cell table:style-name="ce8" table:content-validation-name="val16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/>
          <table:table-cell table:style-name="ce6"/>
          <table:table-cell/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/>
          <table:table-cell table:style-name="ce6"/>
          <table:table-cell/>
          <table:table-cell table:style-name="ce10"/>
          <table:table-cell table:number-columns-repeated="1017"/>
        </table:table-row>
        <table:table-row table:style-name="ro1" table:number-rows-repeated="17">
          <table:table-cell table:number-columns-repeated="2"/>
          <table:table-cell table:style-name="ce6"/>
          <table:table-cell/>
          <table:table-cell table:style-name="ce6"/>
          <table:table-cell table:number-columns-repeated="1019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####'.$A$1" table:cell-range-address="$'98 Z.S'.$A$1:.$I$23"/>
        </table:named-expressions>
      </table:table>
      <table:table table:name="78 Z.S " table:style-name="ta5"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5" table:default-cell-style-name="Default"/>
        <table:table-column table:style-name="co11" table:default-cell-style-name="Default"/>
        <table:table-column table:style-name="co9" table:number-columns-repeated="99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OTOGRAFIAS</text:p>
          </table:table-cell>
          <table:table-cell table:style-name="ce5" office:value-type="string" calcext:value-type="string">
            <text:p>ESC</text:p>
          </table:table-cell>
          <table:table-cell table:style-name="ce5" office:value-type="string" calcext:value-type="string">
            <text:p>TN</text:p>
          </table:table-cell>
          <table:table-cell table:style-name="ce5" office:value-type="string" calcext:value-type="string">
            <text:p>GP</text:p>
          </table:table-cell>
          <table:table-cell table:style-name="ce1" office:value-type="string" calcext:value-type="string">
            <text:p>ab <text:s/>NO SE ESCRIBE NADA EN ESTE CAMPO</text:p>
          </table:table-cell>
          <table:table-cell table:style-name="ce1" office:value-type="string" calcext:value-type="string">
            <text:p>TECNICOS EN: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OBSERVACIONES</text:p>
          </table:table-cell>
          <table:table-cell/>
          <table:table-cell table:formula="of:=[.B1]&amp;&quot;_&quot;&amp;[.C1]&amp;&quot;_&quot;&amp;[.D1]&amp;&quot;_&quot;&amp;[.E1]&amp;&quot;_&quot;&amp;[.F1]&amp;&quot;_8x24&quot;" office:value-type="string" office:string-value="FOTOGRAFIAS_ESC_TN_GP_ab  NO SE ESCRIBE NADA EN ESTE CAMPO_8x24" calcext:value-type="string">
            <text:p>FOTOGRAFIAS_ESC_TN_GP_ab <text:s/>NO SE ESCRIBE NADA EN ESTE CAMPO_8x24</text:p>
          </table:table-cell>
          <table:table-cell table:number-columns-repeated="13"/>
          <table:table-cell table:style-name="ce11"/>
          <table:table-cell/>
          <table:table-cell table:style-name="ce12" office:value-type="string" calcext:value-type="string">
            <text:p>Administración de Recursos Humanos</text:p>
          </table:table-cell>
          <table:table-cell table:style-name="ce2" office:value-type="string" calcext:value-type="string">
            <text:p>RH</text:p>
          </table:table-cell>
          <table:table-cell table:number-columns-repeated="99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float" office:value="119011841209" calcext:value-type="float">
            <text:p>1190-1184-1209</text:p>
          </table:table-cell>
          <table:table-cell table:style-name="ce2" table:content-validation-name="val17" office:value-type="float" office:value="78" calcext:value-type="float">
            <text:p>78</text:p>
          </table:table-cell>
          <table:table-cell table:style-name="ce2" table:content-validation-name="val18" office:value-type="string" calcext:value-type="string">
            <text:p>MAT</text:p>
          </table:table-cell>
          <table:table-cell table:style-name="ce2" table:content-validation-name="val19" office:value-type="string" calcext:value-type="string">
            <text:p>A</text:p>
          </table:table-cell>
          <table:table-cell table:style-name="ce7" table:formula="of:=IF(ISNA(VLOOKUP([.G2];[.$AA$1:.$AB$22];2;0));&quot;&quot;;VLOOKUP([.G2];[.$AA$1:.$AB$22];2;0))" office:value-type="string" office:string-value="RH" calcext:value-type="string">
            <text:p>RH</text:p>
          </table:table-cell>
          <table:table-cell table:style-name="ce8" table:content-validation-name="val20" office:value-type="string" calcext:value-type="string">
            <text:p>Administración de Recursos Humanos</text:p>
          </table:table-cell>
          <table:table-cell table:style-name="ce2" office:value-type="string" calcext:value-type="string">
            <text:p>NEGRO</text:p>
          </table:table-cell>
          <table:table-cell table:number-columns-repeated="16"/>
          <table:table-cell table:style-name="ce11"/>
          <table:table-cell/>
          <table:table-cell table:style-name="ce12" office:value-type="string" calcext:value-type="string">
            <text:p>Construcción</text:p>
          </table:table-cell>
          <table:table-cell table:style-name="ce2" office:value-type="string" calcext:value-type="string">
            <text:p>CONST</text:p>
          </table:table-cell>
          <table:table-cell table:number-columns-repeated="99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float" office:value="123912281250" calcext:value-type="float">
            <text:p>1239-1228-1250</text:p>
          </table:table-cell>
          <table:table-cell table:style-name="ce2" table:content-validation-name="val17" office:value-type="float" office:value="78" calcext:value-type="float">
            <text:p>78</text:p>
          </table:table-cell>
          <table:table-cell table:style-name="ce2" table:content-validation-name="val18" office:value-type="string" calcext:value-type="string">
            <text:p>MAT</text:p>
          </table:table-cell>
          <table:table-cell table:style-name="ce2" table:content-validation-name="val19" office:value-type="string" calcext:value-type="string">
            <text:p>B</text:p>
          </table:table-cell>
          <table:table-cell table:style-name="ce7" table:formula="of:=IF(ISNA(VLOOKUP([.G3];[.$AA$1:.$AB$22];2;0));&quot;&quot;;VLOOKUP([.G3];[.$AA$1:.$AB$22];2;0))" office:value-type="string" office:string-value="SYMEC" calcext:value-type="string">
            <text:p>SYMEC</text:p>
          </table:table-cell>
          <table:table-cell table:style-name="ce8" table:content-validation-name="val20" office:value-type="string" calcext:value-type="string">
            <text:p>Soporte y Mantenimiento de Equipos de Cómputo</text:p>
          </table:table-cell>
          <table:table-cell table:style-name="ce2" office:value-type="string" calcext:value-type="string">
            <text:p>PLATEADO</text:p>
          </table:table-cell>
          <table:table-cell table:number-columns-repeated="16"/>
          <table:table-cell table:style-name="ce11"/>
          <table:table-cell/>
          <table:table-cell table:style-name="ce12" office:value-type="string" calcext:value-type="string">
            <text:p>Contabilidad</text:p>
          </table:table-cell>
          <table:table-cell table:style-name="ce2" office:value-type="string" calcext:value-type="string">
            <text:p>CONTA</text:p>
          </table:table-cell>
          <table:table-cell table:number-columns-repeated="99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float" office:value="127412651294" calcext:value-type="float">
            <text:p>1274-1265-1294</text:p>
          </table:table-cell>
          <table:table-cell table:style-name="ce2" table:content-validation-name="val17" office:value-type="float" office:value="78" calcext:value-type="float">
            <text:p>78</text:p>
          </table:table-cell>
          <table:table-cell table:style-name="ce2" table:content-validation-name="val18" office:value-type="string" calcext:value-type="string">
            <text:p>MAT</text:p>
          </table:table-cell>
          <table:table-cell table:style-name="ce2" table:content-validation-name="val19" office:value-type="string" calcext:value-type="string">
            <text:p>C</text:p>
          </table:table-cell>
          <table:table-cell table:style-name="ce7" table:formula="of:=IF(ISNA(VLOOKUP([.G4];[.$AA$1:.$AB$22];2;0));&quot;&quot;;VLOOKUP([.G4];[.$AA$1:.$AB$22];2;0))" office:value-type="string" office:string-value="PROG" calcext:value-type="string">
            <text:p>PROG</text:p>
          </table:table-cell>
          <table:table-cell table:style-name="ce8" table:content-validation-name="val20" office:value-type="string" calcext:value-type="string">
            <text:p>Programación</text:p>
          </table:table-cell>
          <table:table-cell table:style-name="ce2" office:value-type="string" calcext:value-type="string">
            <text:p>GUINDA</text:p>
          </table:table-cell>
          <table:table-cell table:number-columns-repeated="16"/>
          <table:table-cell table:style-name="ce11"/>
          <table:table-cell/>
          <table:table-cell table:style-name="ce12" office:value-type="string" calcext:value-type="string">
            <text:p>Electricidad</text:p>
          </table:table-cell>
          <table:table-cell table:style-name="ce2" office:value-type="string" calcext:value-type="string">
            <text:p>ELEC</text:p>
          </table:table-cell>
          <table:table-cell table:number-columns-repeated="99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float" office:value="132113111330" calcext:value-type="float">
            <text:p>1321-1311-1330</text:p>
          </table:table-cell>
          <table:table-cell table:style-name="ce2" table:content-validation-name="val17" office:value-type="float" office:value="78" calcext:value-type="float">
            <text:p>78</text:p>
          </table:table-cell>
          <table:table-cell table:style-name="ce2" table:content-validation-name="val18" office:value-type="string" calcext:value-type="string">
            <text:p>VESP</text:p>
          </table:table-cell>
          <table:table-cell table:style-name="ce2" table:content-validation-name="val19" office:value-type="string" calcext:value-type="string">
            <text:p>A</text:p>
          </table:table-cell>
          <table:table-cell table:style-name="ce7" table:formula="of:=IF(ISNA(VLOOKUP([.G5];[.$AA$1:.$AB$22];2;0));&quot;&quot;;VLOOKUP([.G5];[.$AA$1:.$AB$22];2;0))" office:value-type="string" office:string-value="RH" calcext:value-type="string">
            <text:p>RH</text:p>
          </table:table-cell>
          <table:table-cell table:style-name="ce8" table:content-validation-name="val20" office:value-type="string" calcext:value-type="string">
            <text:p>Administración de Recursos Humanos</text:p>
          </table:table-cell>
          <table:table-cell table:style-name="ce2" office:value-type="string" calcext:value-type="string">
            <text:p>NEGRO</text:p>
          </table:table-cell>
          <table:table-cell table:style-name="ce2" office:value-type="string" calcext:value-type="string">
            <text:p>1311:MANO MUJER ARRIBA QUITAR</text:p>
          </table:table-cell>
          <table:table-cell table:number-columns-repeated="15"/>
          <table:table-cell table:style-name="ce11"/>
          <table:table-cell/>
          <table:table-cell table:style-name="ce12" office:value-type="string" calcext:value-type="string">
            <text:p>Electrónica</text:p>
          </table:table-cell>
          <table:table-cell table:style-name="ce2" office:value-type="string" calcext:value-type="string">
            <text:p>ELECTRO</text:p>
          </table:table-cell>
          <table:table-cell table:number-columns-repeated="99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float" office:value="13571368" calcext:value-type="float">
            <text:p>-1357-1368</text:p>
          </table:table-cell>
          <table:table-cell table:style-name="ce2" table:content-validation-name="val17" office:value-type="float" office:value="78" calcext:value-type="float">
            <text:p>78</text:p>
          </table:table-cell>
          <table:table-cell table:style-name="ce2" table:content-validation-name="val18" office:value-type="string" calcext:value-type="string">
            <text:p>VESP</text:p>
          </table:table-cell>
          <table:table-cell table:style-name="ce2" table:content-validation-name="val19" office:value-type="string" calcext:value-type="string">
            <text:p>B</text:p>
          </table:table-cell>
          <table:table-cell table:style-name="ce7" table:formula="of:=IF(ISNA(VLOOKUP([.G6];[.$AA$1:.$AB$22];2;0));&quot;&quot;;VLOOKUP([.G6];[.$AA$1:.$AB$22];2;0))" office:value-type="string" office:string-value="SYMEC" calcext:value-type="string">
            <text:p>SYMEC</text:p>
          </table:table-cell>
          <table:table-cell table:style-name="ce8" table:content-validation-name="val20" office:value-type="string" calcext:value-type="string">
            <text:p>Soporte y Mantenimiento de Equipos de Cómputo</text:p>
          </table:table-cell>
          <table:table-cell table:style-name="ce2" office:value-type="string" calcext:value-type="string">
            <text:p>PLATEADO</text:p>
          </table:table-cell>
          <table:table-cell table:number-columns-repeated="16"/>
          <table:table-cell table:style-name="ce11"/>
          <table:table-cell/>
          <table:table-cell table:style-name="ce12" office:value-type="string" calcext:value-type="string">
            <text:p>Enfermería General</text:p>
          </table:table-cell>
          <table:table-cell table:style-name="ce2" office:value-type="string" calcext:value-type="string">
            <text:p>ENFE</text:p>
          </table:table-cell>
          <table:table-cell table:number-columns-repeated="99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float" office:value="139713901406" calcext:value-type="float">
            <text:p>1397-1390-1406</text:p>
          </table:table-cell>
          <table:table-cell table:style-name="ce2" table:content-validation-name="val17" office:value-type="float" office:value="78" calcext:value-type="float">
            <text:p>78</text:p>
          </table:table-cell>
          <table:table-cell table:style-name="ce2" table:content-validation-name="val18" office:value-type="string" calcext:value-type="string">
            <text:p>VESP</text:p>
          </table:table-cell>
          <table:table-cell table:style-name="ce2" table:content-validation-name="val19" office:value-type="string" calcext:value-type="string">
            <text:p>C</text:p>
          </table:table-cell>
          <table:table-cell table:style-name="ce7" table:formula="of:=IF(ISNA(VLOOKUP([.G7];[.$AA$1:.$AB$22];2;0));&quot;&quot;;VLOOKUP([.G7];[.$AA$1:.$AB$22];2;0))" office:value-type="string" office:string-value="PROG" calcext:value-type="string">
            <text:p>PROG</text:p>
          </table:table-cell>
          <table:table-cell table:style-name="ce8" table:content-validation-name="val20" office:value-type="string" calcext:value-type="string">
            <text:p>Programación</text:p>
          </table:table-cell>
          <table:table-cell table:style-name="ce2" office:value-type="string" calcext:value-type="string">
            <text:p>GUINDA</text:p>
          </table:table-cell>
          <table:table-cell table:number-columns-repeated="16"/>
          <table:table-cell table:style-name="ce11"/>
          <table:table-cell/>
          <table:table-cell table:style-name="ce12" office:value-type="string" calcext:value-type="string">
            <text:p>Laboratorista Clínico</text:p>
          </table:table-cell>
          <table:table-cell table:style-name="ce2" office:value-type="string" calcext:value-type="string">
            <text:p>LAB</text:p>
          </table:table-cell>
          <table:table-cell table:number-columns-repeated="99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float" office:value="143414301448" calcext:value-type="float">
            <text:p>1434-1430-1448</text:p>
          </table:table-cell>
          <table:table-cell table:style-name="ce2" table:content-validation-name="val17" office:value-type="float" office:value="78" calcext:value-type="float">
            <text:p>78</text:p>
          </table:table-cell>
          <table:table-cell table:style-name="ce2" table:content-validation-name="val18" office:value-type="string" calcext:value-type="string">
            <text:p>MAT</text:p>
          </table:table-cell>
          <table:table-cell table:style-name="ce2" table:content-validation-name="val19" office:value-type="string" calcext:value-type="string">
            <text:p>D</text:p>
          </table:table-cell>
          <table:table-cell table:style-name="ce7" table:formula="of:=IF(ISNA(VLOOKUP([.G8];[.$AA$1:.$AB$22];2;0));&quot;&quot;;VLOOKUP([.G8];[.$AA$1:.$AB$22];2;0))" office:value-type="string" office:string-value="ELECTRO" calcext:value-type="string">
            <text:p>ELECTRO</text:p>
          </table:table-cell>
          <table:table-cell table:style-name="ce8" table:content-validation-name="val20" office:value-type="string" calcext:value-type="string">
            <text:p>Electrónica</text:p>
          </table:table-cell>
          <table:table-cell table:style-name="ce2" office:value-type="string" calcext:value-type="string">
            <text:p>DORADO</text:p>
          </table:table-cell>
          <table:table-cell table:number-columns-repeated="16"/>
          <table:table-cell table:style-name="ce11"/>
          <table:table-cell/>
          <table:table-cell table:style-name="ce12" office:value-type="string" calcext:value-type="string">
            <text:p>Laboratorista Químico</text:p>
          </table:table-cell>
          <table:table-cell table:style-name="ce2" office:value-type="string" calcext:value-type="string">
            <text:p>QUIM</text:p>
          </table:table-cell>
          <table:table-cell table:number-columns-repeated="99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float" office:value="148814711499" calcext:value-type="float">
            <text:p>1488-1471-1499</text:p>
          </table:table-cell>
          <table:table-cell table:style-name="ce2" table:content-validation-name="val17" office:value-type="float" office:value="78" calcext:value-type="float">
            <text:p>78</text:p>
          </table:table-cell>
          <table:table-cell table:style-name="ce2" table:content-validation-name="val18" office:value-type="string" calcext:value-type="string">
            <text:p>MAT</text:p>
          </table:table-cell>
          <table:table-cell table:style-name="ce2" table:content-validation-name="val19" office:value-type="string" calcext:value-type="string">
            <text:p>E</text:p>
          </table:table-cell>
          <table:table-cell table:style-name="ce7" table:formula="of:=IF(ISNA(VLOOKUP([.G9];[.$AA$1:.$AB$22];2;0));&quot;&quot;;VLOOKUP([.G9];[.$AA$1:.$AB$22];2;0))" office:value-type="string" office:string-value="QUIM" calcext:value-type="string">
            <text:p>QUIM</text:p>
          </table:table-cell>
          <table:table-cell table:style-name="ce8" table:content-validation-name="val20" office:value-type="string" calcext:value-type="string">
            <text:p>Laboratorista Químico</text:p>
          </table:table-cell>
          <table:table-cell table:style-name="ce2" office:value-type="string" calcext:value-type="string">
            <text:p>BLANCO</text:p>
          </table:table-cell>
          <table:table-cell table:number-columns-repeated="16"/>
          <table:table-cell table:style-name="ce11"/>
          <table:table-cell/>
          <table:table-cell table:style-name="ce12" office:value-type="string" calcext:value-type="string">
            <text:p>Logística</text:p>
          </table:table-cell>
          <table:table-cell table:style-name="ce2" office:value-type="string" calcext:value-type="string">
            <text:p>LOG</text:p>
          </table:table-cell>
          <table:table-cell table:number-columns-repeated="99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float" office:value="153015241546" calcext:value-type="float">
            <text:p>1530-1524-1546</text:p>
          </table:table-cell>
          <table:table-cell table:style-name="ce2" table:content-validation-name="val17" office:value-type="float" office:value="78" calcext:value-type="float">
            <text:p>78</text:p>
          </table:table-cell>
          <table:table-cell table:style-name="ce2" table:content-validation-name="val18" office:value-type="string" calcext:value-type="string">
            <text:p>MAT</text:p>
          </table:table-cell>
          <table:table-cell table:style-name="ce2" table:content-validation-name="val19" office:value-type="string" calcext:value-type="string">
            <text:p>F</text:p>
          </table:table-cell>
          <table:table-cell table:style-name="ce7" table:formula="of:=IF(ISNA(VLOOKUP([.G10];[.$AA$1:.$AB$23];0));&quot;&quot;;VLOOKUP([.G10];[.$AA$1:.$AB$23];2;0))" office:value-type="string" office:string-value="SI" calcext:value-type="string">
            <text:p>SI</text:p>
          </table:table-cell>
          <table:table-cell table:style-name="ce8" table:content-validation-name="val21" office:value-type="string" calcext:value-type="string">
            <text:p>Soldadura Industrial</text:p>
          </table:table-cell>
          <table:table-cell table:style-name="ce2" office:value-type="string" calcext:value-type="string">
            <text:p>AZUL</text:p>
          </table:table-cell>
          <table:table-cell table:number-columns-repeated="16"/>
          <table:table-cell table:style-name="ce11"/>
          <table:table-cell/>
          <table:table-cell table:style-name="ce12" office:value-type="string" calcext:value-type="string">
            <text:p>Mantenimiento Automotriz</text:p>
          </table:table-cell>
          <table:table-cell table:style-name="ce2" office:value-type="string" calcext:value-type="string">
            <text:p>MANT</text:p>
          </table:table-cell>
          <table:table-cell table:number-columns-repeated="99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float" office:value="15951606" calcext:value-type="float">
            <text:p>-1595-1606</text:p>
          </table:table-cell>
          <table:table-cell table:style-name="ce2" table:content-validation-name="val17" office:value-type="float" office:value="78" calcext:value-type="float">
            <text:p>78</text:p>
          </table:table-cell>
          <table:table-cell table:style-name="ce2" table:content-validation-name="val18" office:value-type="string" calcext:value-type="string">
            <text:p>VESP</text:p>
          </table:table-cell>
          <table:table-cell table:style-name="ce2" table:content-validation-name="val19" office:value-type="string" calcext:value-type="string">
            <text:p>D</text:p>
          </table:table-cell>
          <table:table-cell table:style-name="ce7" table:formula="of:=IF(ISNA(VLOOKUP([.G11];[.$AA$1:.$AB$22];2;0));&quot;&quot;;VLOOKUP([.G11];[.$AA$1:.$AB$22];2;0))" office:value-type="string" office:string-value="ELECTRO" calcext:value-type="string">
            <text:p>ELECTRO</text:p>
          </table:table-cell>
          <table:table-cell table:style-name="ce8" table:content-validation-name="val20" office:value-type="string" calcext:value-type="string">
            <text:p>Electrónica</text:p>
          </table:table-cell>
          <table:table-cell table:style-name="ce2" office:value-type="string" calcext:value-type="string">
            <text:p>DORADO</text:p>
          </table:table-cell>
          <table:table-cell table:number-columns-repeated="16"/>
          <table:table-cell table:style-name="ce11"/>
          <table:table-cell/>
          <table:table-cell table:style-name="ce12" office:value-type="string" calcext:value-type="string">
            <text:p>Mantenimiento Industrial</text:p>
          </table:table-cell>
          <table:table-cell table:style-name="ce2" office:value-type="string" calcext:value-type="string">
            <text:p>MANTIND</text:p>
          </table:table-cell>
          <table:table-cell table:number-columns-repeated="99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float" office:value="163316281650" calcext:value-type="float">
            <text:p>1633-1628-1650</text:p>
          </table:table-cell>
          <table:table-cell table:style-name="ce2" table:content-validation-name="val17" office:value-type="float" office:value="78" calcext:value-type="float">
            <text:p>78</text:p>
          </table:table-cell>
          <table:table-cell table:style-name="ce2" table:content-validation-name="val18" office:value-type="string" calcext:value-type="string">
            <text:p>VESP</text:p>
          </table:table-cell>
          <table:table-cell table:style-name="ce2" table:content-validation-name="val19" office:value-type="string" calcext:value-type="string">
            <text:p>E</text:p>
          </table:table-cell>
          <table:table-cell table:style-name="ce7" table:formula="of:=IF(ISNA(VLOOKUP([.G12];[.$AA$1:.$AB$22];2;0));&quot;&quot;;VLOOKUP([.G12];[.$AA$1:.$AB$22];2;0))" office:value-type="string" office:string-value="QUIM" calcext:value-type="string">
            <text:p>QUIM</text:p>
          </table:table-cell>
          <table:table-cell table:style-name="ce8" table:content-validation-name="val20" office:value-type="string" calcext:value-type="string">
            <text:p>Laboratorista Químico</text:p>
          </table:table-cell>
          <table:table-cell table:style-name="ce2" office:value-type="string" calcext:value-type="string">
            <text:p>BLANCO</text:p>
          </table:table-cell>
          <table:table-cell table:number-columns-repeated="16"/>
          <table:table-cell table:style-name="ce11"/>
          <table:table-cell/>
          <table:table-cell table:style-name="ce12" office:value-type="string" calcext:value-type="string">
            <text:p>Mecánica Industrial</text:p>
          </table:table-cell>
          <table:table-cell table:style-name="ce2" office:value-type="string" calcext:value-type="string">
            <text:p>MECIND</text:p>
          </table:table-cell>
          <table:table-cell table:number-columns-repeated="99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float" office:value="167916681688" calcext:value-type="float">
            <text:p>1679-1668-1688</text:p>
          </table:table-cell>
          <table:table-cell table:style-name="ce2" table:content-validation-name="val17" office:value-type="float" office:value="78" calcext:value-type="float">
            <text:p>78</text:p>
          </table:table-cell>
          <table:table-cell table:style-name="ce2" table:content-validation-name="val18" office:value-type="string" calcext:value-type="string">
            <text:p>VESP</text:p>
          </table:table-cell>
          <table:table-cell table:style-name="ce2" table:content-validation-name="val19" office:value-type="string" calcext:value-type="string">
            <text:p>F</text:p>
          </table:table-cell>
          <table:table-cell table:style-name="ce7" table:formula="of:=IF(ISNA(VLOOKUP([.G13];[.$AA$1:.$AB$23];2;0));&quot;&quot;;VLOOKUP([.G13];[.$AA$1:.$AB$23];2;0))" office:value-type="string" office:string-value="SI" calcext:value-type="string">
            <text:p>SI</text:p>
          </table:table-cell>
          <table:table-cell table:style-name="ce8" table:content-validation-name="val21" office:value-type="string" calcext:value-type="string">
            <text:p>Soldadura Industrial</text:p>
          </table:table-cell>
          <table:table-cell table:style-name="ce2" office:value-type="string" calcext:value-type="string">
            <text:p>AZUL</text:p>
          </table:table-cell>
          <table:table-cell table:number-columns-repeated="16"/>
          <table:table-cell table:style-name="ce11"/>
          <table:table-cell/>
          <table:table-cell table:style-name="ce12" office:value-type="string" calcext:value-type="string">
            <text:p>Mecatrónica</text:p>
          </table:table-cell>
          <table:table-cell table:style-name="ce2" office:value-type="string" calcext:value-type="string">
            <text:p>MECA</text:p>
          </table:table-cell>
          <table:table-cell table:number-columns-repeated="99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/>
          <table:table-cell table:content-validation-name="val17"/>
          <table:table-cell table:style-name="ce2" table:content-validation-name="val18"/>
          <table:table-cell table:content-validation-name="val19"/>
          <table:table-cell table:style-name="ce7" table:formula="of:=IF(ISNA(VLOOKUP([.G14];[.$AA$1:.$AB$22];2;0));&quot;&quot;;VLOOKUP([.G14];[.$AA$1:.$AB$22];2;0))">
            <text:p/>
          </table:table-cell>
          <table:table-cell table:style-name="ce8" table:content-validation-name="val20"/>
          <table:table-cell table:number-columns-repeated="17"/>
          <table:table-cell table:style-name="ce11"/>
          <table:table-cell/>
          <table:table-cell table:style-name="ce12" office:value-type="string" calcext:value-type="string">
            <text:p>Medios de Comunicación</text:p>
          </table:table-cell>
          <table:table-cell table:style-name="ce2" office:value-type="string" calcext:value-type="string">
            <text:p>MC</text:p>
          </table:table-cell>
          <table:table-cell table:number-columns-repeated="99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/>
          <table:table-cell table:content-validation-name="val17"/>
          <table:table-cell table:style-name="ce2" table:content-validation-name="val18"/>
          <table:table-cell table:content-validation-name="val19"/>
          <table:table-cell table:style-name="ce7" table:formula="of:=IF(ISNA(VLOOKUP([.G15];[.$AA$1:.$AB$22];2;0));&quot;&quot;;VLOOKUP([.G15];[.$AA$1:.$AB$22];2;0))">
            <text:p/>
          </table:table-cell>
          <table:table-cell table:style-name="ce8" table:content-validation-name="val20"/>
          <table:table-cell table:number-columns-repeated="17"/>
          <table:table-cell table:style-name="ce11"/>
          <table:table-cell/>
          <table:table-cell table:style-name="ce12" office:value-type="string" calcext:value-type="string">
            <text:p>Preparación De Alimentos Y Bebidas</text:p>
          </table:table-cell>
          <table:table-cell table:style-name="ce2" office:value-type="string" calcext:value-type="string">
            <text:p>PAYB</text:p>
          </table:table-cell>
          <table:table-cell table:number-columns-repeated="99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/>
          <table:table-cell table:content-validation-name="val17"/>
          <table:table-cell table:style-name="ce2" table:content-validation-name="val18"/>
          <table:table-cell table:content-validation-name="val19"/>
          <table:table-cell table:style-name="ce7" table:formula="of:=IF(ISNA(VLOOKUP([.G16];[.$AA$1:.$AB$22];2;0));&quot;&quot;;VLOOKUP([.G16];[.$AA$1:.$AB$22];2;0))">
            <text:p/>
          </table:table-cell>
          <table:table-cell table:style-name="ce8" table:content-validation-name="val20"/>
          <table:table-cell table:number-columns-repeated="17"/>
          <table:table-cell table:style-name="ce11"/>
          <table:table-cell/>
          <table:table-cell table:style-name="ce12" office:value-type="string" calcext:value-type="string">
            <text:p>Programación</text:p>
          </table:table-cell>
          <table:table-cell table:style-name="ce2" office:value-type="string" calcext:value-type="string">
            <text:p>PROG</text:p>
          </table:table-cell>
          <table:table-cell table:number-columns-repeated="99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/>
          <table:table-cell table:content-validation-name="val17"/>
          <table:table-cell table:style-name="ce2" table:content-validation-name="val18"/>
          <table:table-cell table:content-validation-name="val19"/>
          <table:table-cell table:style-name="ce7" table:formula="of:=IF(ISNA(VLOOKUP([.G17];[.$AA$1:.$AB$22];2;0));&quot;&quot;;VLOOKUP([.G17];[.$AA$1:.$AB$22];2;0))">
            <text:p/>
          </table:table-cell>
          <table:table-cell table:style-name="ce8" table:content-validation-name="val20"/>
          <table:table-cell table:number-columns-repeated="17"/>
          <table:table-cell table:style-name="ce11"/>
          <table:table-cell/>
          <table:table-cell table:style-name="ce12" office:value-type="string" calcext:value-type="string">
            <text:p>Secretariado Ejecutivo Bilingüe</text:p>
          </table:table-cell>
          <table:table-cell table:style-name="ce2" office:value-type="string" calcext:value-type="string">
            <text:p>EJEC</text:p>
          </table:table-cell>
          <table:table-cell table:number-columns-repeated="99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/>
          <table:table-cell table:content-validation-name="val17"/>
          <table:table-cell table:style-name="ce2" table:content-validation-name="val18"/>
          <table:table-cell table:content-validation-name="val19"/>
          <table:table-cell table:style-name="ce7" table:formula="of:=IF(ISNA(VLOOKUP([.G18];[.$AA$1:.$AB$22];2;0));&quot;&quot;;VLOOKUP([.G18];[.$AA$1:.$AB$22];2;0))">
            <text:p/>
          </table:table-cell>
          <table:table-cell table:style-name="ce8" table:content-validation-name="val20"/>
          <table:table-cell table:number-columns-repeated="17"/>
          <table:table-cell table:style-name="ce11"/>
          <table:table-cell/>
          <table:table-cell table:style-name="ce12" office:value-type="string" calcext:value-type="string">
            <text:p>Servicios de Hospedaje</text:p>
          </table:table-cell>
          <table:table-cell table:style-name="ce2" office:value-type="string" calcext:value-type="string">
            <text:p>SDH</text:p>
          </table:table-cell>
          <table:table-cell table:number-columns-repeated="99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/>
          <table:table-cell table:content-validation-name="val17"/>
          <table:table-cell table:style-name="ce2" table:content-validation-name="val18"/>
          <table:table-cell table:content-validation-name="val19"/>
          <table:table-cell table:style-name="ce7" table:formula="of:=IF(ISNA(VLOOKUP([.G19];[.$AA$1:.$AB$22];2;0));&quot;&quot;;VLOOKUP([.G19];[.$AA$1:.$AB$22];2;0))">
            <text:p/>
          </table:table-cell>
          <table:table-cell table:style-name="ce8" table:content-validation-name="val20"/>
          <table:table-cell table:number-columns-repeated="17"/>
          <table:table-cell table:style-name="ce11"/>
          <table:table-cell/>
          <table:table-cell table:style-name="ce12" office:value-type="string" calcext:value-type="string">
            <text:p>Soporte y Mantenimiento de Equipos de Cómputo</text:p>
          </table:table-cell>
          <table:table-cell table:style-name="ce2" office:value-type="string" calcext:value-type="string">
            <text:p>SYMEC</text:p>
          </table:table-cell>
          <table:table-cell table:number-columns-repeated="99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/>
          <table:table-cell table:content-validation-name="val17"/>
          <table:table-cell table:style-name="ce2" table:content-validation-name="val18"/>
          <table:table-cell table:content-validation-name="val19"/>
          <table:table-cell table:style-name="ce7" table:formula="of:=IF(ISNA(VLOOKUP([.G20];[.$AA$1:.$AB$22];2;0));&quot;&quot;;VLOOKUP([.G20];[.$AA$1:.$AB$22];2;0))">
            <text:p/>
          </table:table-cell>
          <table:table-cell table:style-name="ce8" table:content-validation-name="val20"/>
          <table:table-cell table:number-columns-repeated="19"/>
          <table:table-cell table:style-name="ce2" office:value-type="string" calcext:value-type="string">
            <text:p>Transformación de Plásticos</text:p>
          </table:table-cell>
          <table:table-cell table:style-name="ce2" office:value-type="string" calcext:value-type="string">
            <text:p>TP</text:p>
          </table:table-cell>
          <table:table-cell table:number-columns-repeated="99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/>
          <table:table-cell table:content-validation-name="val17"/>
          <table:table-cell table:style-name="ce2" table:content-validation-name="val18"/>
          <table:table-cell table:content-validation-name="val19"/>
          <table:table-cell table:style-name="ce7" table:formula="of:=IF(ISNA(VLOOKUP([.G21];[.$AA$1:.$AB$22];2;0));&quot;&quot;;VLOOKUP([.G21];[.$AA$1:.$AB$22];2;0))">
            <text:p/>
          </table:table-cell>
          <table:table-cell table:style-name="ce8" table:content-validation-name="val20"/>
          <table:table-cell table:number-columns-repeated="19"/>
          <table:table-cell table:style-name="ce2" office:value-type="string" calcext:value-type="string">
            <text:p>Trabajo Social</text:p>
          </table:table-cell>
          <table:table-cell table:style-name="ce2" office:value-type="string" calcext:value-type="string">
            <text:p>TS</text:p>
          </table:table-cell>
          <table:table-cell table:number-columns-repeated="99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3"/>
          <table:table-cell table:content-validation-name="val17"/>
          <table:table-cell table:style-name="ce2" table:content-validation-name="val18"/>
          <table:table-cell table:content-validation-name="val19"/>
          <table:table-cell table:style-name="ce7" table:formula="of:=IF(ISNA(VLOOKUP([.G22];[.$AA$1:.$AB$22];2;0));&quot;&quot;;VLOOKUP([.G22];[.$AA$1:.$AB$22];2;0))">
            <text:p/>
          </table:table-cell>
          <table:table-cell table:style-name="ce8" table:content-validation-name="val20"/>
          <table:table-cell table:number-columns-repeated="19"/>
          <table:table-cell table:style-name="ce2" office:value-type="string" calcext:value-type="string">
            <text:p>Ciencia de Datos e Información</text:p>
          </table:table-cell>
          <table:table-cell table:style-name="ce2" office:value-type="string" calcext:value-type="string">
            <text:p>CDI</text:p>
          </table:table-cell>
          <table:table-cell table:number-columns-repeated="99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"/>
          <table:table-cell table:content-validation-name="val17"/>
          <table:table-cell table:style-name="ce2" table:content-validation-name="val18"/>
          <table:table-cell table:content-validation-name="val19"/>
          <table:table-cell table:style-name="ce7" table:formula="of:=IF(ISNA(VLOOKUP([.G23];[.$AA$1:.$AB$22];2;0));&quot;&quot;;VLOOKUP([.G23];[.$AA$1:.$AB$22];2;0))">
            <text:p/>
          </table:table-cell>
          <table:table-cell table:style-name="ce8" table:content-validation-name="val20"/>
          <table:table-cell table:number-columns-repeated="19"/>
          <table:table-cell table:style-name="ce8" table:content-validation-name="val21" office:value-type="string" calcext:value-type="string">
            <text:p>Soldadura Industrial</text:p>
          </table:table-cell>
          <table:table-cell table:style-name="ce8" office:value-type="string" calcext:value-type="string">
            <text:p>SI</text:p>
          </table:table-cell>
          <table:table-cell table:number-columns-repeated="99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/>
          <table:table-cell table:style-name="ce6"/>
          <table:table-cell/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/>
          <table:table-cell table:style-name="ce6"/>
          <table:table-cell/>
          <table:table-cell table:style-name="ce10"/>
          <table:table-cell table:number-columns-repeated="1017"/>
        </table:table-row>
        <table:table-row table:style-name="ro1" table:number-rows-repeated="17">
          <table:table-cell table:number-columns-repeated="2"/>
          <table:table-cell table:style-name="ce6"/>
          <table:table-cell/>
          <table:table-cell table:style-name="ce6"/>
          <table:table-cell table:number-columns-repeated="1019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####'.$A$1" table:cell-range-address="$'78 Z.S '.$A$1:.$I$23"/>
        </table:named-expressions>
      </table:table>
      <table:table table:name="15 Z.S" table:style-name="ta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5" table:default-cell-style-name="Default"/>
        <table:table-column table:style-name="co11" table:default-cell-style-name="Default"/>
        <table:table-column table:style-name="co9" table:number-columns-repeated="99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OTOGRAFIAS</text:p>
          </table:table-cell>
          <table:table-cell table:style-name="ce5" office:value-type="string" calcext:value-type="string">
            <text:p>ESC</text:p>
          </table:table-cell>
          <table:table-cell table:style-name="ce5" office:value-type="string" calcext:value-type="string">
            <text:p>TN</text:p>
          </table:table-cell>
          <table:table-cell table:style-name="ce5" office:value-type="string" calcext:value-type="string">
            <text:p>GP</text:p>
          </table:table-cell>
          <table:table-cell table:style-name="ce1" office:value-type="string" calcext:value-type="string">
            <text:p>ab <text:s/>NO SE ESCRIBE NADA EN ESTE CAMPO</text:p>
          </table:table-cell>
          <table:table-cell table:style-name="ce1" office:value-type="string" calcext:value-type="string">
            <text:p>TECNICOS EN: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OBSERVACIONES</text:p>
          </table:table-cell>
          <table:table-cell/>
          <table:table-cell table:formula="of:=[.B1]&amp;&quot;_&quot;&amp;[.C1]&amp;&quot;_&quot;&amp;[.D1]&amp;&quot;_&quot;&amp;[.E1]&amp;&quot;_&quot;&amp;[.F1]&amp;&quot;_8x24&quot;" office:value-type="string" office:string-value="FOTOGRAFIAS_ESC_TN_GP_ab  NO SE ESCRIBE NADA EN ESTE CAMPO_8x24" calcext:value-type="string">
            <text:p>FOTOGRAFIAS_ESC_TN_GP_ab <text:s/>NO SE ESCRIBE NADA EN ESTE CAMPO_8x24</text:p>
          </table:table-cell>
          <table:table-cell table:number-columns-repeated="13"/>
          <table:table-cell table:style-name="ce11"/>
          <table:table-cell/>
          <table:table-cell table:style-name="ce12" office:value-type="string" calcext:value-type="string">
            <text:p>Administración de Recursos Humanos</text:p>
          </table:table-cell>
          <table:table-cell table:style-name="ce2" office:value-type="string" calcext:value-type="string">
            <text:p>RH</text:p>
          </table:table-cell>
          <table:table-cell table:number-columns-repeated="99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float" office:value="252225132540" calcext:value-type="float">
            <text:p>2522-2513-2540</text:p>
          </table:table-cell>
          <table:table-cell table:style-name="ce2" table:content-validation-name="val22" office:value-type="float" office:value="15" calcext:value-type="float">
            <text:p>15</text:p>
          </table:table-cell>
          <table:table-cell table:style-name="ce2" table:content-validation-name="val23" office:value-type="string" calcext:value-type="string">
            <text:p>MAT</text:p>
          </table:table-cell>
          <table:table-cell table:style-name="ce2" table:content-validation-name="val24" office:value-type="string" calcext:value-type="string">
            <text:p>A</text:p>
          </table:table-cell>
          <table:table-cell table:style-name="ce7" table:formula="of:=IF(ISNA(VLOOKUP([.G2];[.$AA$1:.$AB$22];2;0));&quot;&quot;;VLOOKUP([.G2];[.$AA$1:.$AB$22];2;0))" office:value-type="string" office:string-value="CONTA" calcext:value-type="string">
            <text:p>CONTA</text:p>
          </table:table-cell>
          <table:table-cell table:style-name="ce8" table:content-validation-name="val25" office:value-type="string" calcext:value-type="string">
            <text:p>Contabilidad</text:p>
          </table:table-cell>
          <table:table-cell table:style-name="ce2" office:value-type="string" calcext:value-type="string">
            <text:p>PLATEADO</text:p>
          </table:table-cell>
          <table:table-cell table:number-columns-repeated="2"/>
          <table:table-cell table:formula="of:=[.B2]&amp;&quot;_&quot;&amp;[.C2]&amp;&quot;_&quot;&amp;[.D2]&amp;&quot;_&quot;&amp;[.E2]&amp;&quot;_&quot;&amp;[.F2]&amp;&quot;_8x24&quot;" office:value-type="string" office:string-value="252225132540_15_MAT_A_CONTA_8x24" calcext:value-type="string">
            <text:p>252225132540_15_MAT_A_CONTA_8x24</text:p>
          </table:table-cell>
          <table:table-cell table:number-columns-repeated="13"/>
          <table:table-cell table:style-name="ce11"/>
          <table:table-cell/>
          <table:table-cell table:style-name="ce12" office:value-type="string" calcext:value-type="string">
            <text:p>Construcción</text:p>
          </table:table-cell>
          <table:table-cell table:style-name="ce2" office:value-type="string" calcext:value-type="string">
            <text:p>CONST</text:p>
          </table:table-cell>
          <table:table-cell table:number-columns-repeated="99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float" office:value="258625752595" calcext:value-type="float">
            <text:p>2586-2575-2595</text:p>
          </table:table-cell>
          <table:table-cell table:style-name="ce2" table:content-validation-name="val22" office:value-type="float" office:value="15" calcext:value-type="float">
            <text:p>15</text:p>
          </table:table-cell>
          <table:table-cell table:style-name="ce2" table:content-validation-name="val23" office:value-type="string" calcext:value-type="string">
            <text:p>MAT</text:p>
          </table:table-cell>
          <table:table-cell table:style-name="ce2" table:content-validation-name="val24" office:value-type="string" calcext:value-type="string">
            <text:p>B</text:p>
          </table:table-cell>
          <table:table-cell table:style-name="ce7" table:formula="of:=IF(ISNA(VLOOKUP([.G3];[.$AA$1:.$AB$22];2;0));&quot;&quot;;VLOOKUP([.G3];[.$AA$1:.$AB$22];2;0))" office:value-type="string" office:string-value="CONTA" calcext:value-type="string">
            <text:p>CONTA</text:p>
          </table:table-cell>
          <table:table-cell table:style-name="ce8" table:content-validation-name="val25" office:value-type="string" calcext:value-type="string">
            <text:p>Contabilidad</text:p>
          </table:table-cell>
          <table:table-cell table:style-name="ce2" office:value-type="string" calcext:value-type="string">
            <text:p>PLATEADO</text:p>
          </table:table-cell>
          <table:table-cell table:number-columns-repeated="2"/>
          <table:table-cell table:formula="of:=[.B3]&amp;&quot;_&quot;&amp;[.C3]&amp;&quot;_&quot;&amp;[.D3]&amp;&quot;_&quot;&amp;[.E3]&amp;&quot;_&quot;&amp;[.F3]&amp;&quot;_8x24&quot;" office:value-type="string" office:string-value="258625752595_15_MAT_B_CONTA_8x24" calcext:value-type="string">
            <text:p>258625752595_15_MAT_B_CONTA_8x24</text:p>
          </table:table-cell>
          <table:table-cell table:number-columns-repeated="13"/>
          <table:table-cell table:style-name="ce11"/>
          <table:table-cell/>
          <table:table-cell table:style-name="ce12" office:value-type="string" calcext:value-type="string">
            <text:p>Contabilidad</text:p>
          </table:table-cell>
          <table:table-cell table:style-name="ce2" office:value-type="string" calcext:value-type="string">
            <text:p>CONTA</text:p>
          </table:table-cell>
          <table:table-cell table:number-columns-repeated="99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float" office:value="262626142645" calcext:value-type="float">
            <text:p>2626-2614-2645</text:p>
          </table:table-cell>
          <table:table-cell table:style-name="ce2" table:content-validation-name="val22" office:value-type="float" office:value="15" calcext:value-type="float">
            <text:p>15</text:p>
          </table:table-cell>
          <table:table-cell table:style-name="ce2" table:content-validation-name="val23" office:value-type="string" calcext:value-type="string">
            <text:p>MAT</text:p>
          </table:table-cell>
          <table:table-cell table:style-name="ce2" table:content-validation-name="val24" office:value-type="string" calcext:value-type="string">
            <text:p>C</text:p>
          </table:table-cell>
          <table:table-cell table:style-name="ce7" table:formula="of:=IF(ISNA(VLOOKUP([.G4];[.$AA$1:.$AB$22];2;0));&quot;&quot;;VLOOKUP([.G4];[.$AA$1:.$AB$22];2;0))" office:value-type="string" office:string-value="PROG" calcext:value-type="string">
            <text:p>PROG</text:p>
          </table:table-cell>
          <table:table-cell table:style-name="ce8" table:content-validation-name="val25" office:value-type="string" calcext:value-type="string">
            <text:p>Programación</text:p>
          </table:table-cell>
          <table:table-cell table:style-name="ce2" office:value-type="string" calcext:value-type="string">
            <text:p>GUINDA</text:p>
          </table:table-cell>
          <table:table-cell table:number-columns-repeated="2"/>
          <table:table-cell table:formula="of:=[.B4]&amp;&quot;_&quot;&amp;[.C4]&amp;&quot;_&quot;&amp;[.D4]&amp;&quot;_&quot;&amp;[.E4]&amp;&quot;_&quot;&amp;[.F4]&amp;&quot;_8x24&quot;" office:value-type="string" office:string-value="262626142645_15_MAT_C_PROG_8x24" calcext:value-type="string">
            <text:p>262626142645_15_MAT_C_PROG_8x24</text:p>
          </table:table-cell>
          <table:table-cell table:number-columns-repeated="13"/>
          <table:table-cell table:style-name="ce11"/>
          <table:table-cell/>
          <table:table-cell table:style-name="ce12" office:value-type="string" calcext:value-type="string">
            <text:p>Electricidad</text:p>
          </table:table-cell>
          <table:table-cell table:style-name="ce2" office:value-type="string" calcext:value-type="string">
            <text:p>ELEC</text:p>
          </table:table-cell>
          <table:table-cell table:number-columns-repeated="99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float" office:value="267226682687" calcext:value-type="float">
            <text:p>2672-2668-2687</text:p>
          </table:table-cell>
          <table:table-cell table:style-name="ce2" table:content-validation-name="val22" office:value-type="float" office:value="15" calcext:value-type="float">
            <text:p>15</text:p>
          </table:table-cell>
          <table:table-cell table:style-name="ce2" table:content-validation-name="val23" office:value-type="string" calcext:value-type="string">
            <text:p>MAT</text:p>
          </table:table-cell>
          <table:table-cell table:style-name="ce2" table:content-validation-name="val24" office:value-type="string" calcext:value-type="string">
            <text:p>D</text:p>
          </table:table-cell>
          <table:table-cell table:style-name="ce7" table:formula="of:=IF(ISNA(VLOOKUP([.G5];[.$AA$1:.$AB$22];2;0));&quot;&quot;;VLOOKUP([.G5];[.$AA$1:.$AB$22];2;0))" office:value-type="string" office:string-value="SYMEC" calcext:value-type="string">
            <text:p>SYMEC</text:p>
          </table:table-cell>
          <table:table-cell table:style-name="ce8" table:content-validation-name="val25" office:value-type="string" calcext:value-type="string">
            <text:p>Soporte y Mantenimiento de Equipos de Cómputo</text:p>
          </table:table-cell>
          <table:table-cell table:style-name="ce2" office:value-type="string" calcext:value-type="string">
            <text:p>VERDE</text:p>
          </table:table-cell>
          <table:table-cell table:number-columns-repeated="2"/>
          <table:table-cell table:formula="of:=[.B5]&amp;&quot;_&quot;&amp;[.C5]&amp;&quot;_&quot;&amp;[.D5]&amp;&quot;_&quot;&amp;[.E5]&amp;&quot;_&quot;&amp;[.F5]&amp;&quot;_8x24&quot;" office:value-type="string" office:string-value="267226682687_15_MAT_D_SYMEC_8x24" calcext:value-type="string">
            <text:p>267226682687_15_MAT_D_SYMEC_8x24</text:p>
          </table:table-cell>
          <table:table-cell table:number-columns-repeated="13"/>
          <table:table-cell table:style-name="ce11"/>
          <table:table-cell/>
          <table:table-cell table:style-name="ce12" office:value-type="string" calcext:value-type="string">
            <text:p>Electrónica</text:p>
          </table:table-cell>
          <table:table-cell table:style-name="ce2" office:value-type="string" calcext:value-type="string">
            <text:p>ELECTRO</text:p>
          </table:table-cell>
          <table:table-cell table:number-columns-repeated="99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float" office:value="27102722" calcext:value-type="float">
            <text:p>-2710-2722</text:p>
          </table:table-cell>
          <table:table-cell table:style-name="ce2" table:content-validation-name="val22" office:value-type="float" office:value="15" calcext:value-type="float">
            <text:p>15</text:p>
          </table:table-cell>
          <table:table-cell table:style-name="ce2" table:content-validation-name="val23" office:value-type="string" calcext:value-type="string">
            <text:p>VESP</text:p>
          </table:table-cell>
          <table:table-cell table:style-name="ce2" table:content-validation-name="val24" office:value-type="string" calcext:value-type="string">
            <text:p>K</text:p>
          </table:table-cell>
          <table:table-cell table:style-name="ce7" table:formula="of:=IF(ISNA(VLOOKUP([.G6];[.$AA$1:.$AB$22];2;0));&quot;&quot;;VLOOKUP([.G6];[.$AA$1:.$AB$22];2;0))" office:value-type="string" office:string-value="CONTA" calcext:value-type="string">
            <text:p>CONTA</text:p>
          </table:table-cell>
          <table:table-cell table:style-name="ce8" table:content-validation-name="val25" office:value-type="string" calcext:value-type="string">
            <text:p>Contabilidad</text:p>
          </table:table-cell>
          <table:table-cell table:style-name="ce2" office:value-type="string" calcext:value-type="string">
            <text:p>PLATEADO</text:p>
          </table:table-cell>
          <table:table-cell table:number-columns-repeated="2"/>
          <table:table-cell table:formula="of:=[.B6]&amp;&quot;_&quot;&amp;[.C6]&amp;&quot;_&quot;&amp;[.D6]&amp;&quot;_&quot;&amp;[.E6]&amp;&quot;_&quot;&amp;[.F6]&amp;&quot;_8x24&quot;" office:value-type="string" office:string-value="27102722_15_VESP_K_CONTA_8x24" calcext:value-type="string">
            <text:p>27102722_15_VESP_K_CONTA_8x24</text:p>
          </table:table-cell>
          <table:table-cell table:number-columns-repeated="13"/>
          <table:table-cell table:style-name="ce11"/>
          <table:table-cell/>
          <table:table-cell table:style-name="ce12" office:value-type="string" calcext:value-type="string">
            <text:p>Enfermería General</text:p>
          </table:table-cell>
          <table:table-cell table:style-name="ce2" office:value-type="string" calcext:value-type="string">
            <text:p>ENFE</text:p>
          </table:table-cell>
          <table:table-cell table:number-columns-repeated="99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float" office:value="27482761" calcext:value-type="float">
            <text:p>-2748-2761</text:p>
          </table:table-cell>
          <table:table-cell table:style-name="ce2" table:content-validation-name="val22" office:value-type="float" office:value="15" calcext:value-type="float">
            <text:p>15</text:p>
          </table:table-cell>
          <table:table-cell table:style-name="ce2" table:content-validation-name="val23" office:value-type="string" calcext:value-type="string">
            <text:p>VESP</text:p>
          </table:table-cell>
          <table:table-cell table:style-name="ce2" table:content-validation-name="val24" office:value-type="string" calcext:value-type="string">
            <text:p>L</text:p>
          </table:table-cell>
          <table:table-cell table:style-name="ce7" table:formula="of:=IF(ISNA(VLOOKUP([.G7];[.$AA$1:.$AB$22];2;0));&quot;&quot;;VLOOKUP([.G7];[.$AA$1:.$AB$22];2;0))" office:value-type="string" office:string-value="PROG" calcext:value-type="string">
            <text:p>PROG</text:p>
          </table:table-cell>
          <table:table-cell table:style-name="ce8" table:content-validation-name="val25" office:value-type="string" calcext:value-type="string">
            <text:p>Programación</text:p>
          </table:table-cell>
          <table:table-cell table:style-name="ce2" office:value-type="string" calcext:value-type="string">
            <text:p>GUINDA</text:p>
          </table:table-cell>
          <table:table-cell table:number-columns-repeated="2"/>
          <table:table-cell table:formula="of:=[.B7]&amp;&quot;_&quot;&amp;[.C7]&amp;&quot;_&quot;&amp;[.D7]&amp;&quot;_&quot;&amp;[.E7]&amp;&quot;_&quot;&amp;[.F7]&amp;&quot;_8x24&quot;" office:value-type="string" office:string-value="27482761_15_VESP_L_PROG_8x24" calcext:value-type="string">
            <text:p>27482761_15_VESP_L_PROG_8x24</text:p>
          </table:table-cell>
          <table:table-cell table:number-columns-repeated="13"/>
          <table:table-cell table:style-name="ce11"/>
          <table:table-cell/>
          <table:table-cell table:style-name="ce12" office:value-type="string" calcext:value-type="string">
            <text:p>Laboratorista Clínico</text:p>
          </table:table-cell>
          <table:table-cell table:style-name="ce2" office:value-type="string" calcext:value-type="string">
            <text:p>LAB</text:p>
          </table:table-cell>
          <table:table-cell table:number-columns-repeated="99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799" calcext:value-type="float">
            <text:p>2799</text:p>
          </table:table-cell>
          <table:table-cell table:style-name="ce2" table:content-validation-name="val22" office:value-type="float" office:value="15" calcext:value-type="float">
            <text:p>15</text:p>
          </table:table-cell>
          <table:table-cell table:style-name="ce2" table:content-validation-name="val23" office:value-type="string" calcext:value-type="string">
            <text:p>VESP</text:p>
          </table:table-cell>
          <table:table-cell table:style-name="ce2" table:content-validation-name="val24" office:value-type="string" calcext:value-type="string">
            <text:p>M</text:p>
          </table:table-cell>
          <table:table-cell table:style-name="ce7" table:formula="of:=IF(ISNA(VLOOKUP([.G8];[.$AA$1:.$AB$22];2;0));&quot;&quot;;VLOOKUP([.G8];[.$AA$1:.$AB$22];2;0))" office:value-type="string" office:string-value="SYMEC" calcext:value-type="string">
            <text:p>SYMEC</text:p>
          </table:table-cell>
          <table:table-cell table:style-name="ce8" table:content-validation-name="val25" office:value-type="string" calcext:value-type="string">
            <text:p>Soporte y Mantenimiento de Equipos de Cómputo</text:p>
          </table:table-cell>
          <table:table-cell table:style-name="ce2" office:value-type="string" calcext:value-type="string">
            <text:p>VERDE</text:p>
          </table:table-cell>
          <table:table-cell table:number-columns-repeated="2"/>
          <table:table-cell table:formula="of:=[.B8]&amp;&quot;_&quot;&amp;[.C8]&amp;&quot;_&quot;&amp;[.D8]&amp;&quot;_&quot;&amp;[.E8]&amp;&quot;_&quot;&amp;[.F8]&amp;&quot;_8x24&quot;" office:value-type="string" office:string-value="2799_15_VESP_M_SYMEC_8x24" calcext:value-type="string">
            <text:p>2799_15_VESP_M_SYMEC_8x24</text:p>
          </table:table-cell>
          <table:table-cell table:number-columns-repeated="13"/>
          <table:table-cell table:style-name="ce11"/>
          <table:table-cell/>
          <table:table-cell table:style-name="ce12" office:value-type="string" calcext:value-type="string">
            <text:p>Laboratorista Químico</text:p>
          </table:table-cell>
          <table:table-cell table:style-name="ce2" office:value-type="string" calcext:value-type="string">
            <text:p>QUIM</text:p>
          </table:table-cell>
          <table:table-cell table:number-columns-repeated="99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float" office:value="284028292846" calcext:value-type="float">
            <text:p>2840-2829-2846</text:p>
          </table:table-cell>
          <table:table-cell table:style-name="ce2" table:content-validation-name="val22" office:value-type="float" office:value="15" calcext:value-type="float">
            <text:p>15</text:p>
          </table:table-cell>
          <table:table-cell table:style-name="ce2" table:content-validation-name="val23" office:value-type="string" calcext:value-type="string">
            <text:p>MAT</text:p>
          </table:table-cell>
          <table:table-cell table:style-name="ce2" table:content-validation-name="val24" office:value-type="string" calcext:value-type="string">
            <text:p>E</text:p>
          </table:table-cell>
          <table:table-cell table:style-name="ce7" table:formula="of:=IF(ISNA(VLOOKUP([.G9];[.$AA$1:.$AB$22];2;0));&quot;&quot;;VLOOKUP([.G9];[.$AA$1:.$AB$22];2;0))" office:value-type="string" office:string-value="QUIM" calcext:value-type="string">
            <text:p>QUIM</text:p>
          </table:table-cell>
          <table:table-cell table:style-name="ce8" table:content-validation-name="val25" office:value-type="string" calcext:value-type="string">
            <text:p>Laboratorista Químico</text:p>
          </table:table-cell>
          <table:table-cell table:style-name="ce2" office:value-type="string" calcext:value-type="string">
            <text:p>BLANCO</text:p>
          </table:table-cell>
          <table:table-cell table:number-columns-repeated="2"/>
          <table:table-cell table:formula="of:=[.B9]&amp;&quot;_&quot;&amp;[.C9]&amp;&quot;_&quot;&amp;[.D9]&amp;&quot;_&quot;&amp;[.E9]&amp;&quot;_&quot;&amp;[.F9]&amp;&quot;_8x24&quot;" office:value-type="string" office:string-value="284028292846_15_MAT_E_QUIM_8x24" calcext:value-type="string">
            <text:p>284028292846_15_MAT_E_QUIM_8x24</text:p>
          </table:table-cell>
          <table:table-cell table:number-columns-repeated="13"/>
          <table:table-cell table:style-name="ce11"/>
          <table:table-cell/>
          <table:table-cell table:style-name="ce12" office:value-type="string" calcext:value-type="string">
            <text:p>Logística</text:p>
          </table:table-cell>
          <table:table-cell table:style-name="ce2" office:value-type="string" calcext:value-type="string">
            <text:p>LOG</text:p>
          </table:table-cell>
          <table:table-cell table:number-columns-repeated="99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float" office:value="289328772903" calcext:value-type="float">
            <text:p>2893-2877-2903</text:p>
          </table:table-cell>
          <table:table-cell table:style-name="ce2" table:content-validation-name="val22" office:value-type="float" office:value="15" calcext:value-type="float">
            <text:p>15</text:p>
          </table:table-cell>
          <table:table-cell table:style-name="ce2" table:content-validation-name="val23" office:value-type="string" calcext:value-type="string">
            <text:p>MAT</text:p>
          </table:table-cell>
          <table:table-cell table:style-name="ce2" table:content-validation-name="val24" office:value-type="string" calcext:value-type="string">
            <text:p>F</text:p>
          </table:table-cell>
          <table:table-cell table:style-name="ce7" table:formula="of:=IF(ISNA(VLOOKUP([.G10];[.$AA$1:.$AB$22];2;0));&quot;&quot;;VLOOKUP([.G10];[.$AA$1:.$AB$22];2;0))" office:value-type="string" office:string-value="QUIM" calcext:value-type="string">
            <text:p>QUIM</text:p>
          </table:table-cell>
          <table:table-cell table:style-name="ce8" table:content-validation-name="val25" office:value-type="string" calcext:value-type="string">
            <text:p>Laboratorista Químico</text:p>
          </table:table-cell>
          <table:table-cell table:style-name="ce2" office:value-type="string" calcext:value-type="string">
            <text:p>BLANCO</text:p>
          </table:table-cell>
          <table:table-cell table:style-name="ce2" office:value-type="string" calcext:value-type="string">
            <text:p>2893:ABRIRI OJO HOMBRE ARRIBA 2877:MONTAJE TUTOR</text:p>
          </table:table-cell>
          <table:table-cell/>
          <table:table-cell table:formula="of:=[.B10]&amp;&quot;_&quot;&amp;[.C10]&amp;&quot;_&quot;&amp;[.D10]&amp;&quot;_&quot;&amp;[.E10]&amp;&quot;_&quot;&amp;[.F10]&amp;&quot;_8x24&quot;" office:value-type="string" office:string-value="289328772903_15_MAT_F_QUIM_8x24" calcext:value-type="string">
            <text:p>289328772903_15_MAT_F_QUIM_8x24</text:p>
          </table:table-cell>
          <table:table-cell table:number-columns-repeated="13"/>
          <table:table-cell table:style-name="ce11"/>
          <table:table-cell/>
          <table:table-cell table:style-name="ce12" office:value-type="string" calcext:value-type="string">
            <text:p>Mantenimiento Automotriz</text:p>
          </table:table-cell>
          <table:table-cell table:style-name="ce2" office:value-type="string" calcext:value-type="string">
            <text:p>MANT</text:p>
          </table:table-cell>
          <table:table-cell table:number-columns-repeated="99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float" office:value="296029312946" calcext:value-type="float">
            <text:p>2960-2931-2946</text:p>
          </table:table-cell>
          <table:table-cell table:style-name="ce2" table:content-validation-name="val22" office:value-type="float" office:value="15" calcext:value-type="float">
            <text:p>15</text:p>
          </table:table-cell>
          <table:table-cell table:style-name="ce2" table:content-validation-name="val23" office:value-type="string" calcext:value-type="string">
            <text:p>MAT</text:p>
          </table:table-cell>
          <table:table-cell table:style-name="ce2" table:content-validation-name="val24" office:value-type="string" calcext:value-type="string">
            <text:p>G</text:p>
          </table:table-cell>
          <table:table-cell table:style-name="ce7" table:formula="of:=IF(ISNA(VLOOKUP([.G11];[.$AA$1:.$AB$22];2;0));&quot;&quot;;VLOOKUP([.G11];[.$AA$1:.$AB$22];2;0))" office:value-type="string" office:string-value="QUIM" calcext:value-type="string">
            <text:p>QUIM</text:p>
          </table:table-cell>
          <table:table-cell table:style-name="ce8" table:content-validation-name="val25" office:value-type="string" calcext:value-type="string">
            <text:p>Laboratorista Químico</text:p>
          </table:table-cell>
          <table:table-cell table:style-name="ce2" office:value-type="string" calcext:value-type="string">
            <text:p>BLANCO</text:p>
          </table:table-cell>
          <table:table-cell table:style-name="ce2" office:value-type="string" calcext:value-type="string">
            <text:p>2960:MONTAJE DESMAYO (3287) Y BIRRETE MUJER ABAJO</text:p>
          </table:table-cell>
          <table:table-cell/>
          <table:table-cell table:formula="of:=[.B11]&amp;&quot;_&quot;&amp;[.C11]&amp;&quot;_&quot;&amp;[.D11]&amp;&quot;_&quot;&amp;[.E11]&amp;&quot;_&quot;&amp;[.F11]&amp;&quot;_8x24&quot;" office:value-type="string" office:string-value="296029312946_15_MAT_G_QUIM_8x24" calcext:value-type="string">
            <text:p>296029312946_15_MAT_G_QUIM_8x24</text:p>
          </table:table-cell>
          <table:table-cell table:number-columns-repeated="13"/>
          <table:table-cell table:style-name="ce11"/>
          <table:table-cell/>
          <table:table-cell table:style-name="ce12" office:value-type="string" calcext:value-type="string">
            <text:p>Mantenimiento Industrial</text:p>
          </table:table-cell>
          <table:table-cell table:style-name="ce2" office:value-type="string" calcext:value-type="string">
            <text:p>MANTIND</text:p>
          </table:table-cell>
          <table:table-cell table:number-columns-repeated="99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float" office:value="300129893010" calcext:value-type="float">
            <text:p>3001-2989-3010</text:p>
          </table:table-cell>
          <table:table-cell table:style-name="ce2" table:content-validation-name="val22" office:value-type="float" office:value="15" calcext:value-type="float">
            <text:p>15</text:p>
          </table:table-cell>
          <table:table-cell table:style-name="ce2" table:content-validation-name="val23" office:value-type="string" calcext:value-type="string">
            <text:p>MAT</text:p>
          </table:table-cell>
          <table:table-cell table:style-name="ce2" table:content-validation-name="val24" office:value-type="string" calcext:value-type="string">
            <text:p>H</text:p>
          </table:table-cell>
          <table:table-cell table:style-name="ce7" table:formula="of:=IF(ISNA(VLOOKUP([.G12];[.$AA$1:.$AB$22];2;0));&quot;&quot;;VLOOKUP([.G12];[.$AA$1:.$AB$22];2;0))" office:value-type="string" office:string-value="MECA" calcext:value-type="string">
            <text:p>MECA</text:p>
          </table:table-cell>
          <table:table-cell table:style-name="ce8" table:content-validation-name="val25" office:value-type="string" calcext:value-type="string">
            <text:p>Mecatrónica</text:p>
          </table:table-cell>
          <table:table-cell table:style-name="ce2" office:value-type="string" calcext:value-type="string">
            <text:p>AZUL</text:p>
          </table:table-cell>
          <table:table-cell table:style-name="ce2" office:value-type="string" calcext:value-type="string">
            <text:p>3001:ARREGLAR ESTOLA HOMBRE ABAJO</text:p>
          </table:table-cell>
          <table:table-cell/>
          <table:table-cell table:formula="of:=[.B12]&amp;&quot;_&quot;&amp;[.C12]&amp;&quot;_&quot;&amp;[.D12]&amp;&quot;_&quot;&amp;[.E12]&amp;&quot;_&quot;&amp;[.F12]&amp;&quot;_8x24&quot;" office:value-type="string" office:string-value="300129893010_15_MAT_H_MECA_8x24" calcext:value-type="string">
            <text:p>300129893010_15_MAT_H_MECA_8x24</text:p>
          </table:table-cell>
          <table:table-cell table:number-columns-repeated="13"/>
          <table:table-cell table:style-name="ce11"/>
          <table:table-cell/>
          <table:table-cell table:style-name="ce12" office:value-type="string" calcext:value-type="string">
            <text:p>Mecánica Industrial</text:p>
          </table:table-cell>
          <table:table-cell table:style-name="ce2" office:value-type="string" calcext:value-type="string">
            <text:p>MECIND</text:p>
          </table:table-cell>
          <table:table-cell table:number-columns-repeated="99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float" office:value="304430343056" calcext:value-type="float">
            <text:p>3044-3034-3056</text:p>
          </table:table-cell>
          <table:table-cell table:style-name="ce2" table:content-validation-name="val22" office:value-type="float" office:value="15" calcext:value-type="float">
            <text:p>15</text:p>
          </table:table-cell>
          <table:table-cell table:style-name="ce2" table:content-validation-name="val23" office:value-type="string" calcext:value-type="string">
            <text:p>VESP</text:p>
          </table:table-cell>
          <table:table-cell table:style-name="ce2" table:content-validation-name="val24" office:value-type="string" calcext:value-type="string">
            <text:p>N</text:p>
          </table:table-cell>
          <table:table-cell table:style-name="ce7" table:formula="of:=IF(ISNA(VLOOKUP([.G13];[.$AA$1:.$AB$22];2;0));&quot;&quot;;VLOOKUP([.G13];[.$AA$1:.$AB$22];2;0))" office:value-type="string" office:string-value="QUIM" calcext:value-type="string">
            <text:p>QUIM</text:p>
          </table:table-cell>
          <table:table-cell table:style-name="ce8" table:content-validation-name="val25" office:value-type="string" calcext:value-type="string">
            <text:p>Laboratorista Químico</text:p>
          </table:table-cell>
          <table:table-cell table:style-name="ce2" office:value-type="string" calcext:value-type="string">
            <text:p>BLANCO</text:p>
          </table:table-cell>
          <table:table-cell table:number-columns-repeated="2"/>
          <table:table-cell table:formula="of:=[.B13]&amp;&quot;_&quot;&amp;[.C13]&amp;&quot;_&quot;&amp;[.D13]&amp;&quot;_&quot;&amp;[.E13]&amp;&quot;_&quot;&amp;[.F13]&amp;&quot;_8x24&quot;" office:value-type="string" office:string-value="304430343056_15_VESP_N_QUIM_8x24" calcext:value-type="string">
            <text:p>304430343056_15_VESP_N_QUIM_8x24</text:p>
          </table:table-cell>
          <table:table-cell table:number-columns-repeated="13"/>
          <table:table-cell table:style-name="ce11"/>
          <table:table-cell/>
          <table:table-cell table:style-name="ce12" office:value-type="string" calcext:value-type="string">
            <text:p>Mecatrónica</text:p>
          </table:table-cell>
          <table:table-cell table:style-name="ce2" office:value-type="string" calcext:value-type="string">
            <text:p>MECA</text:p>
          </table:table-cell>
          <table:table-cell table:number-columns-repeated="99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float" office:value="309330843102" calcext:value-type="float">
            <text:p>3093-3084-3102</text:p>
          </table:table-cell>
          <table:table-cell table:style-name="ce2" table:content-validation-name="val22" office:value-type="float" office:value="15" calcext:value-type="float">
            <text:p>15</text:p>
          </table:table-cell>
          <table:table-cell table:style-name="ce2" table:content-validation-name="val23" office:value-type="string" calcext:value-type="string">
            <text:p>VESP</text:p>
          </table:table-cell>
          <table:table-cell table:style-name="ce2" table:content-validation-name="val24" office:value-type="string" calcext:value-type="string">
            <text:p>O</text:p>
          </table:table-cell>
          <table:table-cell table:style-name="ce7" table:formula="of:=IF(ISNA(VLOOKUP([.G14];[.$AA$1:.$AB$22];2;0));&quot;&quot;;VLOOKUP([.G14];[.$AA$1:.$AB$22];2;0))" office:value-type="string" office:string-value="MECA" calcext:value-type="string">
            <text:p>MECA</text:p>
          </table:table-cell>
          <table:table-cell table:style-name="ce8" table:content-validation-name="val25" office:value-type="string" calcext:value-type="string">
            <text:p>Mecatrónica</text:p>
          </table:table-cell>
          <table:table-cell table:style-name="ce2" office:value-type="string" calcext:value-type="string">
            <text:p>AZUL</text:p>
          </table:table-cell>
          <table:table-cell table:number-columns-repeated="2"/>
          <table:table-cell table:formula="of:=[.B14]&amp;&quot;_&quot;&amp;[.C14]&amp;&quot;_&quot;&amp;[.D14]&amp;&quot;_&quot;&amp;[.E14]&amp;&quot;_&quot;&amp;[.F14]&amp;&quot;_8x24&quot;" office:value-type="string" office:string-value="309330843102_15_VESP_O_MECA_8x24" calcext:value-type="string">
            <text:p>309330843102_15_VESP_O_MECA_8x24</text:p>
          </table:table-cell>
          <table:table-cell table:number-columns-repeated="13"/>
          <table:table-cell table:style-name="ce11"/>
          <table:table-cell/>
          <table:table-cell table:style-name="ce12" office:value-type="string" calcext:value-type="string">
            <text:p>Medios de Comunicación</text:p>
          </table:table-cell>
          <table:table-cell table:style-name="ce2" office:value-type="string" calcext:value-type="string">
            <text:p>MC</text:p>
          </table:table-cell>
          <table:table-cell table:number-columns-repeated="99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float" office:value="313731273152" calcext:value-type="float">
            <text:p>3137-3127-3152</text:p>
          </table:table-cell>
          <table:table-cell table:style-name="ce2" table:content-validation-name="val22" office:value-type="float" office:value="15" calcext:value-type="float">
            <text:p>15</text:p>
          </table:table-cell>
          <table:table-cell table:style-name="ce2" table:content-validation-name="val23" office:value-type="string" calcext:value-type="string">
            <text:p>VESP</text:p>
          </table:table-cell>
          <table:table-cell table:style-name="ce2" table:content-validation-name="val24" office:value-type="string" calcext:value-type="string">
            <text:p>P</text:p>
          </table:table-cell>
          <table:table-cell table:style-name="ce7" table:formula="of:=IF(ISNA(VLOOKUP([.G15];[.$AA$1:.$AB$22];2;0));&quot;&quot;;VLOOKUP([.G15];[.$AA$1:.$AB$22];2;0))" office:value-type="string" office:string-value="ELEC" calcext:value-type="string">
            <text:p>ELEC</text:p>
          </table:table-cell>
          <table:table-cell table:style-name="ce8" table:content-validation-name="val25" office:value-type="string" calcext:value-type="string">
            <text:p>Electricidad</text:p>
          </table:table-cell>
          <table:table-cell table:style-name="ce2" office:value-type="string" calcext:value-type="string">
            <text:p>DORADO</text:p>
          </table:table-cell>
          <table:table-cell table:number-columns-repeated="2"/>
          <table:table-cell table:formula="of:=[.B15]&amp;&quot;_&quot;&amp;[.C15]&amp;&quot;_&quot;&amp;[.D15]&amp;&quot;_&quot;&amp;[.E15]&amp;&quot;_&quot;&amp;[.F15]&amp;&quot;_8x24&quot;" office:value-type="string" office:string-value="313731273152_15_VESP_P_ELEC_8x24" calcext:value-type="string">
            <text:p>313731273152_15_VESP_P_ELEC_8x24</text:p>
          </table:table-cell>
          <table:table-cell table:number-columns-repeated="13"/>
          <table:table-cell table:style-name="ce11"/>
          <table:table-cell/>
          <table:table-cell table:style-name="ce12" office:value-type="string" calcext:value-type="string">
            <text:p>Preparación De Alimentos Y Bebidas</text:p>
          </table:table-cell>
          <table:table-cell table:style-name="ce2" office:value-type="string" calcext:value-type="string">
            <text:p>PAYB</text:p>
          </table:table-cell>
          <table:table-cell table:number-columns-repeated="99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float" office:value="319532213210" calcext:value-type="float">
            <text:p>3195-3221-3210</text:p>
          </table:table-cell>
          <table:table-cell table:style-name="ce2" table:content-validation-name="val22" office:value-type="float" office:value="15" calcext:value-type="float">
            <text:p>15</text:p>
          </table:table-cell>
          <table:table-cell table:style-name="ce2" table:content-validation-name="val23" office:value-type="string" calcext:value-type="string">
            <text:p>MAT</text:p>
          </table:table-cell>
          <table:table-cell table:style-name="ce2" table:content-validation-name="val24" office:value-type="string" calcext:value-type="string">
            <text:p>I</text:p>
          </table:table-cell>
          <table:table-cell table:style-name="ce7" table:formula="of:=IF(ISNA(VLOOKUP([.G16];[.$AA$1:.$AB$22];2;0));&quot;&quot;;VLOOKUP([.G16];[.$AA$1:.$AB$22];2;0))" office:value-type="string" office:string-value="ELEC" calcext:value-type="string">
            <text:p>ELEC</text:p>
          </table:table-cell>
          <table:table-cell table:style-name="ce8" table:content-validation-name="val25" office:value-type="string" calcext:value-type="string">
            <text:p>Electricidad</text:p>
          </table:table-cell>
          <table:table-cell table:style-name="ce2" office:value-type="string" calcext:value-type="string">
            <text:p>DORADO</text:p>
          </table:table-cell>
          <table:table-cell table:number-columns-repeated="2"/>
          <table:table-cell table:formula="of:=[.B16]&amp;&quot;_&quot;&amp;[.C16]&amp;&quot;_&quot;&amp;[.D16]&amp;&quot;_&quot;&amp;[.E16]&amp;&quot;_&quot;&amp;[.F16]&amp;&quot;_8x24&quot;" office:value-type="string" office:string-value="319532213210_15_MAT_I_ELEC_8x24" calcext:value-type="string">
            <text:p>319532213210_15_MAT_I_ELEC_8x24</text:p>
          </table:table-cell>
          <table:table-cell table:number-columns-repeated="13"/>
          <table:table-cell table:style-name="ce11"/>
          <table:table-cell/>
          <table:table-cell table:style-name="ce12" office:value-type="string" calcext:value-type="string">
            <text:p>Programación</text:p>
          </table:table-cell>
          <table:table-cell table:style-name="ce2" office:value-type="string" calcext:value-type="string">
            <text:p>PROG</text:p>
          </table:table-cell>
          <table:table-cell table:number-columns-repeated="99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float" office:value="325232493268" calcext:value-type="float">
            <text:p>3252-3249-3268</text:p>
          </table:table-cell>
          <table:table-cell table:style-name="ce2" table:content-validation-name="val22" office:value-type="float" office:value="15" calcext:value-type="float">
            <text:p>15</text:p>
          </table:table-cell>
          <table:table-cell table:style-name="ce2" table:content-validation-name="val23" office:value-type="string" calcext:value-type="string">
            <text:p>MAT</text:p>
          </table:table-cell>
          <table:table-cell table:style-name="ce2" table:content-validation-name="val24" office:value-type="string" calcext:value-type="string">
            <text:p>J</text:p>
          </table:table-cell>
          <table:table-cell table:style-name="ce7" table:formula="of:=IF(ISNA(VLOOKUP([.G17];[.$AA$1:.$AB$22];2;0));&quot;&quot;;VLOOKUP([.G17];[.$AA$1:.$AB$22];2;0))" office:value-type="string" office:string-value="MECIND" calcext:value-type="string">
            <text:p>MECIND</text:p>
          </table:table-cell>
          <table:table-cell table:style-name="ce8" table:content-validation-name="val25" office:value-type="string" calcext:value-type="string">
            <text:p>Mecánica Industrial</text:p>
          </table:table-cell>
          <table:table-cell table:style-name="ce13" office:value-type="string" calcext:value-type="string">
            <text:p>MARRON</text:p>
          </table:table-cell>
          <table:table-cell table:number-columns-repeated="2"/>
          <table:table-cell table:formula="of:=[.B17]&amp;&quot;_&quot;&amp;[.C17]&amp;&quot;_&quot;&amp;[.D17]&amp;&quot;_&quot;&amp;[.E17]&amp;&quot;_&quot;&amp;[.F17]&amp;&quot;_8x24&quot;" office:value-type="string" office:string-value="325232493268_15_MAT_J_MECIND_8x24" calcext:value-type="string">
            <text:p>325232493268_15_MAT_J_MECIND_8x24</text:p>
          </table:table-cell>
          <table:table-cell table:number-columns-repeated="13"/>
          <table:table-cell table:style-name="ce11"/>
          <table:table-cell/>
          <table:table-cell table:style-name="ce12" office:value-type="string" calcext:value-type="string">
            <text:p>Secretariado Ejecutivo Bilingüe</text:p>
          </table:table-cell>
          <table:table-cell table:style-name="ce2" office:value-type="string" calcext:value-type="string">
            <text:p>EJEC</text:p>
          </table:table-cell>
          <table:table-cell table:number-columns-repeated="99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float" office:value="331232993328" calcext:value-type="float">
            <text:p>3312-3299-3328</text:p>
          </table:table-cell>
          <table:table-cell table:style-name="ce2" table:content-validation-name="val22" office:value-type="float" office:value="15" calcext:value-type="float">
            <text:p>15</text:p>
          </table:table-cell>
          <table:table-cell table:style-name="ce2" table:content-validation-name="val23" office:value-type="string" calcext:value-type="string">
            <text:p>VESP</text:p>
          </table:table-cell>
          <table:table-cell table:style-name="ce2" table:content-validation-name="val24" office:value-type="string" calcext:value-type="string">
            <text:p>Q</text:p>
          </table:table-cell>
          <table:table-cell table:style-name="ce7" table:formula="of:=IF(ISNA(VLOOKUP([.G18];[.$AA$1:.$AB$22];2;0));&quot;&quot;;VLOOKUP([.G18];[.$AA$1:.$AB$22];2;0))" office:value-type="string" office:string-value="MECIND" calcext:value-type="string">
            <text:p>MECIND</text:p>
          </table:table-cell>
          <table:table-cell table:style-name="ce8" table:content-validation-name="val25" office:value-type="string" calcext:value-type="string">
            <text:p>Mecánica Industrial</text:p>
          </table:table-cell>
          <table:table-cell table:style-name="ce13" office:value-type="string" calcext:value-type="string">
            <text:p>MARRON</text:p>
          </table:table-cell>
          <table:table-cell table:number-columns-repeated="2"/>
          <table:table-cell table:formula="of:=[.B18]&amp;&quot;_&quot;&amp;[.C18]&amp;&quot;_&quot;&amp;[.D18]&amp;&quot;_&quot;&amp;[.E18]&amp;&quot;_&quot;&amp;[.F18]&amp;&quot;_8x24&quot;" office:value-type="string" office:string-value="331232993328_15_VESP_Q_MECIND_8x24" calcext:value-type="string">
            <text:p>331232993328_15_VESP_Q_MECIND_8x24</text:p>
          </table:table-cell>
          <table:table-cell table:number-columns-repeated="13"/>
          <table:table-cell table:style-name="ce11"/>
          <table:table-cell/>
          <table:table-cell table:style-name="ce12" office:value-type="string" calcext:value-type="string">
            <text:p>Servicios de Hospedaje</text:p>
          </table:table-cell>
          <table:table-cell table:style-name="ce2" office:value-type="string" calcext:value-type="string">
            <text:p>SDH</text:p>
          </table:table-cell>
          <table:table-cell table:number-columns-repeated="99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/>
          <table:table-cell table:content-validation-name="val22"/>
          <table:table-cell table:style-name="ce2" table:content-validation-name="val23"/>
          <table:table-cell table:content-validation-name="val24"/>
          <table:table-cell table:style-name="ce7" table:formula="of:=IF(ISNA(VLOOKUP([.G19];[.$AA$1:.$AB$22];2;0));&quot;&quot;;VLOOKUP([.G19];[.$AA$1:.$AB$22];2;0))">
            <text:p/>
          </table:table-cell>
          <table:table-cell table:style-name="ce8" table:content-validation-name="val25"/>
          <table:table-cell table:number-columns-repeated="3"/>
          <table:table-cell table:formula="of:=[.B19]&amp;&quot;_&quot;&amp;[.C19]&amp;&quot;_&quot;&amp;[.D19]&amp;&quot;_&quot;&amp;[.E19]&amp;&quot;_&quot;&amp;[.F19]&amp;&quot;_8x24&quot;" office:value-type="string" office:string-value="_____8x24" calcext:value-type="string">
            <text:p>_____8x24</text:p>
          </table:table-cell>
          <table:table-cell table:number-columns-repeated="13"/>
          <table:table-cell table:style-name="ce11"/>
          <table:table-cell/>
          <table:table-cell table:style-name="ce12" office:value-type="string" calcext:value-type="string">
            <text:p>Soporte y Mantenimiento de Equipos de Cómputo</text:p>
          </table:table-cell>
          <table:table-cell table:style-name="ce2" office:value-type="string" calcext:value-type="string">
            <text:p>SYMEC</text:p>
          </table:table-cell>
          <table:table-cell table:number-columns-repeated="99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/>
          <table:table-cell table:content-validation-name="val22"/>
          <table:table-cell table:style-name="ce2" table:content-validation-name="val23"/>
          <table:table-cell table:content-validation-name="val24"/>
          <table:table-cell table:style-name="ce7" table:formula="of:=IF(ISNA(VLOOKUP([.G20];[.$AA$1:.$AB$22];2;0));&quot;&quot;;VLOOKUP([.G20];[.$AA$1:.$AB$22];2;0))">
            <text:p/>
          </table:table-cell>
          <table:table-cell table:style-name="ce8" table:content-validation-name="val25"/>
          <table:table-cell table:number-columns-repeated="3"/>
          <table:table-cell table:formula="of:=[.B20]&amp;&quot;_&quot;&amp;[.C20]&amp;&quot;_&quot;&amp;[.D20]&amp;&quot;_&quot;&amp;[.E20]&amp;&quot;_&quot;&amp;[.F20]&amp;&quot;_8x24&quot;" office:value-type="string" office:string-value="_____8x24" calcext:value-type="string">
            <text:p>_____8x24</text:p>
          </table:table-cell>
          <table:table-cell table:number-columns-repeated="15"/>
          <table:table-cell table:style-name="ce2" office:value-type="string" calcext:value-type="string">
            <text:p>Transformación de Plásticos</text:p>
          </table:table-cell>
          <table:table-cell table:style-name="ce2" office:value-type="string" calcext:value-type="string">
            <text:p>TP</text:p>
          </table:table-cell>
          <table:table-cell table:number-columns-repeated="99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/>
          <table:table-cell table:content-validation-name="val22"/>
          <table:table-cell table:style-name="ce2" table:content-validation-name="val23"/>
          <table:table-cell table:content-validation-name="val24"/>
          <table:table-cell table:style-name="ce7" table:formula="of:=IF(ISNA(VLOOKUP([.G21];[.$AA$1:.$AB$22];2;0));&quot;&quot;;VLOOKUP([.G21];[.$AA$1:.$AB$22];2;0))">
            <text:p/>
          </table:table-cell>
          <table:table-cell table:style-name="ce8" table:content-validation-name="val25"/>
          <table:table-cell table:number-columns-repeated="3"/>
          <table:table-cell table:formula="of:=[.B21]&amp;&quot;_&quot;&amp;[.C21]&amp;&quot;_&quot;&amp;[.D21]&amp;&quot;_&quot;&amp;[.E21]&amp;&quot;_&quot;&amp;[.F21]&amp;&quot;_8x24&quot;" office:value-type="string" office:string-value="_____8x24" calcext:value-type="string">
            <text:p>_____8x24</text:p>
          </table:table-cell>
          <table:table-cell table:number-columns-repeated="15"/>
          <table:table-cell table:style-name="ce2" office:value-type="string" calcext:value-type="string">
            <text:p>Trabajo Social</text:p>
          </table:table-cell>
          <table:table-cell table:style-name="ce2" office:value-type="string" calcext:value-type="string">
            <text:p>TS</text:p>
          </table:table-cell>
          <table:table-cell table:number-columns-repeated="99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3"/>
          <table:table-cell table:content-validation-name="val22"/>
          <table:table-cell table:style-name="ce2" table:content-validation-name="val23"/>
          <table:table-cell table:content-validation-name="val24"/>
          <table:table-cell table:style-name="ce7" table:formula="of:=IF(ISNA(VLOOKUP([.G22];[.$AA$1:.$AB$22];2;0));&quot;&quot;;VLOOKUP([.G22];[.$AA$1:.$AB$22];2;0))">
            <text:p/>
          </table:table-cell>
          <table:table-cell table:style-name="ce8" table:content-validation-name="val25"/>
          <table:table-cell table:number-columns-repeated="3"/>
          <table:table-cell table:formula="of:=[.B22]&amp;&quot;_&quot;&amp;[.C22]&amp;&quot;_&quot;&amp;[.D22]&amp;&quot;_&quot;&amp;[.E22]&amp;&quot;_&quot;&amp;[.F22]&amp;&quot;_8x24&quot;" office:value-type="string" office:string-value="_____8x24" calcext:value-type="string">
            <text:p>_____8x24</text:p>
          </table:table-cell>
          <table:table-cell table:number-columns-repeated="15"/>
          <table:table-cell table:style-name="ce2" office:value-type="string" calcext:value-type="string">
            <text:p>Ciencia de Datos e Información</text:p>
          </table:table-cell>
          <table:table-cell table:style-name="ce2" office:value-type="string" calcext:value-type="string">
            <text:p>CDI</text:p>
          </table:table-cell>
          <table:table-cell table:number-columns-repeated="99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"/>
          <table:table-cell table:content-validation-name="val22"/>
          <table:table-cell table:style-name="ce2" table:content-validation-name="val23"/>
          <table:table-cell table:content-validation-name="val24"/>
          <table:table-cell table:style-name="ce7" table:formula="of:=IF(ISNA(VLOOKUP([.G23];[.$AA$1:.$AB$22];2;0));&quot;&quot;;VLOOKUP([.G23];[.$AA$1:.$AB$22];2;0))">
            <text:p/>
          </table:table-cell>
          <table:table-cell table:style-name="ce8" table:content-validation-name="val25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/>
          <table:table-cell table:style-name="ce6"/>
          <table:table-cell/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/>
          <table:table-cell table:style-name="ce6"/>
          <table:table-cell/>
          <table:table-cell table:style-name="ce10"/>
          <table:table-cell table:number-columns-repeated="1017"/>
        </table:table-row>
        <table:table-row table:style-name="ro1" table:number-rows-repeated="17">
          <table:table-cell table:number-columns-repeated="2"/>
          <table:table-cell table:style-name="ce6"/>
          <table:table-cell/>
          <table:table-cell table:style-name="ce6"/>
          <table:table-cell table:number-columns-repeated="1019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####'.$A$1" table:cell-range-address="$'15 Z.S'.$A$1:.$I$23"/>
        </table:named-expressions>
      </table:table>
      <table:named-expressions>
        <table:named-expression table:name="abreviaturas" table:base-cell-address="$'####'.$A$1" table:expression="#REF!"/>
      </table:named-expressions>
      <table:database-ranges>
        <table:database-range table:name="__Anonymous_Sheet_DB__0" table:target-range-address="'####'.A1:'####'.H23" table:display-filter-buttons="true"/>
        <table:database-range table:name="__Anonymous_Sheet_DB__1" table:target-range-address="'105 Z.S'.A1:'105 Z.S'.I23" table:display-filter-buttons="true"/>
        <table:database-range table:name="__Anonymous_Sheet_DB__2" table:target-range-address="'103 Z.S'.A1:'103 Z.S'.I23" table:display-filter-buttons="true"/>
        <table:database-range table:name="__Anonymous_Sheet_DB__3" table:target-range-address="'98 Z.S'.A1:'98 Z.S'.I23" table:display-filter-buttons="true"/>
        <table:database-range table:name="__Anonymous_Sheet_DB__4" table:target-range-address="'78 Z.S '.A1:'78 Z.S '.I23" table:display-filter-buttons="true"/>
        <table:database-range table:name="__Anonymous_Sheet_DB__5" table:target-range-address="'15 Z.S'.A1:'15 Z.S'.I2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Tahoma" svg:font-family="Tahom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8">
        <number:embedded-text number:position="8">-</number:embedded-text>
        <number:embedded-text number:position="4">-</number:embedded-text>
      </number:number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23__23__23__23_" style:display-name="PageStyle_####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5_20_Z.S" style:display-name="PageStyle_105 Z.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3_20_Z.S" style:display-name="PageStyle_103 Z.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8_20_Z.S" style:display-name="PageStyle_98 Z.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8_20_Z.S_20_" style:display-name="PageStyle_78 Z.S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_20_Z.S" style:display-name="PageStyle_15 Z.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917" meta:object-count="0"/>
    <meta:generator>LibreOfficeDev/6.0.5.2$Linux_X86_64 LibreOffice_project/</meta:generator>
  </office:meta>
</office:document-meta>
</file>